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Caladea" svg:font-family="Caladea" style:font-family-generic="roman"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0c117" officeooo:paragraph-rsid="0010c117"/>
    </style:style>
    <style:style style:name="P2" style:family="paragraph" style:parent-style-name="Text_20_body">
      <style:text-properties officeooo:paragraph-rsid="002020a5"/>
    </style:style>
    <style:style style:name="P3" style:family="paragraph" style:parent-style-name="Figure">
      <style:paragraph-properties fo:text-align="center" style:justify-single-word="false"/>
    </style:style>
    <style:style style:name="P4" style:family="paragraph" style:parent-style-name="Figure">
      <style:paragraph-properties fo:text-align="center" style:justify-single-word="false"/>
      <style:text-properties officeooo:rsid="00380166" officeooo:paragraph-rsid="00380166"/>
    </style:style>
    <style:style style:name="P5" style:family="paragraph" style:parent-style-name="Figure">
      <style:paragraph-properties fo:text-align="start" style:justify-single-word="false"/>
      <style:text-properties officeooo:rsid="00380166" officeooo:paragraph-rsid="00380166"/>
    </style:style>
    <style:style style:name="P6" style:family="paragraph" style:parent-style-name="Text_20_body">
      <loext:graphic-properties draw:fill="none"/>
      <style:paragraph-properties fo:margin-left="0.5in" fo:margin-right="0.5618in" fo:margin-top="0in" fo:margin-bottom="0.0972in" loext:contextual-spacing="false" fo:line-height="120%" fo:text-align="center" style:justify-single-word="false" fo:text-indent="0in" style:auto-text-indent="false" fo:background-color="transparent" style:writing-mode="page"/>
      <style:text-properties officeooo:rsid="0028cedb" officeooo:paragraph-rsid="0028cedb"/>
    </style:style>
    <style:style style:name="P7" style:family="paragraph" style:parent-style-name="Text_20_body">
      <loext:graphic-properties draw:fill="none"/>
      <style:paragraph-properties fo:margin-left="0.5in" fo:margin-right="0.5618in" fo:margin-top="0in" fo:margin-bottom="0.1in" loext:contextual-spacing="false" fo:line-height="100%" fo:text-align="justify" style:justify-single-word="false" fo:text-indent="0in" style:auto-text-indent="false" fo:background-color="transparent" style:writing-mode="page"/>
    </style:style>
    <style:style style:name="P8" style:family="paragraph" style:parent-style-name="Text_20_body">
      <loext:graphic-properties draw:fill="none"/>
      <style:paragraph-properties fo:margin-left="0.5in" fo:margin-right="0.5618in" fo:margin-top="0in" fo:margin-bottom="0.1in" loext:contextual-spacing="false" fo:line-height="100%" fo:text-align="justify" style:justify-single-word="false" fo:text-indent="0in" style:auto-text-indent="false" fo:background-color="transparent" style:writing-mode="page"/>
      <style:text-properties officeooo:paragraph-rsid="002eb560"/>
    </style:style>
    <style:style style:name="P9" style:family="paragraph" style:parent-style-name="Text_20_body">
      <loext:graphic-properties draw:fill="none"/>
      <style:paragraph-properties fo:margin-left="0.5in" fo:margin-right="0.5618in" fo:margin-top="0in" fo:margin-bottom="0.1in" loext:contextual-spacing="false" fo:line-height="100%" fo:text-align="justify" style:justify-single-word="false" fo:text-indent="0in" style:auto-text-indent="false" fo:background-color="transparent" style:writing-mode="page"/>
      <style:text-properties officeooo:paragraph-rsid="0030ae38"/>
    </style:style>
    <style:style style:name="P10" style:family="paragraph" style:parent-style-name="Text_20_body">
      <loext:graphic-properties draw:fill="none"/>
      <style:paragraph-properties fo:margin-left="0.5in" fo:margin-right="0.5618in" fo:margin-top="0in" fo:margin-bottom="0.1in" loext:contextual-spacing="false" fo:line-height="100%" fo:text-indent="0in" style:auto-text-indent="false" fo:background-color="transparent" style:writing-mode="page">
        <style:tab-stops>
          <style:tab-stop style:position="2.6457in"/>
        </style:tab-stops>
      </style:paragraph-properties>
      <style:text-properties fo:font-style="italic" officeooo:rsid="00293492" officeooo:paragraph-rsid="00136f81" style:font-style-asian="italic" style:font-style-complex="italic"/>
    </style:style>
    <style:style style:name="P11" style:family="paragraph" style:parent-style-name="Text_20_body">
      <loext:graphic-properties draw:fill="none"/>
      <style:paragraph-properties fo:margin-left="0.5in" fo:margin-right="0.5618in" fo:margin-top="0in" fo:margin-bottom="0.1in" loext:contextual-spacing="false" fo:line-height="100%" fo:text-indent="0in" style:auto-text-indent="false" fo:background-color="transparent" style:writing-mode="page">
        <style:tab-stops>
          <style:tab-stop style:position="2.6457in"/>
        </style:tab-stops>
      </style:paragraph-properties>
      <style:text-properties style:font-name="Caladea" fo:font-style="italic" fo:font-weight="bold" officeooo:rsid="002af212" officeooo:paragraph-rsid="006e8508" style:font-style-asian="italic" style:font-weight-asian="bold" style:font-style-complex="italic" style:font-weight-complex="bold"/>
    </style:style>
    <style:style style:name="P12" style:family="paragraph" style:parent-style-name="Text_20_body" style:master-page-name="">
      <loext:graphic-properties draw:fill="none"/>
      <style:paragraph-properties fo:margin-left="0.5in" fo:margin-right="0.5618in" fo:margin-top="0in" fo:margin-bottom="0.1in" loext:contextual-spacing="false" fo:line-height="100%" fo:text-align="justify" style:justify-single-word="false" fo:text-indent="0in" style:auto-text-indent="false" style:page-number="auto" fo:background-color="transparent" style:writing-mode="page"/>
    </style:style>
    <style:style style:name="P13" style:family="paragraph" style:parent-style-name="Text_20_body" style:master-page-name="">
      <loext:graphic-properties draw:fill="none"/>
      <style:paragraph-properties fo:margin-left="0.5in" fo:margin-right="0.5618in" fo:margin-top="0in" fo:margin-bottom="0.1in" loext:contextual-spacing="false" fo:line-height="100%" fo:text-indent="0in" style:auto-text-indent="false" style:page-number="auto" fo:background-color="transparent" style:writing-mode="page"/>
      <style:text-properties officeooo:paragraph-rsid="006e8508"/>
    </style:style>
    <style:style style:name="P14" style:family="paragraph" style:parent-style-name="Text_20_body">
      <loext:graphic-properties draw:fill="none"/>
      <style:paragraph-properties fo:margin-left="0.5in" fo:margin-right="0.5618in" fo:margin-top="0in" fo:margin-bottom="0.1in" loext:contextual-spacing="false" fo:line-height="100%" fo:text-indent="0in" style:auto-text-indent="false" fo:background-color="transparent" fo:padding="0.0201in" fo:border-left="none" fo:border-right="none" fo:border-top="0.06pt solid #000000" fo:border-bottom="0.06pt solid #000000" style:shadow="none" style:writing-mode="page">
        <style:tab-stops>
          <style:tab-stop style:position="2.6457in"/>
        </style:tab-stops>
      </style:paragraph-properties>
      <style:text-properties officeooo:rsid="00293492" officeooo:paragraph-rsid="00136f81"/>
    </style:style>
    <style:style style:name="P15" style:family="paragraph" style:parent-style-name="Text_20_body">
      <loext:graphic-properties draw:fill="none"/>
      <style:paragraph-properties fo:margin-left="0.5in" fo:margin-right="0.5618in" fo:margin-top="0in" fo:margin-bottom="0.1in" loext:contextual-spacing="false" fo:line-height="100%" fo:text-indent="0in" style:auto-text-indent="false" fo:background-color="transparent" fo:padding="0.0201in" fo:border="none" style:shadow="none" style:writing-mode="page">
        <style:tab-stops>
          <style:tab-stop style:position="2.6457in"/>
        </style:tab-stops>
      </style:paragraph-properties>
      <style:text-properties officeooo:paragraph-rsid="00136f81"/>
    </style:style>
    <style:style style:name="P16" style:family="paragraph" style:parent-style-name="Text_20_body">
      <loext:graphic-properties draw:fill="none"/>
      <style:paragraph-properties fo:margin-left="0.5in" fo:margin-right="0.5618in" fo:margin-top="0in" fo:margin-bottom="0.15in" loext:contextual-spacing="false" fo:line-height="100%" fo:text-indent="0in" style:auto-text-indent="false" fo:background-color="transparent" style:writing-mode="page">
        <style:tab-stops>
          <style:tab-stop style:position="2.6457in"/>
        </style:tab-stops>
      </style:paragraph-properties>
      <style:text-properties style:font-name="Caladea" fo:font-style="italic" officeooo:rsid="00293492" officeooo:paragraph-rsid="00136f81" style:font-style-asian="italic" style:font-style-complex="italic"/>
    </style:style>
    <style:style style:name="P17" style:family="paragraph" style:parent-style-name="Text_20_body" style:master-page-name="">
      <loext:graphic-properties draw:fill="none"/>
      <style:paragraph-properties fo:margin-left="0.5in" fo:margin-right="0.5618in" fo:margin-top="0in" fo:margin-bottom="0.05in" loext:contextual-spacing="false" fo:line-height="100%" fo:text-indent="0in" style:auto-text-indent="false" style:page-number="auto" fo:background-color="transparent" fo:padding="0.0201in" fo:border-left="none" fo:border-right="none" fo:border-top="0.06pt solid #000000" fo:border-bottom="none" style:shadow="none" style:writing-mode="page">
        <style:tab-stops>
          <style:tab-stop style:position="2.6457in"/>
        </style:tab-stops>
      </style:paragraph-properties>
      <style:text-properties officeooo:rsid="001d77dc" officeooo:paragraph-rsid="00136f81"/>
    </style:style>
    <style:style style:name="P18" style:family="paragraph" style:parent-style-name="Text_20_body">
      <loext:graphic-properties draw:fill="none"/>
      <style:paragraph-properties fo:margin-left="0.5in" fo:margin-right="0in" fo:line-height="115%" fo:text-indent="0in" style:auto-text-indent="false" fo:background-color="transparent" style:shadow="none">
        <style:tab-stops/>
      </style:paragraph-properties>
      <style:text-properties officeooo:paragraph-rsid="00136f81"/>
    </style:style>
    <style:style style:name="P19" style:family="paragraph" style:parent-style-name="Text_20_body" style:master-page-name="">
      <loext:graphic-properties draw:fill="none"/>
      <style:paragraph-properties fo:margin-left="0.5in" fo:margin-right="0in" fo:line-height="115%" fo:text-indent="0in" style:auto-text-indent="false" style:page-number="auto" fo:background-color="transparent"/>
      <style:text-properties officeooo:rsid="001fc5eb" officeooo:paragraph-rsid="00136f81"/>
    </style:style>
    <style:style style:name="P20" style:family="paragraph" style:parent-style-name="Text_20_body" style:master-page-name="">
      <loext:graphic-properties draw:fill="none"/>
      <style:paragraph-properties fo:margin-left="0.5in" fo:margin-right="0in" fo:line-height="115%" fo:text-indent="0in" style:auto-text-indent="false" style:page-number="auto" fo:background-color="transparent" style:shadow="none">
        <style:tab-stops/>
      </style:paragraph-properties>
      <style:text-properties officeooo:paragraph-rsid="0014b444"/>
    </style:style>
    <style:style style:name="P21" style:family="paragraph" style:parent-style-name="Heading" style:master-page-name="">
      <loext:graphic-properties draw:fill="none"/>
      <style:paragraph-properties fo:margin-left="0.5in" fo:margin-right="0in" fo:text-indent="0in" style:auto-text-indent="false" style:page-number="auto" fo:background-color="transparent"/>
      <style:text-properties officeooo:rsid="001fc5eb" officeooo:paragraph-rsid="00136f81"/>
    </style:style>
    <style:style style:name="P22" style:family="paragraph" style:parent-style-name="Text_20_body">
      <loext:graphic-properties draw:fill="none"/>
      <style:paragraph-properties fo:margin-left="0.5in" fo:margin-right="0in" fo:line-height="115%" fo:text-indent="0in" style:auto-text-indent="false" fo:background-color="transparent"/>
      <style:text-properties officeooo:rsid="001fc5eb" officeooo:paragraph-rsid="00136f81"/>
    </style:style>
    <style:style style:name="P23" style:family="paragraph" style:parent-style-name="Heading">
      <loext:graphic-properties draw:fill="none"/>
      <style:paragraph-properties fo:margin-left="0.5in" fo:margin-right="0in" fo:text-indent="0in" style:auto-text-indent="false" fo:background-color="transparent"/>
      <style:text-properties officeooo:rsid="001fc5eb" officeooo:paragraph-rsid="00136f81"/>
    </style:style>
    <style:style style:name="P24" style:family="paragraph" style:parent-style-name="Heading">
      <loext:graphic-properties draw:fill="none"/>
      <style:paragraph-properties fo:margin-left="0.5in" fo:margin-right="0in" fo:text-indent="0in" style:auto-text-indent="false" fo:background-color="transparent"/>
      <style:text-properties officeooo:paragraph-rsid="00136f81"/>
    </style:style>
    <style:style style:name="P25" style:family="paragraph" style:parent-style-name="Text_20_body" style:master-page-name="">
      <loext:graphic-properties draw:fill="none"/>
      <style:paragraph-properties fo:margin-left="0.5in" fo:margin-right="0.5in" fo:margin-top="0in" fo:margin-bottom="0.1in" loext:contextual-spacing="false" fo:line-height="100%" fo:text-indent="0in" style:auto-text-indent="false" style:page-number="auto" fo:background-color="transparent" style:writing-mode="page"/>
    </style:style>
    <style:style style:name="P26" style:family="paragraph" style:parent-style-name="Text_20_body" style:master-page-name="">
      <loext:graphic-properties draw:fill="none"/>
      <style:paragraph-properties fo:margin-left="0.5in" fo:margin-right="0.5in" fo:margin-top="0in" fo:margin-bottom="0.1in" loext:contextual-spacing="false" fo:line-height="100%" fo:text-align="justify" style:justify-single-word="false" fo:text-indent="0in" style:auto-text-indent="false" style:page-number="auto" fo:background-color="transparent" style:writing-mode="page"/>
    </style:style>
    <style:style style:name="P27" style:family="paragraph" style:parent-style-name="Text_20_body">
      <loext:graphic-properties draw:fill="none"/>
      <style:paragraph-properties fo:margin-left="0.5in" fo:margin-right="0.5in" fo:margin-top="0in" fo:margin-bottom="0.1in" loext:contextual-spacing="false" fo:line-height="100%" fo:text-align="justify" style:justify-single-word="false" fo:text-indent="0in" style:auto-text-indent="false" fo:background-color="transparent" style:writing-mode="page"/>
    </style:style>
    <style:style style:name="P28" style:family="paragraph" style:parent-style-name="Text_20_body">
      <loext:graphic-properties draw:fill="none"/>
      <style:paragraph-properties fo:margin-left="0.5in" fo:margin-right="0.5in" fo:margin-top="0in" fo:margin-bottom="0.1in" loext:contextual-spacing="false" fo:line-height="100%" fo:text-align="center" style:justify-single-word="false" fo:text-indent="0in" style:auto-text-indent="false" fo:background-color="transparent" style:writing-mode="page"/>
    </style:style>
    <style:style style:name="P29" style:family="paragraph" style:parent-style-name="Code_20_block" style:master-page-name="">
      <loext:graphic-properties draw:fill="solid" draw:fill-color="#eeeeee"/>
      <style:paragraph-properties fo:margin-left="0.5in" fo:margin-right="0.5in" fo:margin-top="0in" fo:margin-bottom="0in" loext:contextual-spacing="true" fo:line-height="100%" fo:text-indent="0in" style:auto-text-indent="false" style:page-number="auto" fo:break-before="page" fo:background-color="#eeeeee" fo:padding="0.0201in" fo:border="0.06pt solid #000000" style:shadow="none" style:writing-mode="page">
        <style:tab-stops>
          <style:tab-stop style:position="0.3126in"/>
          <style:tab-stop style:position="0.6252in"/>
          <style:tab-stop style:position="1.25in"/>
          <style:tab-stop style:position="2.9374in"/>
        </style:tab-stops>
      </style:paragraph-properties>
      <style:text-properties officeooo:rsid="00cad948" officeooo:paragraph-rsid="003560a4"/>
    </style:style>
    <style:style style:name="P30" style:family="paragraph" style:parent-style-name="Code_20_block">
      <loext:graphic-properties draw:fill="solid" draw:fill-color="#eeeeee"/>
      <style:paragraph-properties fo:margin-left="0.5in" fo:margin-right="0.5in" fo:margin-top="0in" fo:margin-bottom="0in" loext:contextual-spacing="true" fo:line-height="100%" fo:text-indent="0in" style:auto-text-indent="false" fo:background-color="#eeeeee" fo:padding="0.0201in" fo:border="0.06pt solid #000000" style:shadow="none" style:writing-mode="page">
        <style:tab-stops>
          <style:tab-stop style:position="0.3126in"/>
          <style:tab-stop style:position="0.6252in"/>
          <style:tab-stop style:position="1.25in"/>
          <style:tab-stop style:position="2.9374in"/>
        </style:tab-stops>
      </style:paragraph-properties>
      <style:text-properties officeooo:rsid="00cad948" officeooo:paragraph-rsid="003560a4"/>
    </style:style>
    <style:style style:name="P31" style:family="paragraph" style:parent-style-name="Code_20_block">
      <loext:graphic-properties draw:fill="solid" draw:fill-color="#eeeeee"/>
      <style:paragraph-properties fo:margin-left="0.5in" fo:margin-right="0.5in" fo:margin-top="0in" fo:margin-bottom="0in" loext:contextual-spacing="true" fo:line-height="100%" fo:text-indent="0in" style:auto-text-indent="false" fo:background-color="#eeeeee" fo:padding="0.0201in" fo:border="0.06pt solid #000000" style:shadow="none" style:writing-mode="page">
        <style:tab-stops>
          <style:tab-stop style:position="0.3126in"/>
          <style:tab-stop style:position="0.6252in"/>
          <style:tab-stop style:position="1.25in"/>
          <style:tab-stop style:position="2.9374in"/>
        </style:tab-stops>
      </style:paragraph-properties>
      <style:text-properties officeooo:paragraph-rsid="003560a4"/>
    </style:style>
    <style:style style:name="P32" style:family="paragraph" style:parent-style-name="Code_20_block">
      <loext:graphic-properties draw:fill="solid" draw:fill-color="#eeeeee"/>
      <style:paragraph-properties fo:margin-left="0.5in" fo:margin-right="0.5in" fo:margin-top="0in" fo:margin-bottom="0in" loext:contextual-spacing="true" fo:line-height="100%" fo:text-indent="0in" style:auto-text-indent="false" fo:background-color="#eeeeee" fo:padding="0.0201in" fo:border="0.06pt solid #000000" style:shadow="none" style:writing-mode="page">
        <style:tab-stops>
          <style:tab-stop style:position="0.3126in"/>
          <style:tab-stop style:position="0.6252in"/>
          <style:tab-stop style:position="1.25in"/>
          <style:tab-stop style:position="2.9374in"/>
        </style:tab-stops>
      </style:paragraph-properties>
      <style:text-properties fo:font-style="normal" officeooo:rsid="00cb64f0" officeooo:paragraph-rsid="003560a4" style:font-style-asian="normal" style:font-style-complex="normal"/>
    </style:style>
    <style:style style:name="P33" style:family="paragraph" style:parent-style-name="Code_20_block">
      <loext:graphic-properties draw:fill="solid" draw:fill-color="#eeeeee"/>
      <style:paragraph-properties fo:margin-left="0.5in" fo:margin-right="0.5in" fo:margin-top="0in" fo:margin-bottom="0in" loext:contextual-spacing="true" fo:line-height="100%" fo:text-indent="0in" style:auto-text-indent="false" fo:background-color="#eeeeee" fo:padding="0.0201in" fo:border="0.06pt solid #000000" style:shadow="none" style:writing-mode="page">
        <style:tab-stops>
          <style:tab-stop style:position="0.3126in"/>
          <style:tab-stop style:position="0.6252in"/>
          <style:tab-stop style:position="1.25in"/>
          <style:tab-stop style:position="2.9374in"/>
        </style:tab-stops>
      </style:paragraph-properties>
      <style:text-properties officeooo:rsid="003560a4" officeooo:paragraph-rsid="003560a4"/>
    </style:style>
    <style:style style:name="P34" style:family="paragraph" style:parent-style-name="Text_20_body" style:master-page-name="">
      <loext:graphic-properties draw:fill="none"/>
      <style:paragraph-properties fo:margin-left="1in" fo:margin-right="0.5in" fo:margin-top="0in" fo:margin-bottom="0.1in" loext:contextual-spacing="true" fo:line-height="100%" fo:text-indent="0in" style:auto-text-indent="false" style:page-number="auto" fo:background-color="transparent" fo:padding="0.0201in" fo:border-left="none" fo:border-right="none" fo:border-top="0.06pt solid #000000" fo:border-bottom="0.06pt solid #000000" style:shadow="none" style:writing-mode="page">
        <style:tab-stops>
          <style:tab-stop style:position="1.5047in"/>
        </style:tab-stops>
      </style:paragraph-properties>
      <style:text-properties fo:font-style="normal" officeooo:rsid="00d863f9" officeooo:paragraph-rsid="004db4c9" style:font-style-asian="normal" style:font-style-complex="normal"/>
    </style:style>
    <style:style style:name="P35" style:family="paragraph" style:parent-style-name="Text_20_body">
      <loext:graphic-properties draw:fill="none"/>
      <style:paragraph-properties fo:margin-left="1in" fo:margin-right="0.5in" fo:margin-top="0in" fo:margin-bottom="0.15in" loext:contextual-spacing="true" fo:line-height="100%" fo:text-indent="0in" style:auto-text-indent="false" fo:background-color="transparent" fo:padding="0.0201in" fo:border-left="none" fo:border-right="none" fo:border-top="none" fo:border-bottom="0.06pt solid #000000" style:shadow="none" style:writing-mode="page">
        <style:tab-stops>
          <style:tab-stop style:position="1.5047in"/>
        </style:tab-stops>
      </style:paragraph-properties>
      <style:text-properties fo:font-style="normal" officeooo:rsid="00d9ff5e" officeooo:paragraph-rsid="004db4c9" style:font-style-asian="normal" style:font-style-complex="normal"/>
    </style:style>
    <style:style style:name="P36" style:family="paragraph" style:parent-style-name="Detail_20_Heading">
      <style:text-properties officeooo:rsid="00590899" officeooo:paragraph-rsid="00590899"/>
    </style:style>
    <style:style style:name="P37" style:family="paragraph" style:parent-style-name="Detail_20_Heading">
      <style:text-properties officeooo:rsid="005a7a99" officeooo:paragraph-rsid="005a7a99"/>
    </style:style>
    <style:style style:name="P38" style:family="paragraph" style:parent-style-name="Detail_20_Heading">
      <style:text-properties officeooo:rsid="005c94e9" officeooo:paragraph-rsid="005ea093"/>
    </style:style>
    <style:style style:name="P39" style:family="paragraph" style:parent-style-name="Detail_20_Heading">
      <style:text-properties officeooo:rsid="00874789" officeooo:paragraph-rsid="008be4f5"/>
    </style:style>
    <style:style style:name="P40" style:family="paragraph" style:parent-style-name="Detail_20_Heading">
      <style:text-properties officeooo:rsid="0087cf9d" officeooo:paragraph-rsid="008be4f5"/>
    </style:style>
    <style:style style:name="P41" style:family="paragraph" style:parent-style-name="Detail_20_Heading">
      <style:text-properties officeooo:paragraph-rsid="008ef273"/>
    </style:style>
    <style:style style:name="P42" style:family="paragraph" style:parent-style-name="Detail_20_Heading">
      <style:text-properties officeooo:rsid="00966f7f" officeooo:paragraph-rsid="00966f7f"/>
    </style:style>
    <style:style style:name="P43" style:family="paragraph" style:parent-style-name="Detail_20_Heading">
      <style:text-properties officeooo:rsid="009b4852" officeooo:paragraph-rsid="009b4852"/>
    </style:style>
    <style:style style:name="P44" style:family="paragraph" style:parent-style-name="Detail_20_Heading">
      <style:text-properties officeooo:rsid="009c1eb6" officeooo:paragraph-rsid="009c1eb6"/>
    </style:style>
    <style:style style:name="P45" style:family="paragraph" style:parent-style-name="Detail_20_Heading">
      <style:text-properties officeooo:rsid="00a8f20c" officeooo:paragraph-rsid="00a8f20c"/>
    </style:style>
    <style:style style:name="P46" style:family="paragraph" style:parent-style-name="Detail_20_Heading">
      <style:text-properties officeooo:rsid="00b57875" officeooo:paragraph-rsid="00b57875"/>
    </style:style>
    <style:style style:name="P47" style:family="paragraph" style:parent-style-name="Detail_20_Heading">
      <style:text-properties officeooo:rsid="00ba9502" officeooo:paragraph-rsid="00ba9502"/>
    </style:style>
    <style:style style:name="P48" style:family="paragraph" style:parent-style-name="Detail_20_Heading">
      <style:text-properties officeooo:rsid="00bb5ef4" officeooo:paragraph-rsid="00bb5ef4"/>
    </style:style>
    <style:style style:name="P49" style:family="paragraph" style:parent-style-name="Detail_20_Heading">
      <style:text-properties officeooo:rsid="00bc5849" officeooo:paragraph-rsid="00bc5849"/>
    </style:style>
    <style:style style:name="P50" style:family="paragraph" style:parent-style-name="Library_20_Info_20_2">
      <style:text-properties officeooo:paragraph-rsid="00590899"/>
    </style:style>
    <style:style style:name="P51" style:family="paragraph" style:parent-style-name="Library_20_Info_20_2">
      <style:text-properties officeooo:paragraph-rsid="005ea093"/>
    </style:style>
    <style:style style:name="P52" style:family="paragraph" style:parent-style-name="Library_20_Info_20_2">
      <style:text-properties officeooo:rsid="00874789" officeooo:paragraph-rsid="008be4f5"/>
    </style:style>
    <style:style style:name="P53" style:family="paragraph" style:parent-style-name="Library_20_Info_20_2">
      <style:text-properties officeooo:rsid="00966f7f" officeooo:paragraph-rsid="00966f7f"/>
    </style:style>
    <style:style style:name="P54" style:family="paragraph" style:parent-style-name="Library_20_Info_20_2">
      <style:text-properties officeooo:rsid="009c1eb6" officeooo:paragraph-rsid="009c1eb6"/>
    </style:style>
    <style:style style:name="P55" style:family="paragraph" style:parent-style-name="Library_20_Info_20_2">
      <style:text-properties officeooo:rsid="00a8f20c" officeooo:paragraph-rsid="00a8f20c"/>
    </style:style>
    <style:style style:name="P56" style:family="paragraph" style:parent-style-name="Library_20_Info_20_2">
      <style:text-properties officeooo:rsid="00b57875" officeooo:paragraph-rsid="00b57875"/>
    </style:style>
    <style:style style:name="P57" style:family="paragraph" style:parent-style-name="Library_20_Info_20_2">
      <style:text-properties officeooo:rsid="00ba9502" officeooo:paragraph-rsid="00ba9502"/>
    </style:style>
    <style:style style:name="P58" style:family="paragraph" style:parent-style-name="Library_20_Info_20_2">
      <style:text-properties officeooo:rsid="00bc5849" officeooo:paragraph-rsid="00bc5849"/>
    </style:style>
    <style:style style:name="P59" style:family="paragraph" style:parent-style-name="Library_20_Info_20_1">
      <style:text-properties officeooo:paragraph-rsid="005ea093"/>
    </style:style>
    <style:style style:name="P60" style:family="paragraph" style:parent-style-name="Library_20_Info_20_1">
      <style:text-properties officeooo:rsid="00874789" officeooo:paragraph-rsid="008be4f5"/>
    </style:style>
    <style:style style:name="P61" style:family="paragraph" style:parent-style-name="Library_20_Info_20_1">
      <style:text-properties officeooo:rsid="00966f7f" officeooo:paragraph-rsid="00966f7f"/>
    </style:style>
    <style:style style:name="P62" style:family="paragraph" style:parent-style-name="Library_20_Info_20_1">
      <style:text-properties officeooo:rsid="009c1eb6" officeooo:paragraph-rsid="009c1eb6"/>
    </style:style>
    <style:style style:name="P63" style:family="paragraph" style:parent-style-name="Library_20_Info_20_1">
      <style:text-properties officeooo:rsid="00a8f20c" officeooo:paragraph-rsid="00a8f20c"/>
    </style:style>
    <style:style style:name="P64" style:family="paragraph" style:parent-style-name="Library_20_Info_20_1">
      <style:text-properties officeooo:rsid="00b57875" officeooo:paragraph-rsid="00b57875"/>
    </style:style>
    <style:style style:name="P65" style:family="paragraph" style:parent-style-name="Library_20_Info_20_1">
      <style:text-properties officeooo:rsid="00ba9502" officeooo:paragraph-rsid="00ba9502"/>
    </style:style>
    <style:style style:name="P66" style:family="paragraph" style:parent-style-name="Library_20_Info_20_1">
      <style:text-properties officeooo:rsid="00bc5849" officeooo:paragraph-rsid="00bc5849"/>
    </style:style>
    <style:style style:name="P67" style:family="paragraph" style:parent-style-name="Library_20_Function_20_Text">
      <style:text-properties fo:font-weight="bold" officeooo:rsid="00590899" officeooo:paragraph-rsid="00590899" style:font-weight-asian="bold" style:font-weight-complex="bold"/>
    </style:style>
    <style:style style:name="P68" style:family="paragraph" style:parent-style-name="Library_20_Function_20_Text">
      <style:text-properties fo:font-weight="bold" officeooo:rsid="00ba9502" officeooo:paragraph-rsid="00ba9502" style:font-weight-asian="bold" style:font-weight-complex="bold"/>
    </style:style>
    <style:style style:name="P69" style:family="paragraph" style:parent-style-name="Library_20_Function_20_Text">
      <style:paragraph-properties fo:text-align="justify" style:justify-single-word="false"/>
      <style:text-properties officeooo:rsid="005a7a99" officeooo:paragraph-rsid="005a7a99"/>
    </style:style>
    <style:style style:name="P70" style:family="paragraph" style:parent-style-name="Library_20_Function_20_Text">
      <style:text-properties officeooo:rsid="005c94e9" officeooo:paragraph-rsid="005ea093"/>
    </style:style>
    <style:style style:name="P71" style:family="paragraph" style:parent-style-name="Library_20_Function_20_Text">
      <style:paragraph-properties fo:text-align="justify" style:justify-single-word="false"/>
      <style:text-properties officeooo:rsid="005c94e9" officeooo:paragraph-rsid="005ea093"/>
    </style:style>
    <style:style style:name="P72" style:family="paragraph" style:parent-style-name="Library_20_Function_20_Text">
      <style:paragraph-properties fo:text-align="justify" style:justify-single-word="false"/>
    </style:style>
    <style:style style:name="P73" style:family="paragraph" style:parent-style-name="Library_20_Function_20_Text">
      <style:text-properties fo:font-style="normal" officeooo:rsid="00590899" officeooo:paragraph-rsid="00590899" style:font-style-asian="normal" style:font-style-complex="normal"/>
    </style:style>
    <style:style style:name="P74" style:family="paragraph" style:parent-style-name="Library_20_Function_20_Text">
      <style:text-properties officeooo:rsid="00874789" officeooo:paragraph-rsid="008be4f5"/>
    </style:style>
    <style:style style:name="P75" style:family="paragraph" style:parent-style-name="Library_20_Function_20_Text">
      <style:text-properties officeooo:rsid="0089411c" officeooo:paragraph-rsid="008be4f5"/>
    </style:style>
    <style:style style:name="P76" style:family="paragraph" style:parent-style-name="Library_20_Function_20_Text">
      <style:text-properties officeooo:rsid="008aef4c" officeooo:paragraph-rsid="008be4f5"/>
    </style:style>
    <style:style style:name="P77" style:family="paragraph" style:parent-style-name="Library_20_Function_20_Text">
      <style:text-properties officeooo:rsid="00966f7f" officeooo:paragraph-rsid="00966f7f"/>
    </style:style>
    <style:style style:name="P78" style:family="paragraph" style:parent-style-name="Library_20_Function_20_Text">
      <style:text-properties officeooo:paragraph-rsid="0099deb5"/>
    </style:style>
    <style:style style:name="P79" style:family="paragraph" style:parent-style-name="Library_20_Function_20_Text">
      <style:text-properties officeooo:rsid="009b4852" officeooo:paragraph-rsid="009b4852"/>
    </style:style>
    <style:style style:name="P80" style:family="paragraph" style:parent-style-name="Library_20_Function_20_Text">
      <style:text-properties officeooo:rsid="009c1eb6" officeooo:paragraph-rsid="009c1eb6"/>
    </style:style>
    <style:style style:name="P81" style:family="paragraph" style:parent-style-name="Library_20_Function_20_Text">
      <style:text-properties officeooo:rsid="00a1738f" officeooo:paragraph-rsid="00a1738f"/>
    </style:style>
    <style:style style:name="P82" style:family="paragraph" style:parent-style-name="Library_20_Function_20_Text">
      <style:text-properties fo:color="#3465a4" fo:font-weight="bold" style:font-weight-asian="bold" style:font-weight-complex="bold"/>
    </style:style>
    <style:style style:name="P83" style:family="paragraph" style:parent-style-name="Library_20_Function_20_Text">
      <style:paragraph-properties fo:text-align="justify" style:justify-single-word="false"/>
      <style:text-properties officeooo:rsid="00a60754" officeooo:paragraph-rsid="00a60754"/>
    </style:style>
    <style:style style:name="P84" style:family="paragraph" style:parent-style-name="Library_20_Function_20_Text">
      <style:text-properties officeooo:rsid="00a8f20c" officeooo:paragraph-rsid="00a8f20c"/>
    </style:style>
    <style:style style:name="P85" style:family="paragraph" style:parent-style-name="Library_20_Function_20_Text">
      <style:text-properties officeooo:rsid="00aa7796" officeooo:paragraph-rsid="00aa7796"/>
    </style:style>
    <style:style style:name="P86" style:family="paragraph" style:parent-style-name="Library_20_Function_20_Text">
      <style:text-properties officeooo:rsid="00ad062a" officeooo:paragraph-rsid="00ad062a"/>
    </style:style>
    <style:style style:name="P87" style:family="paragraph" style:parent-style-name="Library_20_Function_20_Text">
      <style:text-properties officeooo:paragraph-rsid="00afdce6"/>
    </style:style>
    <style:style style:name="P88" style:family="paragraph" style:parent-style-name="Library_20_Function_20_Text">
      <style:text-properties officeooo:rsid="00afdce6" officeooo:paragraph-rsid="00afdce6"/>
    </style:style>
    <style:style style:name="P89" style:family="paragraph" style:parent-style-name="Library_20_Function_20_Text">
      <style:text-properties officeooo:rsid="00b57875" officeooo:paragraph-rsid="00b57875"/>
    </style:style>
    <style:style style:name="P90" style:family="paragraph" style:parent-style-name="Library_20_Function_20_Text">
      <style:text-properties officeooo:rsid="00ba9502" officeooo:paragraph-rsid="00ba9502"/>
    </style:style>
    <style:style style:name="P91" style:family="paragraph" style:parent-style-name="Library_20_Function_20_Text">
      <style:text-properties officeooo:rsid="00bb5ef4" officeooo:paragraph-rsid="00bb5ef4"/>
    </style:style>
    <style:style style:name="P92" style:family="paragraph" style:parent-style-name="Library_20_Function_20_Text">
      <style:text-properties officeooo:rsid="00bc5849" officeooo:paragraph-rsid="00bc5849"/>
    </style:style>
    <style:style style:name="P93" style:family="paragraph" style:parent-style-name="Library_20_Function_20_Syntax">
      <style:text-properties fo:font-weight="bold" style:font-weight-asian="bold" style:font-weight-complex="bold"/>
    </style:style>
    <style:style style:name="P94" style:family="paragraph" style:parent-style-name="Library_20_Function_20_Syntax">
      <style:paragraph-properties fo:text-align="start" style:justify-single-word="false"/>
      <style:text-properties fo:font-weight="bold" style:font-weight-asian="bold" style:font-weight-complex="bold"/>
    </style:style>
    <style:style style:name="P95" style:family="paragraph" style:parent-style-name="Library_20_Function_20_Syntax">
      <style:text-properties fo:font-weight="bold" officeooo:paragraph-rsid="008be4f5" style:font-weight-asian="bold" style:font-weight-complex="bold"/>
    </style:style>
    <style:style style:name="P96" style:family="paragraph" style:parent-style-name="Library_20_Function_20_Syntax">
      <style:paragraph-properties fo:text-align="start" style:justify-single-word="false"/>
    </style:style>
    <style:style style:name="P97" style:family="paragraph" style:parent-style-name="Library_20_Function_20_Syntax">
      <style:text-properties officeooo:paragraph-rsid="008be4f5"/>
    </style:style>
    <style:style style:name="P98" style:family="paragraph" style:parent-style-name="Library_20_Function_20_Syntax">
      <style:text-properties officeooo:paragraph-rsid="00966f7f"/>
    </style:style>
    <style:style style:name="P99" style:family="paragraph" style:parent-style-name="Text_20_body" style:master-page-name="">
      <loext:graphic-properties draw:fill="none"/>
      <style:paragraph-properties fo:margin-left="0.472in" fo:margin-right="0in" fo:margin-top="0in" fo:margin-bottom="0.1in" loext:contextual-spacing="false" fo:line-height="100%" fo:text-indent="0in" style:auto-text-indent="false" style:page-number="auto" fo:background-color="transparent" fo:padding="0.0201in" fo:border="none" style:writing-mode="page"/>
      <style:text-properties officeooo:rsid="0076c8da" officeooo:paragraph-rsid="007cf9e4"/>
    </style:style>
    <style:style style:name="P100" style:family="paragraph" style:parent-style-name="Text_20_body">
      <loext:graphic-properties draw:fill="none"/>
      <style:paragraph-properties fo:margin-left="0.472in" fo:margin-right="0in" fo:margin-top="0in" fo:margin-bottom="0.1in" loext:contextual-spacing="false" fo:line-height="100%" fo:text-indent="0in" style:auto-text-indent="false" fo:background-color="transparent" fo:padding="0.0201in" fo:border="none" style:writing-mode="page"/>
      <style:text-properties officeooo:rsid="0076c8da" officeooo:paragraph-rsid="007cf9e4"/>
    </style:style>
    <style:style style:name="P101" style:family="paragraph" style:parent-style-name="Text_20_body">
      <loext:graphic-properties draw:fill="none"/>
      <style:paragraph-properties fo:margin-left="0.472in" fo:margin-right="0in" fo:margin-top="0in" fo:margin-bottom="0.1in" loext:contextual-spacing="false" fo:line-height="100%" fo:text-indent="0in" style:auto-text-indent="false" fo:background-color="transparent" fo:padding="0.0201in" fo:border="none" style:writing-mode="page"/>
      <style:text-properties officeooo:rsid="0085c7e6" officeooo:paragraph-rsid="0085c7e6"/>
    </style:style>
    <style:style style:name="P102" style:family="paragraph" style:parent-style-name="Contents_20_2">
      <style:paragraph-properties>
        <style:tab-stops>
          <style:tab-stop style:position="6.7283in" style:type="right"/>
        </style:tab-stops>
      </style:paragraph-properties>
    </style:style>
    <style:style style:name="P103" style:family="paragraph" style:parent-style-name="Contents_20_2">
      <style:paragraph-properties>
        <style:tab-stops>
          <style:tab-stop style:position="6.7228in" style:type="right"/>
        </style:tab-stops>
      </style:paragraph-properties>
    </style:style>
    <style:style style:name="P104" style:family="paragraph" style:parent-style-name="Contents_20_1">
      <style:paragraph-properties>
        <style:tab-stops>
          <style:tab-stop style:position="6.9252in" style:type="right"/>
        </style:tab-stops>
      </style:paragraph-properties>
    </style:style>
    <style:style style:name="P105" style:family="paragraph" style:parent-style-name="Contents_20_1">
      <style:paragraph-properties>
        <style:tab-stops>
          <style:tab-stop style:position="6.9193in" style:type="right"/>
        </style:tab-stops>
      </style:paragraph-properties>
    </style:style>
    <style:style style:name="P106" style:family="paragraph" style:parent-style-name="Contents_20_3">
      <style:paragraph-properties>
        <style:tab-stops>
          <style:tab-stop style:position="6.5264in" style:type="right"/>
        </style:tab-stops>
      </style:paragraph-properties>
    </style:style>
    <style:style style:name="P107" style:family="paragraph" style:parent-style-name="Text_20_body">
      <loext:graphic-properties draw:fill="none"/>
      <style:paragraph-properties fo:margin-left="0.5in" fo:margin-right="0.4366in" fo:margin-top="0in" fo:margin-bottom="0.1in" loext:contextual-spacing="false" fo:line-height="100%" fo:text-align="justify" style:justify-single-word="false" fo:text-indent="0in" style:auto-text-indent="false" fo:background-color="transparent" style:shadow="none" style:writing-mode="page">
        <style:tab-stops/>
      </style:paragraph-properties>
      <style:text-properties fo:font-weight="normal" officeooo:paragraph-rsid="004db4c9" style:font-weight-asian="normal" style:font-weight-complex="normal"/>
    </style:style>
    <style:style style:name="P108" style:family="paragraph" style:parent-style-name="Heading_20_2">
      <style:paragraph-properties fo:padding="0.0201in" fo:border="none"/>
      <style:text-properties officeooo:rsid="007288e0" officeooo:paragraph-rsid="00754055"/>
    </style:style>
    <style:style style:name="P109" style:family="paragraph" style:parent-style-name="Heading_20_2">
      <style:paragraph-properties fo:padding="0.0201in" fo:border="none"/>
      <style:text-properties officeooo:rsid="00293492" officeooo:paragraph-rsid="00136f81"/>
    </style:style>
    <style:style style:name="P110" style:family="paragraph" style:parent-style-name="Heading_20_2">
      <style:paragraph-properties fo:break-before="page" fo:padding="0.0201in" fo:border="none"/>
      <style:text-properties officeooo:paragraph-rsid="00136f81"/>
    </style:style>
    <style:style style:name="P111" style:family="paragraph" style:parent-style-name="Heading_20_2">
      <style:paragraph-properties fo:break-before="page" fo:padding="0.0201in" fo:border-left="none" fo:border-right="none" fo:border-top="none" fo:border-bottom="0.06pt solid #000000" style:writing-mode="page"/>
      <style:text-properties officeooo:paragraph-rsid="00278c58"/>
    </style:style>
    <style:style style:name="P112" style:family="paragraph" style:parent-style-name="Heading_20_2">
      <style:paragraph-properties fo:break-before="page" fo:padding="0.0201in" fo:border-left="none" fo:border-right="none" fo:border-top="0.06pt solid #000000" fo:border-bottom="none" style:writing-mode="page"/>
      <style:text-properties officeooo:rsid="003a2f9e" officeooo:paragraph-rsid="003a2f9e"/>
    </style:style>
    <style:style style:name="P113" style:family="paragraph" style:parent-style-name="Heading_20_2">
      <style:paragraph-properties fo:break-before="page" fo:padding="0.0201in" fo:border-left="none" fo:border-right="none" fo:border-top="0.06pt solid #000000" fo:border-bottom="none" style:writing-mode="page"/>
      <style:text-properties officeooo:paragraph-rsid="004bfdbc"/>
    </style:style>
    <style:style style:name="P114" style:family="paragraph" style:parent-style-name="Heading_20_2">
      <style:paragraph-properties fo:break-before="page" fo:padding="0.0201in" fo:border-left="none" fo:border-right="none" fo:border-top="0.06pt solid #000000" fo:border-bottom="none" style:writing-mode="page"/>
      <style:text-properties fo:color="#000000" fo:font-weight="bold" officeooo:rsid="00a8f20c" officeooo:paragraph-rsid="00a8f20c" style:font-weight-asian="bold" style:font-weight-complex="bold"/>
    </style:style>
    <style:style style:name="P115" style:family="paragraph" style:parent-style-name="Title" style:master-page-name="First_20_Page">
      <style:paragraph-properties style:page-number="auto"/>
      <style:text-properties officeooo:rsid="001a1633" officeooo:paragraph-rsid="000e1697"/>
    </style:style>
    <style:style style:name="P116" style:family="paragraph" style:parent-style-name="Heading_20_1" style:master-page-name="Right_20_Page">
      <style:paragraph-properties style:page-number="1" fo:break-before="page" fo:padding="0.0201in" fo:border-left="none" fo:border-right="none" fo:border-top="0.06pt solid #000000" fo:border-bottom="none" style:shadow="none"/>
      <style:text-properties officeooo:rsid="0021a6ea" officeooo:paragraph-rsid="00136f81"/>
    </style:style>
    <style:style style:name="P117" style:family="paragraph" style:parent-style-name="Heading_20_1">
      <style:paragraph-properties fo:break-before="page"/>
      <style:text-properties officeooo:rsid="002020a5" officeooo:paragraph-rsid="002020a5"/>
    </style:style>
    <style:style style:name="P118" style:family="paragraph" style:parent-style-name="Contents_20_Heading" style:master-page-name="Index">
      <style:paragraph-properties style:page-number="auto" fo:break-before="page"/>
    </style:style>
    <style:style style:name="P119" style:family="paragraph" style:parent-style-name="Text_20_body" style:master-page-name="Index">
      <style:paragraph-properties style:page-number="1" fo:break-before="page"/>
      <style:text-properties officeooo:rsid="0010c117" officeooo:paragraph-rsid="0021fbf2"/>
    </style:style>
    <style:style style:name="P120" style:family="paragraph" style:parent-style-name="Text_20_body">
      <loext:graphic-properties draw:fill="none"/>
      <style:paragraph-properties fo:margin-left="0.5in" fo:margin-right="0.5618in" fo:margin-top="0in" fo:margin-bottom="0.1in" loext:contextual-spacing="false" fo:line-height="100%" fo:text-indent="0in" style:auto-text-indent="false" fo:background-color="transparent" style:writing-mode="page"/>
      <style:text-properties officeooo:rsid="006f95fe" officeooo:paragraph-rsid="006f95fe"/>
    </style:style>
    <style:style style:name="P121" style:family="paragraph" style:parent-style-name="Text_20_body">
      <style:text-properties officeooo:rsid="0010c117" officeooo:paragraph-rsid="0021fbf2"/>
    </style:style>
    <style:style style:name="P122" style:family="paragraph" style:parent-style-name="Text_20_body" style:master-page-name="">
      <style:paragraph-properties fo:margin-top="0in" fo:margin-bottom="0.1in" loext:contextual-spacing="true" style:page-number="auto" style:writing-mode="page">
        <style:tab-stops/>
      </style:paragraph-properties>
      <style:text-properties officeooo:rsid="0010c117" officeooo:paragraph-rsid="0021fbf2"/>
    </style:style>
    <style:style style:name="P123" style:family="paragraph" style:parent-style-name="Text_20_body">
      <style:paragraph-properties fo:margin-top="0in" fo:margin-bottom="0.1in" loext:contextual-spacing="true" style:writing-mode="page">
        <style:tab-stops/>
      </style:paragraph-properties>
      <style:text-properties officeooo:rsid="0010c117" officeooo:paragraph-rsid="0021fbf2"/>
    </style:style>
    <style:style style:name="P124" style:family="paragraph" style:parent-style-name="Text_20_body">
      <loext:graphic-properties draw:fill="none"/>
      <style:paragraph-properties fo:margin-left="0.472in" fo:margin-right="0in" fo:margin-top="0in" fo:margin-bottom="0.1in" loext:contextual-spacing="false" fo:line-height="100%" fo:text-indent="0in" style:auto-text-indent="false" fo:background-color="transparent" fo:padding="0.0201in" fo:border="none" style:writing-mode="page"/>
      <style:text-properties officeooo:rsid="00791f2b" officeooo:paragraph-rsid="00c0f32e"/>
    </style:style>
    <style:style style:name="P125" style:family="paragraph" style:parent-style-name="Footer">
      <style:text-properties officeooo:rsid="0027660e" officeooo:paragraph-rsid="0027660e"/>
    </style:style>
    <style:style style:name="P126" style:family="paragraph" style:parent-style-name="Heading_20_3">
      <style:text-properties officeooo:rsid="0030ae38" officeooo:paragraph-rsid="0030ae38"/>
    </style:style>
    <style:style style:name="P127" style:family="paragraph" style:parent-style-name="Heading_20_3">
      <style:paragraph-properties fo:break-before="page"/>
    </style:style>
    <style:style style:name="P128" style:family="paragraph" style:parent-style-name="Heading_20_3">
      <style:paragraph-properties fo:break-before="page"/>
      <style:text-properties officeooo:paragraph-rsid="0030ae38"/>
    </style:style>
    <style:style style:name="P129" style:family="paragraph" style:parent-style-name="Heading_20_3">
      <style:paragraph-properties fo:break-before="page"/>
      <style:text-properties officeooo:paragraph-rsid="002eb560"/>
    </style:style>
    <style:style style:name="P130" style:family="paragraph" style:parent-style-name="Detail_20_Heading">
      <style:text-properties fo:font-style="normal" fo:font-weight="bold" officeooo:rsid="00a51e14" officeooo:paragraph-rsid="00a51e14" style:font-style-asian="normal" style:font-weight-asian="bold" style:font-style-complex="normal" style:font-weight-complex="bold"/>
    </style:style>
    <style:style style:name="P131" style:family="paragraph" style:parent-style-name="Detail_20_Heading">
      <style:text-properties officeooo:rsid="008aef4c" officeooo:paragraph-rsid="008be4f5"/>
    </style:style>
    <style:style style:name="P132" style:family="paragraph" style:parent-style-name="Detail_20_Heading">
      <style:text-properties officeooo:rsid="00c68e22" officeooo:paragraph-rsid="00d26f22"/>
    </style:style>
    <style:style style:name="P133" style:family="paragraph" style:parent-style-name="Detail_20_Heading">
      <style:text-properties officeooo:rsid="00c84825" officeooo:paragraph-rsid="00d26f22"/>
    </style:style>
    <style:style style:name="P134" style:family="paragraph" style:parent-style-name="Detail_20_Heading">
      <style:text-properties officeooo:rsid="00cc4b4c" officeooo:paragraph-rsid="00d26f22"/>
    </style:style>
    <style:style style:name="P135" style:family="paragraph" style:parent-style-name="Detail_20_Heading">
      <style:text-properties fo:font-weight="bold" officeooo:rsid="00cc4b4c" officeooo:paragraph-rsid="00d26f22" style:font-weight-asian="bold" style:font-weight-complex="bold"/>
    </style:style>
    <style:style style:name="P136" style:family="paragraph" style:parent-style-name="Detail_20_Heading">
      <style:text-properties fo:font-weight="bold" officeooo:rsid="00d3e082" officeooo:paragraph-rsid="00d3e082" style:font-weight-asian="bold" style:font-weight-complex="bold"/>
    </style:style>
    <style:style style:name="P137" style:family="paragraph" style:parent-style-name="Detail_20_Heading">
      <style:text-properties fo:font-weight="bold" officeooo:rsid="00d71913" officeooo:paragraph-rsid="00d71913" style:font-weight-asian="bold" style:font-weight-complex="bold"/>
    </style:style>
    <style:style style:name="P138" style:family="paragraph" style:parent-style-name="Detail_20_Heading">
      <style:text-properties officeooo:rsid="00d3d867" officeooo:paragraph-rsid="00d3d867"/>
    </style:style>
    <style:style style:name="P139" style:family="paragraph" style:parent-style-name="Detail_20_Heading">
      <style:text-properties officeooo:rsid="00d6c318" officeooo:paragraph-rsid="00d6c318"/>
    </style:style>
    <style:style style:name="P140" style:family="paragraph" style:parent-style-name="Library_20_Info_20_1">
      <style:text-properties officeooo:rsid="00c68e22" officeooo:paragraph-rsid="00d26f22"/>
    </style:style>
    <style:style style:name="P141" style:family="paragraph" style:parent-style-name="Library_20_Info_20_1">
      <style:text-properties officeooo:rsid="00cc4b4c" officeooo:paragraph-rsid="00d26f22"/>
    </style:style>
    <style:style style:name="P142" style:family="paragraph" style:parent-style-name="Library_20_Info_20_1">
      <style:text-properties officeooo:rsid="00874789" officeooo:paragraph-rsid="00d3d867"/>
    </style:style>
    <style:style style:name="P143" style:family="paragraph" style:parent-style-name="Library_20_Info_20_1">
      <style:text-properties officeooo:rsid="00874789" officeooo:paragraph-rsid="00d6c318"/>
    </style:style>
    <style:style style:name="P144" style:family="paragraph" style:parent-style-name="Library_20_Info_20_2">
      <style:text-properties officeooo:rsid="00c68e22" officeooo:paragraph-rsid="00d26f22"/>
    </style:style>
    <style:style style:name="P145" style:family="paragraph" style:parent-style-name="Library_20_Info_20_2">
      <style:text-properties officeooo:rsid="00cc4b4c" officeooo:paragraph-rsid="00d26f22"/>
    </style:style>
    <style:style style:name="P146" style:family="paragraph" style:parent-style-name="Library_20_Info_20_2">
      <style:text-properties officeooo:rsid="00d3d867" officeooo:paragraph-rsid="00d3d867"/>
    </style:style>
    <style:style style:name="P147" style:family="paragraph" style:parent-style-name="Library_20_Info_20_2">
      <style:text-properties officeooo:rsid="00d6c318" officeooo:paragraph-rsid="00d6c318"/>
    </style:style>
    <style:style style:name="P148" style:family="paragraph" style:parent-style-name="Library_20_Function_20_Heading">
      <style:text-properties fo:font-style="normal" officeooo:rsid="00a8f20c" officeooo:paragraph-rsid="00a8f20c" style:font-style-asian="normal" style:font-style-complex="normal"/>
    </style:style>
    <style:style style:name="P149" style:family="paragraph" style:parent-style-name="Library_20_Function_20_Heading">
      <style:paragraph-properties fo:break-before="page"/>
    </style:style>
    <style:style style:name="P150" style:family="paragraph" style:parent-style-name="Library_20_Function_20_Heading">
      <style:paragraph-properties fo:break-before="page"/>
      <style:text-properties officeooo:rsid="0092d538" officeooo:paragraph-rsid="0092d538"/>
    </style:style>
    <style:style style:name="P151" style:family="paragraph" style:parent-style-name="Library_20_Function_20_Heading">
      <style:paragraph-properties fo:text-align="justify" style:justify-single-word="false" fo:break-before="page"/>
      <style:text-properties officeooo:rsid="00966f7f" officeooo:paragraph-rsid="00966f7f"/>
    </style:style>
    <style:style style:name="P152" style:family="paragraph" style:parent-style-name="Library_20_Function_20_Heading">
      <style:paragraph-properties fo:text-align="justify" style:justify-single-word="false" fo:break-before="page"/>
      <style:text-properties officeooo:rsid="00ba9502" officeooo:paragraph-rsid="00ba9502"/>
    </style:style>
    <style:style style:name="P153" style:family="paragraph" style:parent-style-name="Library_20_Function_20_Heading">
      <style:paragraph-properties fo:break-before="page"/>
      <style:text-properties officeooo:rsid="005c94e9" officeooo:paragraph-rsid="005ea093"/>
    </style:style>
    <style:style style:name="P154" style:family="paragraph" style:parent-style-name="Library_20_Function_20_Heading">
      <style:paragraph-properties fo:break-before="page"/>
      <style:text-properties officeooo:rsid="00590899" officeooo:paragraph-rsid="009c1eb6"/>
    </style:style>
    <style:style style:name="P155" style:family="paragraph" style:parent-style-name="Library_20_Function_20_Heading">
      <style:paragraph-properties fo:break-before="page"/>
      <style:text-properties fo:font-style="normal" officeooo:rsid="00b57875" officeooo:paragraph-rsid="00b57875" style:font-style-asian="normal" style:font-style-complex="normal"/>
    </style:style>
    <style:style style:name="P156" style:family="paragraph" style:parent-style-name="Library_20_Function_20_Heading" style:list-style-name="">
      <style:paragraph-properties fo:break-before="page"/>
      <style:text-properties officeooo:rsid="00c68e22" officeooo:paragraph-rsid="00d26f22"/>
    </style:style>
    <style:style style:name="P157" style:family="paragraph" style:parent-style-name="Library_20_Function_20_Heading" style:list-style-name="">
      <style:paragraph-properties fo:break-before="page"/>
      <style:text-properties fo:font-weight="bold" officeooo:rsid="00d3d867" officeooo:paragraph-rsid="00d3d867" style:font-weight-asian="bold" style:font-weight-complex="bold"/>
    </style:style>
    <style:style style:name="P158" style:family="paragraph" style:parent-style-name="Library_20_Function_20_Heading" style:list-style-name="">
      <style:paragraph-properties fo:break-before="page"/>
      <style:text-properties fo:font-weight="bold" officeooo:rsid="00d6c318" officeooo:paragraph-rsid="00d6c318" style:font-weight-asian="bold" style:font-weight-complex="bold"/>
    </style:style>
    <style:style style:name="P159" style:family="paragraph" style:parent-style-name="Library_20_Function_20_Heading">
      <loext:graphic-properties draw:fill="none"/>
      <style:paragraph-properties fo:margin-left="0.5in" fo:margin-right="0.4366in" fo:margin-top="0in" fo:margin-bottom="0.1in" loext:contextual-spacing="false" fo:line-height="100%" fo:text-align="justify" style:justify-single-word="false" fo:text-indent="0in" style:auto-text-indent="false" fo:break-before="page" fo:background-color="transparent" style:shadow="none" style:writing-mode="page">
        <style:tab-stops/>
      </style:paragraph-properties>
      <style:text-properties fo:font-weight="bold" officeooo:rsid="00bc5849" officeooo:paragraph-rsid="00bc5849" style:font-weight-asian="bold" style:font-weight-complex="bold"/>
    </style:style>
    <style:style style:name="P160" style:family="paragraph" style:parent-style-name="Library_20_Function_20_Heading" style:list-style-name="">
      <loext:graphic-properties draw:fill="none"/>
      <style:paragraph-properties fo:margin-left="0.5in" fo:margin-right="0.4366in" fo:margin-top="0in" fo:margin-bottom="0.1in" loext:contextual-spacing="false" fo:line-height="100%" fo:text-align="justify" style:justify-single-word="false" fo:text-indent="0in" style:auto-text-indent="false" fo:break-before="page" fo:background-color="transparent" style:shadow="none" style:writing-mode="page">
        <style:tab-stops/>
      </style:paragraph-properties>
      <style:text-properties fo:font-weight="bold" officeooo:rsid="00d73f5f" officeooo:paragraph-rsid="00d73f5f" style:font-weight-asian="bold" style:font-weight-complex="bold"/>
    </style:style>
    <style:style style:name="P161" style:family="paragraph" style:parent-style-name="Library_20_Function_20_Text">
      <style:text-properties officeooo:rsid="00c68e22" officeooo:paragraph-rsid="00d26f22"/>
    </style:style>
    <style:style style:name="P162" style:family="paragraph" style:parent-style-name="Library_20_Function_20_Text">
      <style:text-properties officeooo:rsid="00ca3ffc" officeooo:paragraph-rsid="00d26f22"/>
    </style:style>
    <style:style style:name="P163" style:family="paragraph" style:parent-style-name="Library_20_Function_20_Text">
      <style:text-properties fo:font-weight="normal" officeooo:rsid="00cc4b4c" officeooo:paragraph-rsid="00d26f22" style:font-weight-asian="normal" style:font-weight-complex="normal"/>
    </style:style>
    <style:style style:name="P164" style:family="paragraph" style:parent-style-name="Library_20_Function_20_Text">
      <style:text-properties fo:font-weight="normal" officeooo:rsid="00cd2d2a" officeooo:paragraph-rsid="00d26f22" style:font-weight-asian="normal" style:font-weight-complex="normal"/>
    </style:style>
    <style:style style:name="P165" style:family="paragraph" style:parent-style-name="Library_20_Function_20_Text">
      <style:text-properties fo:font-weight="normal" officeooo:rsid="00ca3ffc" officeooo:paragraph-rsid="008be4f5" style:font-weight-asian="normal" style:font-weight-complex="normal"/>
    </style:style>
    <style:style style:name="P166" style:family="paragraph" style:parent-style-name="Library_20_Function_20_Text">
      <style:text-properties fo:font-weight="normal" officeooo:rsid="00ca3ffc" officeooo:paragraph-rsid="00d4e36a" style:font-weight-asian="normal" style:font-weight-complex="normal"/>
    </style:style>
    <style:style style:name="P167" style:family="paragraph" style:parent-style-name="Library_20_Function_20_Text">
      <style:text-properties fo:font-weight="normal" officeooo:rsid="00d4e36a" officeooo:paragraph-rsid="00d4e36a" style:font-weight-asian="normal" style:font-weight-complex="normal"/>
    </style:style>
    <style:style style:name="P168" style:family="paragraph" style:parent-style-name="Library_20_Function_20_Text">
      <style:text-properties fo:font-weight="normal" officeooo:rsid="00d73145" officeooo:paragraph-rsid="00d73145" style:font-weight-asian="normal" style:font-weight-complex="normal"/>
    </style:style>
    <style:style style:name="P169" style:family="paragraph" style:parent-style-name="Library_20_Function_20_Text">
      <style:text-properties officeooo:rsid="00cfbd3a" officeooo:paragraph-rsid="00d26f22"/>
    </style:style>
    <style:style style:name="P170" style:family="paragraph" style:parent-style-name="Library_20_Function_20_Text">
      <style:text-properties officeooo:rsid="00d3d867" officeooo:paragraph-rsid="00d3d867"/>
    </style:style>
    <style:style style:name="P171" style:family="paragraph" style:parent-style-name="Library_20_Function_20_Syntax">
      <style:text-properties fo:font-weight="bold" style:font-weight-asian="bold" style:font-weight-complex="bold"/>
    </style:style>
    <style:style style:name="P172" style:family="paragraph" style:parent-style-name="Library_20_Function_20_Syntax">
      <style:text-properties fo:font-weight="bold" officeooo:paragraph-rsid="00d26f22" style:font-weight-asian="bold" style:font-weight-complex="bold"/>
    </style:style>
    <style:style style:name="P173" style:family="paragraph" style:parent-style-name="Library_20_Function_20_Syntax">
      <style:text-properties officeooo:paragraph-rsid="00d26f22"/>
    </style:style>
    <style:style style:name="P174" style:family="paragraph">
      <style:paragraph-properties fo:margin-left="0in" fo:margin-right="0in" fo:margin-top="0in" fo:margin-bottom="0in" fo:line-height="100%" fo:text-align="center" fo:text-indent="0in"/>
    </style:style>
    <style:style style:name="P17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3"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6" style:family="paragraph">
      <loext:graphic-properties draw:fill="solid" draw:fill-color="#00aaad"/>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3"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7" style:family="paragraph">
      <loext:graphic-properties draw:fill="solid" draw:fill-color="#add58a"/>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3"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8" style:family="paragraph">
      <loext:graphic-properties draw:fill="none" draw:fill-color="#fffff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0" style:family="paragraph">
      <style:paragraph-properties fo:margin-left="0in" fo:margin-right="0in" fo:margin-top="0in" fo:margin-bottom="0in" fo:line-height="100%" fo:text-indent="0in"/>
    </style:style>
    <style:style style:name="P18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3"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82" style:family="paragraph">
      <style:paragraph-properties fo:text-align="center"/>
    </style:style>
    <style:style style:name="P183" style:family="paragraph">
      <loext:graphic-properties draw:fill-color="#ffffff"/>
      <style:paragraph-properties fo:text-align="center"/>
      <style:text-properties style:font-name="Liberation Sans" fo:font-size="10pt" style:font-size-asian="10pt" style:font-size-complex="10pt"/>
    </style:style>
    <style:style style:name="T1" style:family="text">
      <style:text-properties officeooo:rsid="00253732"/>
    </style:style>
    <style:style style:name="T2" style:family="text">
      <style:text-properties fo:font-style="normal" style:font-style-asian="normal" style:font-style-complex="normal"/>
    </style:style>
    <style:style style:name="T3" style:family="text">
      <style:text-properties fo:font-style="normal" officeooo:rsid="00cb64f0" style:font-style-asian="normal" style:font-style-complex="normal"/>
    </style:style>
    <style:style style:name="T4" style:family="text">
      <style:text-properties fo:font-style="normal" officeooo:rsid="00cc5121" style:font-style-asian="normal" style:font-style-complex="normal"/>
    </style:style>
    <style:style style:name="T5" style:family="text">
      <style:text-properties fo:font-style="normal" officeooo:rsid="00d53a97" style:font-style-asian="normal" style:font-style-complex="normal"/>
    </style:style>
    <style:style style:name="T6" style:family="text">
      <style:text-properties fo:font-style="normal" officeooo:rsid="00cc5eed" style:font-style-asian="normal" style:font-style-complex="normal"/>
    </style:style>
    <style:style style:name="T7" style:family="text">
      <style:text-properties fo:font-style="normal" officeooo:rsid="00cd33ee" style:font-style-asian="normal" style:font-style-complex="normal"/>
    </style:style>
    <style:style style:name="T8" style:family="text">
      <style:text-properties fo:font-style="normal" officeooo:rsid="00379949" style:font-style-asian="normal" style:font-style-complex="normal"/>
    </style:style>
    <style:style style:name="T9" style:family="text">
      <style:text-properties fo:font-style="normal" officeooo:rsid="0044004d" style:font-style-asian="normal" style:font-style-complex="normal"/>
    </style:style>
    <style:style style:name="T10" style:family="text">
      <style:text-properties fo:font-style="normal" officeooo:rsid="003f7fe5" style:font-style-asian="normal" style:font-style-complex="normal"/>
    </style:style>
    <style:style style:name="T11" style:family="text">
      <style:text-properties fo:font-style="normal" officeooo:rsid="00e16648" style:font-style-asian="normal" style:font-style-complex="normal"/>
    </style:style>
    <style:style style:name="T12" style:family="text">
      <style:text-properties fo:font-style="normal" officeooo:rsid="00f86bc3" style:font-style-asian="normal" style:font-style-complex="normal"/>
    </style:style>
    <style:style style:name="T13" style:family="text">
      <style:text-properties fo:font-style="normal" officeooo:rsid="00f995ad" style:font-style-asian="normal" style:font-style-complex="normal"/>
    </style:style>
    <style:style style:name="T14" style:family="text">
      <style:text-properties fo:font-style="normal" officeooo:rsid="00488b7a" style:font-style-asian="normal" style:font-style-complex="normal"/>
    </style:style>
    <style:style style:name="T15" style:family="text">
      <style:text-properties fo:font-style="normal" officeooo:rsid="0048d6f4" style:font-style-asian="normal" style:font-style-complex="normal"/>
    </style:style>
    <style:style style:name="T16" style:family="text">
      <style:text-properties fo:font-style="normal" officeooo:rsid="00dcf63b" style:font-style-asian="normal" style:font-style-complex="normal"/>
    </style:style>
    <style:style style:name="T17" style:family="text">
      <style:text-properties fo:font-style="normal" officeooo:rsid="0059cea4" style:font-style-asian="normal" style:font-style-complex="normal"/>
    </style:style>
    <style:style style:name="T18" style:family="text">
      <style:text-properties fo:font-style="normal" officeooo:rsid="006a4c37" style:font-style-asian="normal" style:font-style-complex="normal"/>
    </style:style>
    <style:style style:name="T19" style:family="text">
      <style:text-properties fo:font-style="normal" officeooo:rsid="009c1eb6" style:font-style-asian="normal" style:font-style-complex="normal"/>
    </style:style>
    <style:style style:name="T20" style:family="text">
      <style:text-properties fo:font-style="normal" officeooo:rsid="009cfe9b" style:font-style-asian="normal" style:font-style-complex="normal"/>
    </style:style>
    <style:style style:name="T21" style:family="text">
      <style:text-properties fo:font-style="normal" officeooo:rsid="009e0b85" style:font-style-asian="normal" style:font-style-complex="normal"/>
    </style:style>
    <style:style style:name="T22" style:family="text">
      <style:text-properties fo:font-style="normal" officeooo:rsid="009eaf71" style:font-style-asian="normal" style:font-style-complex="normal"/>
    </style:style>
    <style:style style:name="T23" style:family="text">
      <style:text-properties fo:font-style="normal" officeooo:rsid="00a01122" style:font-style-asian="normal" style:font-style-complex="normal"/>
    </style:style>
    <style:style style:name="T24" style:family="text">
      <style:text-properties fo:font-style="normal" officeooo:rsid="00a35028" style:font-style-asian="normal" style:font-style-complex="normal"/>
    </style:style>
    <style:style style:name="T25" style:family="text">
      <style:text-properties fo:font-style="normal" officeooo:rsid="00ab3604" style:font-style-asian="normal" style:font-style-complex="normal"/>
    </style:style>
    <style:style style:name="T26" style:family="text">
      <style:text-properties fo:font-style="normal" officeooo:rsid="00ac6263" style:font-style-asian="normal" style:font-style-complex="normal"/>
    </style:style>
    <style:style style:name="T27" style:family="text">
      <style:text-properties fo:font-style="normal" officeooo:rsid="00ae4c6d" style:font-style-asian="normal" style:font-style-complex="normal"/>
    </style:style>
    <style:style style:name="T28" style:family="text">
      <style:text-properties fo:font-style="normal" officeooo:rsid="00af6b5a" style:font-style-asian="normal" style:font-style-complex="normal"/>
    </style:style>
    <style:style style:name="T29" style:family="text">
      <style:text-properties fo:font-style="normal" officeooo:rsid="00b0472a" style:font-style-asian="normal" style:font-style-complex="normal"/>
    </style:style>
    <style:style style:name="T30" style:family="text">
      <style:text-properties fo:font-style="normal" officeooo:rsid="00b17f10" style:font-style-asian="normal" style:font-style-complex="normal"/>
    </style:style>
    <style:style style:name="T31" style:family="text">
      <style:text-properties fo:font-style="normal" officeooo:rsid="00b2434e" style:font-style-asian="normal" style:font-style-complex="normal"/>
    </style:style>
    <style:style style:name="T32" style:family="text">
      <style:text-properties fo:font-style="normal" officeooo:rsid="00b310d0" style:font-style-asian="normal" style:font-style-complex="normal"/>
    </style:style>
    <style:style style:name="T33" style:family="text">
      <style:text-properties fo:font-style="normal" officeooo:rsid="00c68e22" style:font-style-asian="normal" style:font-style-complex="normal"/>
    </style:style>
    <style:style style:name="T34" style:family="text">
      <style:text-properties fo:font-style="normal" officeooo:rsid="00ca3810" style:font-style-asian="normal" style:font-style-complex="normal"/>
    </style:style>
    <style:style style:name="T35" style:family="text">
      <style:text-properties fo:font-style="normal" officeooo:rsid="00cc4b4c" style:font-style-asian="normal" style:font-style-complex="normal"/>
    </style:style>
    <style:style style:name="T36" style:family="text">
      <style:text-properties fo:font-style="normal" officeooo:rsid="00d71913" style:font-style-asian="normal" style:font-style-complex="normal"/>
    </style:style>
    <style:style style:name="T37" style:family="text">
      <style:text-properties fo:font-style="normal" style:text-underline-style="none"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a432bb" style:font-style-asian="normal" style:font-weight-asian="normal" style:font-style-complex="normal" style:font-weight-complex="normal"/>
    </style:style>
    <style:style style:name="T41" style:family="text">
      <style:text-properties style:font-name="Liberation Mono" fo:font-style="normal" officeooo:rsid="002af212" style:font-style-asian="normal" style:font-style-complex="normal"/>
    </style:style>
    <style:style style:name="T42" style:family="text">
      <style:text-properties style:font-name="Liberation Sans" fo:font-style="normal" style:font-style-asian="normal" style:font-style-complex="normal"/>
    </style:style>
    <style:style style:name="T43" style:family="text">
      <style:text-properties style:font-name="Liberation Sans" fo:font-style="normal" officeooo:rsid="0035f1a9" style:font-style-asian="normal" style:font-style-complex="normal"/>
    </style:style>
    <style:style style:name="T44" style:family="text">
      <style:text-properties style:font-name="Liberation Sans" fo:font-style="normal" officeooo:rsid="006e8508" style:font-style-asian="normal" style:font-style-complex="normal"/>
    </style:style>
    <style:style style:name="T45" style:family="text">
      <style:text-properties style:font-name="Liberation Sans" fo:font-style="normal" fo:font-weight="normal" style:font-style-asian="normal" style:font-weight-asian="normal" style:font-style-complex="normal" style:font-weight-complex="normal"/>
    </style:style>
    <style:style style:name="T46" style:family="text">
      <style:text-properties style:font-name="Liberation Sans" fo:font-style="normal" fo:font-weight="normal" officeooo:rsid="002b3085" style:font-style-asian="normal" style:font-weight-asian="normal" style:font-style-complex="normal" style:font-weight-complex="normal"/>
    </style:style>
    <style:style style:name="T47" style:family="text">
      <style:text-properties style:font-name="Liberation Sans" fo:font-style="normal" fo:font-weight="normal" officeooo:rsid="006e8508" style:font-style-asian="normal" style:font-weight-asian="normal" style:font-style-complex="normal" style:font-weight-complex="normal"/>
    </style:style>
    <style:style style:name="T48" style:family="text">
      <style:text-properties fo:color="#0066b3" style:font-name="Liberation Sans" fo:font-style="normal" fo:font-weight="bold" officeooo:rsid="002b3085" style:font-style-asian="normal" style:font-weight-asian="bold" style:font-style-complex="normal" style:font-weight-complex="bold"/>
    </style:style>
    <style:style style:name="T49" style:family="text">
      <style:text-properties fo:color="#0066b3" fo:font-weight="normal" officeooo:rsid="003f7a8e" style:font-weight-asian="normal" style:font-weight-complex="normal"/>
    </style:style>
    <style:style style:name="T50" style:family="text">
      <style:text-properties officeooo:rsid="012671c8"/>
    </style:style>
    <style:style style:name="T51" style:family="text">
      <style:text-properties officeooo:rsid="0014b444"/>
    </style:style>
    <style:style style:name="T52" style:family="text">
      <style:text-properties officeooo:rsid="0017d217"/>
    </style:style>
    <style:style style:name="T53" style:family="text">
      <style:text-properties officeooo:rsid="00199022"/>
    </style:style>
    <style:style style:name="T54" style:family="text">
      <style:text-properties officeooo:rsid="001f1b26"/>
    </style:style>
    <style:style style:name="T55" style:family="text">
      <style:text-properties officeooo:rsid="0069e2e5"/>
    </style:style>
    <style:style style:name="T56" style:family="text">
      <style:text-properties officeooo:rsid="00a00daa"/>
    </style:style>
    <style:style style:name="T57" style:family="text">
      <style:text-properties officeooo:rsid="009af507"/>
    </style:style>
    <style:style style:name="T58" style:family="text">
      <style:text-properties officeooo:rsid="009d923d"/>
    </style:style>
    <style:style style:name="T59" style:family="text">
      <style:text-properties officeooo:rsid="00a03a31"/>
    </style:style>
    <style:style style:name="T60" style:family="text">
      <style:text-properties officeooo:rsid="00a232bd"/>
    </style:style>
    <style:style style:name="T61" style:family="text">
      <style:text-properties officeooo:rsid="009f72cf"/>
    </style:style>
    <style:style style:name="T62" style:family="text">
      <style:text-properties officeooo:rsid="005873eb"/>
    </style:style>
    <style:style style:name="T63" style:family="text">
      <style:text-properties officeooo:rsid="009910aa"/>
    </style:style>
    <style:style style:name="T64" style:family="text">
      <style:text-properties officeooo:rsid="00862486"/>
    </style:style>
    <style:style style:name="T65" style:family="text">
      <style:text-properties officeooo:rsid="008864a0"/>
    </style:style>
    <style:style style:name="T66" style:family="text">
      <style:text-properties officeooo:rsid="008a0128"/>
    </style:style>
    <style:style style:name="T67" style:family="text">
      <style:text-properties officeooo:rsid="00a8e819"/>
    </style:style>
    <style:style style:name="T68" style:family="text">
      <style:text-properties officeooo:rsid="00a57c3f"/>
    </style:style>
    <style:style style:name="T69" style:family="text">
      <style:text-properties officeooo:rsid="0092f268"/>
    </style:style>
    <style:style style:name="T70" style:family="text">
      <style:text-properties officeooo:rsid="008cb309"/>
    </style:style>
    <style:style style:name="T71" style:family="text">
      <style:text-properties officeooo:rsid="00a5e295"/>
    </style:style>
    <style:style style:name="T72" style:family="text">
      <style:text-properties officeooo:rsid="00ab9267"/>
    </style:style>
    <style:style style:name="T73" style:family="text">
      <style:text-properties officeooo:rsid="00abfe10"/>
    </style:style>
    <style:style style:name="T74" style:family="text">
      <style:text-properties officeooo:rsid="00adf04e"/>
    </style:style>
    <style:style style:name="T75" style:family="text">
      <style:text-properties officeooo:rsid="00afb13f"/>
    </style:style>
    <style:style style:name="T76" style:family="text">
      <style:text-properties officeooo:rsid="00ae0b28"/>
    </style:style>
    <style:style style:name="T77" style:family="text">
      <style:text-properties officeooo:rsid="00bfc86e"/>
    </style:style>
    <style:style style:name="T78" style:family="text">
      <style:text-properties officeooo:rsid="00c2f083"/>
    </style:style>
    <style:style style:name="T79" style:family="text">
      <style:text-properties officeooo:rsid="00c74acb"/>
    </style:style>
    <style:style style:name="T80" style:family="text">
      <style:text-properties officeooo:rsid="00c7e0c8"/>
    </style:style>
    <style:style style:name="T81" style:family="text">
      <style:text-properties officeooo:rsid="00c8b162"/>
    </style:style>
    <style:style style:name="T82" style:family="text">
      <style:text-properties officeooo:rsid="00ca3105"/>
    </style:style>
    <style:style style:name="T83" style:family="text">
      <style:text-properties officeooo:rsid="00cd38ab"/>
    </style:style>
    <style:style style:name="T84" style:family="text">
      <style:text-properties officeooo:rsid="00cad948"/>
    </style:style>
    <style:style style:name="T85" style:family="text">
      <style:text-properties officeooo:rsid="01139f6e"/>
    </style:style>
    <style:style style:name="T86" style:family="text">
      <style:text-properties officeooo:rsid="00cc5eed"/>
    </style:style>
    <style:style style:name="T87" style:family="text">
      <style:text-properties officeooo:rsid="00cb64f0"/>
    </style:style>
    <style:style style:name="T88" style:family="text">
      <style:text-properties fo:font-style="italic" style:font-style-asian="italic" style:font-style-complex="italic"/>
    </style:style>
    <style:style style:name="T89" style:family="text">
      <style:text-properties fo:font-style="italic" officeooo:rsid="00cb64f0" style:font-style-asian="italic" style:font-style-complex="italic"/>
    </style:style>
    <style:style style:name="T90" style:family="text">
      <style:text-properties fo:font-style="italic" officeooo:rsid="0099deb5" style:font-style-asian="italic" style:font-style-complex="italic"/>
    </style:style>
    <style:style style:name="T91" style:family="text">
      <style:text-properties fo:font-style="italic" officeooo:rsid="0098b357" style:font-style-asian="italic" style:font-style-complex="italic"/>
    </style:style>
    <style:style style:name="T92" style:family="text">
      <style:text-properties fo:font-style="italic" officeooo:rsid="00af6b5a" style:font-style-asian="italic" style:font-style-complex="italic"/>
    </style:style>
    <style:style style:name="T93" style:family="text">
      <style:text-properties fo:font-style="italic" officeooo:rsid="00ca3810" style:font-style-asian="italic" style:font-style-complex="italic"/>
    </style:style>
    <style:style style:name="T94" style:family="text">
      <style:text-properties fo:font-style="italic" officeooo:rsid="00cc4b4c" style:font-style-asian="italic" style:font-style-complex="italic"/>
    </style:style>
    <style:style style:name="T95" style:family="text">
      <style:text-properties fo:font-style="italic" officeooo:rsid="00d71913" style:font-style-asian="italic" style:font-style-complex="italic"/>
    </style:style>
    <style:style style:name="T96" style:family="text">
      <style:text-properties fo:font-style="italic" fo:font-weight="normal" officeooo:rsid="0044004d" style:font-style-asian="italic" style:font-weight-asian="normal" style:font-style-complex="italic" style:font-weight-complex="normal"/>
    </style:style>
    <style:style style:name="T97" style:family="text">
      <style:text-properties fo:font-style="italic" fo:font-weight="normal" officeooo:rsid="0035f2cb" style:font-style-asian="italic" style:font-weight-asian="normal" style:font-style-complex="italic" style:font-weight-complex="normal"/>
    </style:style>
    <style:style style:name="T98" style:family="text">
      <style:text-properties fo:font-style="italic" fo:font-weight="normal" officeooo:rsid="003f7a8e" style:font-style-asian="italic" style:font-weight-asian="normal" style:font-style-complex="italic" style:font-weight-complex="normal"/>
    </style:style>
    <style:style style:name="T99" style:family="text">
      <style:text-properties fo:font-style="italic" fo:font-weight="normal" officeooo:rsid="002359da" style:font-style-asian="italic" style:font-weight-asian="normal" style:font-style-complex="italic" style:font-weight-complex="normal"/>
    </style:style>
    <style:style style:name="T100" style:family="text">
      <style:text-properties fo:font-style="italic" fo:font-weight="normal" officeooo:rsid="003f7fe5" style:font-style-asian="italic" style:font-weight-asian="normal" style:font-style-complex="italic" style:font-weight-complex="normal"/>
    </style:style>
    <style:style style:name="T101" style:family="text">
      <style:text-properties fo:font-style="italic" fo:font-weight="normal" officeooo:rsid="00fd697b" style:font-style-asian="italic" style:font-weight-asian="normal" style:font-style-complex="italic" style:font-weight-complex="normal"/>
    </style:style>
    <style:style style:name="T102" style:family="text">
      <style:text-properties fo:font-style="italic" fo:font-weight="normal" officeooo:rsid="00e16648" style:font-style-asian="italic" style:font-weight-asian="normal" style:font-style-complex="italic" style:font-weight-complex="normal"/>
    </style:style>
    <style:style style:name="T103" style:family="text">
      <style:text-properties fo:font-style="italic" fo:font-weight="normal" officeooo:rsid="00d863f9" style:font-style-asian="italic" style:font-weight-asian="normal" style:font-style-complex="italic" style:font-weight-complex="normal"/>
    </style:style>
    <style:style style:name="T104" style:family="text">
      <style:text-properties officeooo:rsid="0044004d"/>
    </style:style>
    <style:style style:name="T105" style:family="text">
      <style:text-properties officeooo:rsid="0035f2cb"/>
    </style:style>
    <style:style style:name="T106" style:family="text">
      <style:text-properties fo:font-weight="normal" style:font-weight-asian="normal" style:font-weight-complex="normal"/>
    </style:style>
    <style:style style:name="T107" style:family="text">
      <style:text-properties fo:font-weight="normal" officeooo:rsid="0035f2cb" style:font-weight-asian="normal" style:font-weight-complex="normal"/>
    </style:style>
    <style:style style:name="T108" style:family="text">
      <style:text-properties fo:font-weight="normal" officeooo:rsid="0044004d" style:font-weight-asian="normal" style:font-weight-complex="normal"/>
    </style:style>
    <style:style style:name="T109" style:family="text">
      <style:text-properties fo:font-weight="normal" officeooo:rsid="003f7a8e" style:font-weight-asian="normal" style:font-weight-complex="normal"/>
    </style:style>
    <style:style style:name="T110" style:family="text">
      <style:text-properties fo:font-weight="normal" officeooo:rsid="0039a64d" style:font-weight-asian="normal" style:font-weight-complex="normal"/>
    </style:style>
    <style:style style:name="T111" style:family="text">
      <style:text-properties fo:font-weight="normal" officeooo:rsid="002359da" style:font-weight-asian="normal" style:font-weight-complex="normal"/>
    </style:style>
    <style:style style:name="T112" style:family="text">
      <style:text-properties fo:font-weight="normal" officeooo:rsid="003f7fe5" style:font-weight-asian="normal" style:font-weight-complex="normal"/>
    </style:style>
    <style:style style:name="T113" style:family="text">
      <style:text-properties fo:font-weight="normal" officeooo:rsid="0023f1ee" style:font-weight-asian="normal" style:font-weight-complex="normal"/>
    </style:style>
    <style:style style:name="T114" style:family="text">
      <style:text-properties fo:font-weight="normal" officeooo:rsid="00fd697b" style:font-weight-asian="normal" style:font-weight-complex="normal"/>
    </style:style>
    <style:style style:name="T115" style:family="text">
      <style:text-properties fo:font-weight="normal" officeooo:rsid="0105bdb2" style:font-weight-asian="normal" style:font-weight-complex="normal"/>
    </style:style>
    <style:style style:name="T116" style:family="text">
      <style:text-properties fo:font-weight="normal" officeooo:rsid="00e16648" style:font-weight-asian="normal" style:font-weight-complex="normal"/>
    </style:style>
    <style:style style:name="T117" style:family="text">
      <style:text-properties fo:font-weight="normal" officeooo:rsid="00ff50b1" style:font-weight-asian="normal" style:font-weight-complex="normal"/>
    </style:style>
    <style:style style:name="T118" style:family="text">
      <style:text-properties fo:font-weight="normal" officeooo:rsid="00fe1e42" style:font-weight-asian="normal" style:font-weight-complex="normal"/>
    </style:style>
    <style:style style:name="T119" style:family="text">
      <style:text-properties fo:font-weight="normal" officeooo:rsid="00d863f9" style:font-weight-asian="normal" style:font-weight-complex="normal"/>
    </style:style>
    <style:style style:name="T120" style:family="text">
      <style:text-properties fo:font-weight="normal" officeooo:rsid="009c1eb6" style:font-weight-asian="normal" style:font-weight-complex="normal"/>
    </style:style>
    <style:style style:name="T121" style:family="text">
      <style:text-properties fo:font-weight="normal" officeooo:rsid="00a8f20c" style:font-weight-asian="normal" style:font-weight-complex="normal"/>
    </style:style>
    <style:style style:name="T122" style:family="text">
      <style:text-properties fo:font-weight="normal" officeooo:rsid="00bc5849" style:font-weight-asian="normal" style:font-weight-complex="normal"/>
    </style:style>
    <style:style style:name="T123" style:family="text">
      <style:text-properties officeooo:rsid="003f7a8e"/>
    </style:style>
    <style:style style:name="T124" style:family="text">
      <style:text-properties officeooo:rsid="00379949"/>
    </style:style>
    <style:style style:name="T125" style:family="text">
      <style:text-properties officeooo:rsid="0039a64d"/>
    </style:style>
    <style:style style:name="T126" style:family="text">
      <style:text-properties officeooo:rsid="003a2f9e"/>
    </style:style>
    <style:style style:name="T127" style:family="text">
      <style:text-properties fo:color="#000000"/>
    </style:style>
    <style:style style:name="T128" style:family="text">
      <style:text-properties fo:color="#000000" officeooo:rsid="0039a64d"/>
    </style:style>
    <style:style style:name="T129" style:family="text">
      <style:text-properties fo:color="#000000" fo:font-weight="normal" officeooo:rsid="0035f2cb" style:font-weight-asian="normal" style:font-weight-complex="normal"/>
    </style:style>
    <style:style style:name="T130" style:family="text">
      <style:text-properties fo:color="#000000" fo:font-weight="bold" officeooo:rsid="0039a64d" style:font-weight-asian="bold" style:font-weight-complex="bold"/>
    </style:style>
    <style:style style:name="T131" style:family="text">
      <style:text-properties fo:color="#000000" fo:font-weight="bold" officeooo:rsid="003a6f90" style:font-weight-asian="bold" style:font-weight-complex="bold"/>
    </style:style>
    <style:style style:name="T132" style:family="text">
      <style:text-properties officeooo:rsid="003a6f90"/>
    </style:style>
    <style:style style:name="T133" style:family="text">
      <style:text-properties officeooo:rsid="00fd697b"/>
    </style:style>
    <style:style style:name="T134" style:family="text">
      <style:text-properties officeooo:rsid="002359da"/>
    </style:style>
    <style:style style:name="T135" style:family="text">
      <style:text-properties officeooo:rsid="00219c8e"/>
    </style:style>
    <style:style style:name="T136" style:family="text">
      <style:text-properties officeooo:rsid="00e9836a"/>
    </style:style>
    <style:style style:name="T137" style:family="text">
      <style:text-properties officeooo:rsid="00e16648"/>
    </style:style>
    <style:style style:name="T138" style:family="text">
      <style:text-properties officeooo:rsid="00d863f9"/>
    </style:style>
    <style:style style:name="T139" style:family="text">
      <style:text-properties officeooo:rsid="004db4c9"/>
    </style:style>
    <style:style style:name="T140" style:family="text">
      <style:text-properties officeooo:rsid="004ed9de"/>
    </style:style>
    <style:style style:name="T141" style:family="text">
      <style:text-properties officeooo:rsid="004efa9b"/>
    </style:style>
    <style:style style:name="T142" style:family="text">
      <style:text-properties officeooo:rsid="0059cea4"/>
    </style:style>
    <style:style style:name="T143" style:family="text">
      <style:text-properties officeooo:rsid="005b6c95"/>
    </style:style>
    <style:style style:name="T144" style:family="text">
      <style:text-properties fo:font-weight="bold" style:font-weight-asian="bold" style:font-weight-complex="bold"/>
    </style:style>
    <style:style style:name="T145" style:family="text">
      <style:text-properties fo:font-weight="bold" officeooo:rsid="00fd697b" style:font-weight-asian="bold" style:font-weight-complex="bold"/>
    </style:style>
    <style:style style:name="T146" style:family="text">
      <style:text-properties fo:font-weight="bold" officeooo:rsid="0044004d" style:font-weight-asian="bold" style:font-weight-complex="bold"/>
    </style:style>
    <style:style style:name="T147" style:family="text">
      <style:text-properties fo:font-weight="bold" officeooo:rsid="003f7a8e" style:font-weight-asian="bold" style:font-weight-complex="bold"/>
    </style:style>
    <style:style style:name="T148" style:family="text">
      <style:text-properties fo:font-weight="bold" officeooo:rsid="0039a64d" style:font-weight-asian="bold" style:font-weight-complex="bold"/>
    </style:style>
    <style:style style:name="T149" style:family="text">
      <style:text-properties fo:font-weight="bold" officeooo:rsid="003f7fe5" style:font-weight-asian="bold" style:font-weight-complex="bold"/>
    </style:style>
    <style:style style:name="T150" style:family="text">
      <style:text-properties fo:font-weight="bold" officeooo:rsid="0035f2cb" style:font-weight-asian="bold" style:font-weight-complex="bold"/>
    </style:style>
    <style:style style:name="T151" style:family="text">
      <style:text-properties fo:font-weight="bold" officeooo:rsid="006be210" style:font-weight-asian="bold" style:font-weight-complex="bold"/>
    </style:style>
    <style:style style:name="T152" style:family="text">
      <style:text-properties fo:font-weight="bold" officeooo:rsid="00e16648" style:font-weight-asian="bold" style:font-weight-complex="bold"/>
    </style:style>
    <style:style style:name="T153" style:family="text">
      <style:text-properties fo:font-weight="bold" officeooo:rsid="00d863f9" style:font-weight-asian="bold" style:font-weight-complex="bold"/>
    </style:style>
    <style:style style:name="T154" style:family="text">
      <style:text-properties fo:font-weight="bold" officeooo:rsid="00d3e082" style:font-weight-asian="bold" style:font-weight-complex="bold"/>
    </style:style>
    <style:style style:name="T155" style:family="text">
      <style:text-properties officeooo:rsid="00630e4d"/>
    </style:style>
    <style:style style:name="T156" style:family="text">
      <style:text-properties officeooo:rsid="0064210b"/>
    </style:style>
    <style:style style:name="T157" style:family="text">
      <style:text-properties officeooo:rsid="0067799a"/>
    </style:style>
    <style:style style:name="T158" style:family="text">
      <style:text-properties officeooo:rsid="0068b848"/>
    </style:style>
    <style:style style:name="T159" style:family="text">
      <style:text-properties officeooo:rsid="006cf3db"/>
    </style:style>
    <style:style style:name="T160" style:family="text">
      <style:text-properties officeooo:rsid="006e8508"/>
    </style:style>
    <style:style style:name="T161" style:family="text">
      <style:text-properties officeooo:rsid="006f95fe"/>
    </style:style>
    <style:style style:name="T162" style:family="text">
      <style:text-properties officeooo:rsid="00754055"/>
    </style:style>
    <style:style style:name="T163" style:family="text">
      <style:text-properties officeooo:rsid="0078a373"/>
    </style:style>
    <style:style style:name="T164" style:family="text">
      <style:text-properties officeooo:rsid="007b69d2"/>
    </style:style>
    <style:style style:name="T165" style:family="text">
      <style:text-properties officeooo:rsid="007d13c0"/>
    </style:style>
    <style:style style:name="T166" style:family="text">
      <style:text-properties officeooo:rsid="00863239"/>
    </style:style>
    <style:style style:name="T167" style:family="text">
      <style:text-properties officeooo:rsid="0087cf9d"/>
    </style:style>
    <style:style style:name="T168" style:family="text">
      <style:text-properties officeooo:rsid="008aef4c"/>
    </style:style>
    <style:style style:name="T169" style:family="text">
      <style:text-properties officeooo:rsid="00946fa0"/>
    </style:style>
    <style:style style:name="T170" style:family="text">
      <style:text-properties officeooo:rsid="00966f7f"/>
    </style:style>
    <style:style style:name="T171" style:family="text">
      <style:text-properties fo:color="#3465a4" fo:font-weight="bold" style:font-weight-asian="bold" style:font-weight-complex="bold"/>
    </style:style>
    <style:style style:name="T172" style:family="text">
      <style:text-properties fo:color="#3465a4" fo:font-weight="bold" officeooo:rsid="00966f7f" style:font-weight-asian="bold" style:font-weight-complex="bold"/>
    </style:style>
    <style:style style:name="T173" style:family="text">
      <style:text-properties fo:color="#3465a4" fo:font-weight="bold" officeooo:rsid="00a51e14" style:font-weight-asian="bold" style:font-weight-complex="bold"/>
    </style:style>
    <style:style style:name="T174" style:family="text">
      <style:text-properties fo:color="#3465a4" fo:font-weight="bold" officeooo:rsid="00cc4b4c" style:font-weight-asian="bold" style:font-weight-complex="bold"/>
    </style:style>
    <style:style style:name="T175" style:family="text">
      <style:text-properties officeooo:rsid="0098b357"/>
    </style:style>
    <style:style style:name="T176" style:family="text">
      <style:text-properties officeooo:rsid="0099deb5"/>
    </style:style>
    <style:style style:name="T177" style:family="text">
      <style:text-properties officeooo:rsid="00a60754"/>
    </style:style>
    <style:style style:name="T178" style:family="text">
      <style:text-properties officeooo:rsid="00a8f20c"/>
    </style:style>
    <style:style style:name="T179" style:family="text">
      <style:text-properties officeooo:rsid="00b57875"/>
    </style:style>
    <style:style style:name="T180" style:family="text">
      <style:text-properties officeooo:rsid="00b67106"/>
    </style:style>
    <style:style style:name="T181" style:family="text">
      <style:text-properties officeooo:rsid="00bb5ef4"/>
    </style:style>
    <style:style style:name="T182" style:family="text">
      <style:text-properties officeooo:rsid="00be3531"/>
    </style:style>
    <style:style style:name="T183" style:family="text">
      <style:text-properties officeooo:rsid="00bf64ea"/>
    </style:style>
    <style:style style:name="T184" style:family="text">
      <style:text-properties officeooo:rsid="00c0f32e"/>
    </style:style>
    <style:style style:name="T185" style:family="text">
      <style:text-properties officeooo:rsid="00c337b4"/>
    </style:style>
    <style:style style:name="T186" style:family="text">
      <style:text-properties officeooo:rsid="00c51abb"/>
    </style:style>
    <style:style style:name="T187" style:family="text">
      <style:text-properties officeooo:rsid="00cc322b"/>
    </style:style>
    <style:style style:name="T188" style:family="text">
      <style:text-properties officeooo:rsid="00cc4b4c"/>
    </style:style>
    <style:style style:name="T189" style:family="text">
      <style:text-properties officeooo:rsid="00cd2d2a"/>
    </style:style>
    <style:style style:name="T190" style:family="text">
      <style:text-properties officeooo:rsid="00d06c16"/>
    </style:style>
    <style:style style:name="T191" style:family="text">
      <style:text-properties officeooo:rsid="00d3e082"/>
    </style:style>
    <style:style style:name="T192" style:family="text">
      <style:text-properties fo:font-variant="normal" fo:text-transform="none" style:use-window-font-color="true" style:text-outline="false" style:text-line-through-style="none" style:text-line-through-type="none" style:font-name="Liberation Sans3"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93" style:family="text">
      <style:text-properties style:font-name="Liberation Sans" fo:font-size="10pt" style:font-size-asian="10pt" style:font-size-complex="10pt"/>
    </style:style>
    <style:style style:name="fr1" style:family="graphic" style:parent-style-name="Frame">
      <style:graphic-properties fo:margin-left="0in" fo:margin-right="0in" fo:margin-top="0in" fo:margin-bottom="0in" style:run-through="foreground" style:wrap="parallel"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vertical-pos="middle" style:vertical-rel="baseline" style:horizontal-pos="from-left" style:horizontal-rel="paragraph"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run-through="foreground" style:vertical-pos="middle" style:vertical-rel="baseline" style:horizontal-pos="from-left" style:horizontal-rel="paragraph" fo:padding="0in" fo:border="non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1217in" fo:min-width="1.022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16in" fo:min-width="0.42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17in" fo:min-width="0.42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00aaad" draw:textarea-horizontal-align="justify" draw:textarea-vertical-align="middle" draw:auto-grow-height="false" fo:min-height="0.1516in" fo:min-width="1.35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add58a" draw:textarea-horizontal-align="justify" draw:textarea-vertical-align="middle" draw:auto-grow-height="false" fo:min-height="2.1016in" fo:min-width="1.35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138in" svg:stroke-color="#000000" draw:marker-start="" draw:marker-start-width="0.0992in" draw:marker-start-center="false" draw:marker-end="" draw:marker-end-width="0.0992in" draw:marker-end-center="false" draw:fill="none" draw:fill-color="#ffffff" draw:opacity="100%" draw:textarea-horizontal-align="justify" draw:textarea-vertical-align="middle" draw:auto-grow-height="false" fo:min-height="2.3374in" fo:min-width="4.6902in" fo:padding-top="0.0563in" fo:padding-bottom="0.0563in" fo:padding-left="0.1047in" fo:padding-right="0.1047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0.286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0.7118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svg:stroke-width="0.0201in" svg:stroke-color="#000000" draw:marker-start-width="0.1689in" draw:marker-end-width="0.1689in" draw:fill-color="#ffffff" draw:textarea-horizontal-align="justify" draw:textarea-vertical-align="middle" draw:auto-grow-height="false" fo:min-height="0.2366in" fo:min-width="1.3898in" fo:padding-top="0.0098in" fo:padding-bottom="0.0098in" fo:padding-left="0.0098in" fo:padding-right="0.0098in" style:run-through="foreground"/>
    </style:style>
    <style:style style:name="gr13"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LibPSn00b Library Reference</text:p>
      <text:p text:style-name="P119">(ɔ) 2019 PSn00bSDK Project / Meido-Tek Computer Entertainment Philippines</text:p>
      <text:p text:style-name="P121"/>
      <text:p text:style-name="P121">Published date: &lt; to be filled &gt;</text:p>
      <text:p text:style-name="P121"/>
      <text:p text:style-name="P122">Meido-Tek Computer Entertainment Philippines</text:p>
      <text:p text:style-name="P123">Non existent address</text:p>
      <text:p text:style-name="P123">Non existent city, FU, 6669</text:p>
      <text:p text:style-name="P123">Philippines</text:p>
      <text:p text:style-name="P123"/>
      <text:p text:style-name="P121">The LibPSn00b Library Reference manual is supplied without any warranty and is subject to the terms of <text:span text:style-name="T182">The Mozilla Public License</text:span>. Distribution of this documented and associated libraries <text:span text:style-name="T52">are permitted as long as the original license remains unchanged</text:span>. <text:span text:style-name="T52">Any additions you’ve made to LibPSn00b of PSn00bSDK must be documented here and in the changelog.</text:span></text:p>
      <text:p text:style-name="P121"/>
      <text:p text:style-name="P121">- <text:span text:style-name="T182">This particular page is intended to be a spoof of the official library documents</text:span> -</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8">Table of Contents</text:p>
          </text:index-title>
          <text:p text:style-name="P104"><text:a xlink:type="simple" xlink:href="#__RefHeading___Toc2994_3396634000" text:style-name="Index_20_Link" text:visited-style-name="Index_20_Link">About this Document<text:tab/></text:a></text:p>
          <text:p text:style-name="P102"><text:a xlink:type="simple" xlink:href="#__RefHeading___Toc1622_874444507" text:style-name="Index_20_Link" text:visited-style-name="Index_20_Link">About LibPSn00b and the PSn00bSDK project<text:tab/>1</text:a></text:p>
          <text:p text:style-name="P102"><text:a xlink:type="simple" xlink:href="#__RefHeading___Toc637_4223348739" text:style-name="Index_20_Link" text:visited-style-name="Index_20_Link">Typographic Conventions<text:tab/>1</text:a></text:p>
          <text:p text:style-name="P102"><text:a xlink:type="simple" xlink:href="#__RefHeading___Toc3007_3396634000" text:style-name="Index_20_Link" text:visited-style-name="Index_20_Link">Original Code<text:tab/>1</text:a></text:p>
          <text:p text:style-name="P102"><text:a xlink:type="simple" xlink:href="#__RefHeading___Toc603_4223348739" text:style-name="Index_20_Link" text:visited-style-name="Index_20_Link">Credits &amp; Acknowledgments<text:tab/>2</text:a></text:p>
          <text:p text:style-name="P104"><text:a xlink:type="simple" xlink:href="#__RefHeading___Toc3121_3396634000" text:style-name="Index_20_Link" text:visited-style-name="Index_20_Link">Chapter 1: Graphics Library<text:tab/></text:a></text:p>
          <text:p text:style-name="P102"><text:a xlink:type="simple" xlink:href="#__RefHeading___Toc3955_3396634000" text:style-name="Index_20_Link" text:visited-style-name="Index_20_Link">Overview<text:tab/>4</text:a></text:p>
          <text:p text:style-name="P102"><text:a xlink:type="simple" xlink:href="#__RefHeading___Toc3243_3449965932" text:style-name="Index_20_Link" text:visited-style-name="Index_20_Link">Structures<text:tab/>10</text:a></text:p>
          <text:p text:style-name="P102"><text:a xlink:type="simple" xlink:href="#__RefHeading___Toc1363_2843400457" text:style-name="Index_20_Link" text:visited-style-name="Index_20_Link">Functions<text:tab/>13</text:a></text:p>
        </text:index-body>
      </text:table-of-content>
      <text:p text:style-name="P1"/>
      <text:h text:style-name="P116" text:outline-level="1"><text:bookmark-start text:name="__RefHeading___Toc2994_3396634000"/>About this Document<text:bookmark-end text:name="__RefHeading___Toc2994_3396634000"/></text:h>
      <text:h text:style-name="P108" text:outline-level="2"><text:bookmark-start text:name="__RefHeading___Toc1622_874444507"/>About LibPSn00b <text:span text:style-name="T162">and the </text:span>PSn00bSDK <text:span text:style-name="T162">project</text:span><text:bookmark-end text:name="__RefHeading___Toc1622_874444507"/></text:h>
      <text:p text:style-name="P99">LibPSn00b is a free and open source <text:span text:style-name="T163">implementation of </text:span>Sony’s Runtime Libraries <text:span text:style-name="T163">used for</text:span> developing software for the original PlayStation <text:span text:style-name="T165">that also tries to be more efficient than Sony’s original libraries with the goal of making the library functions written mostly in MIPS assembly</text:span>.</text:p>
      <text:p text:style-name="P100"><text:span text:style-name="T163">LibPSn00b follows most of the original syntax of Sony’s libraries for familiarity reasons and to make it easier to port existing homebrew originally written for Sony’s SDK over to LibPSn00b with minimal effort, provided the functions and other things it depends on have already been implemented. </text:span>LibPSn00b is <text:span text:style-name="T183">obviously </text:span>part of the PSn00bSDK project.</text:p>
      <text:p text:style-name="P124">The PSn00bSDK project aims to develop a 100% <text:span text:style-name="T184">free and </text:span>open source SDK <text:span text:style-name="T184">for the original PlayStation </text:span>that is as<text:span text:style-name="T164"> capable </text:span>as Sony’s official SDK <text:span text:style-name="T184">in terms of hardware features to open up the possibility of developing homebrew titles that are on par of officially released titles 100% legally</text:span>.</text:p>
      <text:p text:style-name="P101">The PSn00bSDK Project is in no affiliation with Sony Computer Entertainment <text:span text:style-name="T166">Inc</text:span>.</text:p>
      <text:h text:style-name="P109" text:outline-level="2"><text:bookmark-start text:name="__RefHeading___Toc637_4223348739"/>Typographic Conventions<text:bookmark-end text:name="__RefHeading___Toc637_4223348739"/></text:h>
      <text:p text:style-name="P25">Certain typographic conventions are used throughout this document to clarify the meaning of the text. The following conventions apply <text:span text:style-name="T160">in this document</text:span>:</text:p>
      <text:p text:style-name="P14">Convention<text:tab/>Meaning</text:p>
      <text:p text:style-name="P10">italic<text:span text:style-name="T2"><text:tab/>Function arguments and structure members.</text:span></text:p>
      <text:p text:style-name="P16"><text:span text:style-name="T41">monospace</text:span><text:span text:style-name="T42"><text:tab/>Program code. </text:span><text:span text:style-name="T43">Usually contained inside </text:span><text:span text:style-name="T44">of </text:span><text:span text:style-name="T43">a code <text:tab/>block.</text:span></text:p>
      <text:p text:style-name="P11"><text:span text:style-name="T42">bold</text:span><text:span text:style-name="T45"><text:tab/>Types, structure and function name</text:span><text:span text:style-name="T47">s</text:span><text:span text:style-name="T45">.</text:span></text:p>
      <text:p text:style-name="P15"><text:span text:style-name="T48">blue</text:span><text:span text:style-name="T46"><text:tab/>Hyperlink.</text:span></text:p>
      <text:p text:style-name="P17"/>
      <text:h text:style-name="Heading_20_2" text:outline-level="2"><text:bookmark-start text:name="__RefHeading___Toc3007_3396634000"/>Original <text:span text:style-name="T160">Code</text:span><text:bookmark-end text:name="__RefHeading___Toc3007_3396634000"/></text:h>
      <text:p text:style-name="P13">Functions, structures <text:span text:style-name="T160">and </text:span>macro definitions that are <text:span text:style-name="T160">originally </text:span>not part of the <text:span text:style-name="T161">official</text:span> libraries <text:span text:style-name="T54">fall under Original Code and must be indicated as such in both this document and the library headers.</text:span></text:p>
      <text:p text:style-name="P120">For contributors; original code should never use existing names of the official libraries to avoid compatibility issues when <text:span text:style-name="T185">porting</text:span> existing homebrew originally written for Sony’s SDK<text:span text:style-name="T186">s</text:span>.</text:p>
      <text:h text:style-name="P110" text:outline-level="2"><text:bookmark-start text:name="__RefHeading___Toc603_4223348739"/>Credits &amp; Acknowledgments<text:bookmark-end text:name="__RefHeading___Toc603_4223348739"/></text:h>
      <text:p text:style-name="P21"><text:span text:style-name="T53">Library </text:span>Developers:</text:p>
      <text:p text:style-name="P19"><text:span text:style-name="T50">L</text:span>ameguy64</text:p>
      <text:p text:style-name="P23">Library Documentation:</text:p>
      <text:p text:style-name="P22"><text:span text:style-name="T50">L</text:span>ameguy64</text:p>
      <text:p text:style-name="P24"><text:span text:style-name="T53">Reference Materials</text:span>:</text:p>
      <text:p text:style-name="P20"><text:span text:style-name="T51">Nocash’s PlayStation specs document: </text:span><text:a xlink:type="simple" xlink:href="http://problemkaputt.de/psx-spx.htm" text:style-name="Internet_20_link" text:visited-style-name="Visited_20_Internet_20_Link"><text:span text:style-name="T51">http://problemkaputt.de/psx-spx.htm</text:span></text:a></text:p>
      <text:p text:style-name="P18"><text:span text:style-name="T1">tails92’s PSXSDK library source: </text:span><text:a xlink:type="simple" xlink:href="https://github.com/simias/psxsdk" text:style-name="Internet_20_link" text:visited-style-name="Visited_20_Internet_20_Link"><text:span text:style-name="T1">https://github.com/simias/psxsdk</text:span></text:a></text:p>
      <text:h text:style-name="P117" text:outline-level="1"><text:bookmark-start text:name="__RefHeading___Toc3121_3396634000"/>Chapter 1: Graphics Library<text:bookmark-end text:name="__RefHeading___Toc3121_3396634000"/></text:h>
      <text:table-of-content text:style-name="Sect1" text:protected="true" text:name="Table of Contents1">
        <text:table-of-content-source text:outline-level="5"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ction1">
            <text:p text:style-name="Contents_20_Heading">Table of Contents</text:p>
          </text:index-title>
          <text:p text:style-name="P105"><text:a xlink:type="simple" xlink:href="#__RefHeading___Toc3121_3396634000" text:style-name="Index_20_Link" text:visited-style-name="Index_20_Link">Chapter 1: Graphics Library<text:tab/></text:a></text:p>
          <text:p text:style-name="P103"><text:a xlink:type="simple" xlink:href="#__RefHeading___Toc3955_3396634000" text:style-name="Index_20_Link" text:visited-style-name="Index_20_Link">Overview<text:tab/></text:a></text:p>
          <text:p text:style-name="P106"><text:a xlink:type="simple" xlink:href="#__RefHeading___Toc3957_3396634000" text:style-name="Index_20_Link" text:visited-style-name="Index_20_Link">Display and Drawing Environments<text:tab/>5</text:a></text:p>
          <text:p text:style-name="P106"><text:a xlink:type="simple" xlink:href="#__RefHeading___Toc3053_3449965932" text:style-name="Index_20_Link" text:visited-style-name="Index_20_Link">Video Memory<text:tab/>5</text:a></text:p>
          <text:p text:style-name="P106"><text:a xlink:type="simple" xlink:href="#__RefHeading___Toc3055_3449965932" text:style-name="Index_20_Link" text:visited-style-name="Index_20_Link">Textures &amp; Color Lookup Tables (CLUT)<text:tab/>6</text:a></text:p>
          <text:p text:style-name="P106"><text:a xlink:type="simple" xlink:href="#__RefHeading___Toc3057_3449965932" text:style-name="Index_20_Link" text:visited-style-name="Index_20_Link">Ordering Tables<text:tab/>6</text:a></text:p>
          <text:p text:style-name="P106"><text:a xlink:type="simple" xlink:href="#__RefHeading___Toc3205_3449965932" text:style-name="Index_20_Link" text:visited-style-name="Index_20_Link">Double Buffering<text:tab/>8</text:a></text:p>
          <text:p text:style-name="P103"><text:a xlink:type="simple" xlink:href="#__RefHeading___Toc3243_3449965932" text:style-name="Index_20_Link" text:visited-style-name="Index_20_Link">Structures<text:tab/></text:a></text:p>
          <text:p text:style-name="P106"><text:a xlink:type="simple" xlink:href="#__RefHeading___Toc3241_3449965932" text:style-name="Index_20_Link" text:visited-style-name="Index_20_Link">DISPENV<text:tab/>10</text:a></text:p>
          <text:p text:style-name="P106"><text:a xlink:type="simple" xlink:href="#__RefHeading___Toc3315_3449965932" text:style-name="Index_20_Link" text:visited-style-name="Index_20_Link">DRAWENV<text:tab/>11</text:a></text:p>
          <text:p text:style-name="P106"><text:a xlink:type="simple" xlink:href="#__RefHeading___Toc6630_1114698700" text:style-name="Index_20_Link" text:visited-style-name="Index_20_Link">RECT<text:tab/>12</text:a></text:p>
          <text:p text:style-name="P106"><text:a xlink:type="simple" xlink:href="#__RefHeading___Toc1760_2052515328" text:style-name="Index_20_Link" text:visited-style-name="Index_20_Link">TIM_IMAGE<text:tab/>13</text:a></text:p>
          <text:p text:style-name="P103"><text:a xlink:type="simple" xlink:href="#__RefHeading___Toc1363_2843400457" text:style-name="Index_20_Link" text:visited-style-name="Index_20_Link">Functions<text:tab/></text:a></text:p>
          <text:p text:style-name="P106"><text:a xlink:type="simple" xlink:href="#__RefHeading___Toc1365_2843400457" text:style-name="Index_20_Link" text:visited-style-name="Index_20_Link">ClearOTagR<text:tab/>14</text:a></text:p>
          <text:p text:style-name="P106"><text:a xlink:type="simple" xlink:href="#__RefHeading___Toc1367_2843400457" text:style-name="Index_20_Link" text:visited-style-name="Index_20_Link">DrawOTag<text:tab/>15</text:a></text:p>
          <text:p text:style-name="P106"><text:a xlink:type="simple" xlink:href="#__RefHeading___Toc1369_2843400457" text:style-name="Index_20_Link" text:visited-style-name="Index_20_Link">DrawSync<text:tab/>16</text:a></text:p>
          <text:p text:style-name="P106"><text:a xlink:type="simple" xlink:href="#__RefHeading___Toc2260_2052515328" text:style-name="Index_20_Link" text:visited-style-name="Index_20_Link">GetTimInfo<text:tab/>17</text:a></text:p>
          <text:p text:style-name="P106"><text:a xlink:type="simple" xlink:href="#__RefHeading___Toc4630_874444507" text:style-name="Index_20_Link" text:visited-style-name="Index_20_Link">LoadImage<text:tab/>18</text:a></text:p>
          <text:p text:style-name="P106"><text:a xlink:type="simple" xlink:href="#__RefHeading___Toc1371_2843400457" text:style-name="Index_20_Link" text:visited-style-name="Index_20_Link">ResetGraph<text:tab/>19</text:a></text:p>
          <text:p text:style-name="P106"><text:a xlink:type="simple" xlink:href="#__RefHeading___Toc4632_874444507" text:style-name="Index_20_Link" text:visited-style-name="Index_20_Link"><text:span text:style-name="T2">V</text:span></text:a><text:a xlink:type="simple" xlink:href="#__RefHeading___Toc4632_874444507" text:style-name="Index_20_Link" text:visited-style-name="Index_20_Link"><text:span text:style-name="T2">S</text:span></text:a><text:a xlink:type="simple" xlink:href="#__RefHeading___Toc4632_874444507" text:style-name="Index_20_Link" text:visited-style-name="Index_20_Link"><text:span text:style-name="T2">ync</text:span></text:a><text:a xlink:type="simple" xlink:href="#__RefHeading___Toc4632_874444507" text:style-name="Index_20_Link" text:visited-style-name="Index_20_Link"><text:tab/>20</text:a></text:p>
          <text:p text:style-name="P106"><text:a xlink:type="simple" xlink:href="#__RefHeading___Toc2228_2052515328" text:style-name="Index_20_Link" text:visited-style-name="Index_20_Link"><text:span text:style-name="T2">V</text:span></text:a><text:a xlink:type="simple" xlink:href="#__RefHeading___Toc2228_2052515328" text:style-name="Index_20_Link" text:visited-style-name="Index_20_Link"><text:span text:style-name="T2">S</text:span></text:a><text:a xlink:type="simple" xlink:href="#__RefHeading___Toc2228_2052515328" text:style-name="Index_20_Link" text:visited-style-name="Index_20_Link"><text:span text:style-name="T2">ync</text:span></text:a><text:a xlink:type="simple" xlink:href="#__RefHeading___Toc2228_2052515328" text:style-name="Index_20_Link" text:visited-style-name="Index_20_Link"><text:span text:style-name="T2">Callback</text:span></text:a><text:a xlink:type="simple" xlink:href="#__RefHeading___Toc2228_2052515328" text:style-name="Index_20_Link" text:visited-style-name="Index_20_Link"><text:tab/>21</text:a></text:p>
          <text:p text:style-name="P103"><text:a xlink:type="simple" xlink:href="#__RefHeading___Toc2914_2052515328" text:style-name="Index_20_Link" text:visited-style-name="Index_20_Link">Macros<text:tab/></text:a></text:p>
          <text:p text:style-name="P106"><text:a xlink:type="simple" xlink:href="#__RefHeading___Toc2916_2052515328" text:style-name="Index_20_Link" text:visited-style-name="Index_20_Link"><text:span text:style-name="T2">addPrim</text:span></text:a><text:a xlink:type="simple" xlink:href="#__RefHeading___Toc2916_2052515328" text:style-name="Index_20_Link" text:visited-style-name="Index_20_Link"><text:tab/>22</text:a></text:p>
          <text:p text:style-name="P106"><text:a xlink:type="simple" xlink:href="#__RefHeading___Toc2918_2052515328" text:style-name="Index_20_Link" text:visited-style-name="Index_20_Link"><text:span text:style-name="T2">setVector</text:span></text:a><text:a xlink:type="simple" xlink:href="#__RefHeading___Toc2918_2052515328" text:style-name="Index_20_Link" text:visited-style-name="Index_20_Link"><text:tab/>23</text:a></text:p>
        </text:index-body>
      </text:table-of-content>
      <text:p text:style-name="P2"/>
      <text:h text:style-name="P111" text:outline-level="2"><text:bookmark-start text:name="__RefHeading___Toc3955_3396634000"/>Overview<text:bookmark-end text:name="__RefHeading___Toc3955_3396634000"/></text:h>
      <text:p text:style-name="P12">The psxgpu library provides functions, structures and macros to initialize, configure and draw graphic primitives using the PlayStation’s GPU. It is an essential component to any PlayStation project unless its something that does not show anything on the display but such a project would be pretty ridiculous.</text:p>
      <text:p text:style-name="P9">This library does not provide functions for 3D processing, only display and graphics primitives. 3D functions are provided in psxgte instead.</text:p>
      <text:h text:style-name="P128" text:outline-level="3"><text:bookmark-start text:name="__RefHeading___Toc3957_3396634000"/>Display and Drawing Environments<text:bookmark-end text:name="__RefHeading___Toc3957_3396634000"/></text:h>
      <text:p text:style-name="P12">The display environment refers to the video mode and display area of the frame buffer to be displayed on the television screen that is set to the GPU. These parameters are usually defined using DISPENV and applied to the GPU using PutDispEnv(). The video standard used can be changed using SetVideoMode().</text:p>
      <text:p text:style-name="P7">The drawing environment refers to the area of the frame buffer where drawing takes place and the base texture page and texture window coordinates. These parameters are typically defined using DRAWENV and applied to the GPU using PutDrawEnv(). Parameters such as current texture page and drawing area can be altered mid-drawing using appropriate primitives such as DR_TPAGE and DR_AREA.</text:p>
      <text:p text:style-name="P8">While the GPU is capable of displaying 24-bit color it can only draw graphics in 16-bit color limiting the usefulness of 24-bit color mode to static images and FMV video sequences.</text:p>
      <text:h text:style-name="Heading_20_3" text:outline-level="3"><text:bookmark-start text:name="__RefHeading___Toc3053_3449965932"/>Video Memory<text:bookmark-end text:name="__RefHeading___Toc3053_3449965932"/></text:h>
      <text:p text:style-name="P12">The PlayStation has 1 megabyte of video memory used for frame buffers, textures and color look-up tables (CLUTs). The video memory is not connected to the memory bus so the only way to transfer data to and from it is through the GPU using LoadImage() and StoreImage() respectively.</text:p>
      <text:p text:style-name="P7">The GPU addresses the video memory as a 1024x512 16-bit frame buffer so display, draw and image areas are specified in 2D coordinates. The frame buffer is divided into 64x256 pixel pages but this is most relevant on textures.</text:p>
      <text:p text:style-name="P6"><draw:frame draw:style-name="fr1" draw:name="Frame1" text:anchor-type="as-char" svg:width="5.0992in" draw:z-index="0"><draw:text-box fo:min-height="2.9555in"><text:p text:style-name="P3"><draw:g text:anchor-type="paragraph" draw:z-index="1" draw:name="Shape1" draw:style-name="gr1"><draw:custom-shape draw:style-name="gr2" draw:text-style-name="P175" svg:width="1.2205in" svg:height="1.2205in" svg:x="2.2598in" svg:y="0.25in"><text:p text:style-name="P174"><text:span text:style-name="T192">Texture</text:span></text:p><draw:enhanced-geometry svg:viewBox="0 0 21600 21600" draw:mirror-horizontal="false" draw:mirror-vertical="false" draw:type="rectangle" draw:enhanced-path="M 0 0 L 21600 0 21600 21600 0 21600 0 0 Z N"/></draw:custom-shape><draw:custom-shape draw:style-name="gr3" draw:text-style-name="P175" svg:width="0.6205in" svg:height="0.6004in" svg:x="1.65in" svg:y="0.25in"><text:p text:style-name="P174"><text:span text:style-name="T192">Texture</text:span></text:p><draw:enhanced-geometry svg:viewBox="0 0 21600 21600" draw:mirror-horizontal="false" draw:mirror-vertical="false" draw:type="rectangle" draw:enhanced-path="M 0 0 L 21600 0 21600 21600 0 21600 0 0 Z N"/></draw:custom-shape><draw:custom-shape draw:style-name="gr4" draw:text-style-name="P175" svg:width="0.6205in" svg:height="0.6205in" svg:x="1.65in" svg:y="0.85in"><text:p text:style-name="P174"><text:span text:style-name="T192">Texture</text:span></text:p><draw:enhanced-geometry svg:viewBox="0 0 21600 21600" draw:mirror-horizontal="false" draw:mirror-vertical="false" draw:type="rectangle" draw:enhanced-path="M 0 0 L 21600 0 21600 21600 0 21600 0 0 Z N"/></draw:custom-shape><draw:custom-shape draw:style-name="gr5" draw:text-style-name="P176" svg:width="1.5504in" svg:height="0.2504in" svg:x="0.1in" svg:y="2.45in"><text:p text:style-name="P174"><text:span text:style-name="T192">CLUTs</text:span></text:p><draw:enhanced-geometry svg:viewBox="0 0 21600 21600" draw:mirror-horizontal="false" draw:mirror-vertical="false" draw:type="rectangle" draw:enhanced-path="M 0 0 L 21600 0 21600 21600 0 21600 0 0 Z N"/></draw:custom-shape><draw:custom-shape draw:style-name="gr6" draw:text-style-name="P177" svg:width="1.5504in" svg:height="2.2004in" svg:x="0.1in" svg:y="0.25in"><text:p text:style-name="P174"><text:span text:style-name="T192">Display/Draw</text:span></text:p><text:p text:style-name="P174"><text:span text:style-name="T192">Areas</text:span></text:p><draw:enhanced-geometry svg:viewBox="0 0 21600 21600" draw:mirror-horizontal="false" draw:mirror-vertical="false" draw:type="rectangle" draw:enhanced-path="M 0 0 L 21600 0 21600 21600 0 21600 0 0 Z N"/></draw:custom-shape><draw:custom-shape draw:style-name="gr7" draw:text-style-name="P178" svg:width="4.9004in" svg:height="2.4504in" svg:x="0.1in" svg:y="0.25in"><text:p/><draw:enhanced-geometry svg:viewBox="0 0 21600 21600" draw:mirror-horizontal="false" draw:mirror-vertical="false" draw:type="rectangle" draw:enhanced-path="M 0 0 L 21600 0 21600 21600 0 21600 0 0 Z N"/></draw:custom-shape><draw:line draw:style-name="gr8" draw:text-style-name="P179" svg:x1="0.1in" svg:y1="1.4752in" svg:x2="5in" svg:y2="1.4752in"><text:p/></draw:line><draw:line draw:style-name="gr8" draw:text-style-name="P179" svg:x1="0.4236in" svg:y1="0.25in" svg:x2="0.4236in" svg:y2="2.7in"><text:p/></draw:line><draw:line draw:style-name="gr8" draw:text-style-name="P179" svg:x1="0.7303in" svg:y1="0.25in" svg:x2="0.7303in" svg:y2="2.7in"><text:p/></draw:line><draw:line draw:style-name="gr8" draw:text-style-name="P179" svg:x1="1.037in" svg:y1="0.25in" svg:x2="1.037in" svg:y2="2.7in"><text:p/></draw:line><draw:line draw:style-name="gr8" draw:text-style-name="P179" svg:x1="1.3433in" svg:y1="0.25in" svg:x2="1.3433in" svg:y2="2.7in"><text:p/></draw:line><draw:line draw:style-name="gr8" draw:text-style-name="P179" svg:x1="1.65in" svg:y1="0.25in" svg:x2="1.65in" svg:y2="2.7in"><text:p/></draw:line><draw:line draw:style-name="gr8" draw:text-style-name="P179" svg:x1="1.9563in" svg:y1="0.25in" svg:x2="1.9563in" svg:y2="2.7in"><text:p/></draw:line><draw:line draw:style-name="gr8" draw:text-style-name="P179" svg:x1="2.263in" svg:y1="0.25in" svg:x2="2.263in" svg:y2="2.7in"><text:p/></draw:line><draw:line draw:style-name="gr8" draw:text-style-name="P179" svg:x1="2.5697in" svg:y1="0.25in" svg:x2="2.5697in" svg:y2="2.7in"><text:p/></draw:line><draw:line draw:style-name="gr8" draw:text-style-name="P179" svg:x1="2.876in" svg:y1="0.25in" svg:x2="2.876in" svg:y2="2.7in"><text:p/></draw:line><draw:line draw:style-name="gr8" draw:text-style-name="P179" svg:x1="3.1823in" svg:y1="0.25in" svg:x2="3.1823in" svg:y2="2.7in"><text:p/></draw:line><draw:line draw:style-name="gr8" draw:text-style-name="P179" svg:x1="3.489in" svg:y1="0.25in" svg:x2="3.489in" svg:y2="2.7in"><text:p/></draw:line><draw:line draw:style-name="gr8" draw:text-style-name="P179" svg:x1="3.7957in" svg:y1="0.25in" svg:x2="3.7957in" svg:y2="2.7in"><text:p/></draw:line><draw:line draw:style-name="gr8" draw:text-style-name="P179" svg:x1="4.102in" svg:y1="0.25in" svg:x2="4.102in" svg:y2="2.7in"><text:p/></draw:line><draw:line draw:style-name="gr8" draw:text-style-name="P179" svg:x1="4.4087in" svg:y1="0.25in" svg:x2="4.4087in" svg:y2="2.7in"><text:p/></draw:line><draw:line draw:style-name="gr8" draw:text-style-name="P179" svg:x1="4.715in" svg:y1="0.25in" svg:x2="4.715in" svg:y2="2.7in"><text:p/></draw:line><draw:frame draw:style-name="gr9" draw:text-style-name="P181" svg:width="0.4843in" svg:height="0.2594in" svg:x="0in" svg:y="0in"><draw:text-box><text:p text:style-name="P180"><text:span text:style-name="T192">(0,0)</text:span></text:p></draw:text-box></draw:frame><draw:frame draw:style-name="gr10" draw:text-style-name="P181" svg:width="0.9094in" svg:height="0.2594in" svg:x="4.2in" svg:y="2.6957in"><draw:text-box><text:p text:style-name="P180"><text:span text:style-name="T192">(1023, 511)</text:span></text:p></draw:text-box></draw:frame></draw:g>Sample layout <text:span text:style-name="T55">of display buffers, textures and Clutch in VRAM</text:span></text:p></draw:text-box></draw:frame></text:p>
      <text:h text:style-name="P129" text:outline-level="3"><text:bookmark-start text:name="__RefHeading___Toc3055_3449965932"/>Textures &amp; Color Lookup Tables (CLUT)<text:bookmark-end text:name="__RefHeading___Toc3055_3449965932"/></text:h>
      <text:p text:style-name="P12">Textures are bitmap images to be used with sprites and textured polygons. The GPU supports 16-bit texture images as well as color indexed 8-bit and 4-bit textures. Since the VRAM is always treated as a 16-bit 1024x512 frame buffer regardless of the color depth f the texture 8-bit and 4-bit textures will appear at half width and quarter width respectively. (eg. 64x64 texture will be 32x64 in 8-bit and 16x64 in 4-bit)</text:p>
      <text:p text:style-name="P7"><text:bookmark-start text:name="__RefHeading___Toc1232_1237352101"/>While the size of the texture does not necessarily have to be in powers of two the width must be at least a multiple of 2 for 16-bit and 8-bit textures and 4 for 4-bit textures to ensure consistent texturing without any graphical corruption around the edges of a sprite or textured polygon.<text:bookmark-end text:name="__RefHeading___Toc1232_1237352101"/></text:p>
      <text:p text:style-name="P7"><text:bookmark-start text:name="__RefHeading___Toc1234_1237352101"/>The pixel format of 16-bit textures, <text:span text:style-name="T57">CLUTs</text:span> and <text:span text:style-name="T57">the pixels the </text:span>GPU draws is RGB555 which can support up to 32,768 unique colors. The 16th bit is used as a semi-transparency mask bit for textures and as a write protection mask <text:span text:style-name="T58">to the GPU</text:span> which can be used as a <text:span text:style-name="T58">basic </text:span>1-bit stencil mask.<text:bookmark-end text:name="__RefHeading___Toc1234_1237352101"/></text:p>
      <text:p text:style-name="P7"><text:bookmark-start text:name="__RefHeading___Toc1236_1237352101"/>The GPU has a 2KB texture cache which can be taken advantage <text:span text:style-name="T59">of </text:span>by <text:span text:style-name="T60">having </text:span>textures of a specific size <text:span text:style-name="T60">which varies depending </text:span>on the color depth of the texture. For 4-bit textures it is 64x64, for 8-bit textures it is 32x64 and for 16-bit textures it is 32x32. Taking advantage of the texture cache can help improve drawing performance.<text:bookmark-end text:name="__RefHeading___Toc1236_1237352101"/></text:p>
      <text:p text:style-name="P7">The maximum texture resolution sprite and polygon primitives can <text:span text:style-name="T61">support </text:span>is 256x256 <text:span text:style-name="T61">on all texture color depths</text:span>. <text:span text:style-name="T61">Larger textures can be drawn with multiple primitives that draws each portion of the texture image.</text:span></text:p>
      <text:p text:style-name="P7"><text:bookmark-start text:name="__RefHeading___Toc1238_1237352101"/><text:span text:style-name="T56">C</text:span>olor indexed texture formats have <text:span text:style-name="T56">the</text:span> addition of a color lookup table or CLUT which is <text:span text:style-name="T56">essentially </text:span>the color palette of color indexed textures. <text:span text:style-name="T56">It </text:span>appears on the VRAM as a 16-bit 256x1 or 16x1 texture and <text:span text:style-name="T56">is </text:span>positioned on the VRAM <text:span text:style-name="T56">much </text:span>like a texture image.<text:bookmark-end text:name="__RefHeading___Toc1238_1237352101"/></text:p>
      <text:h text:style-name="P126" text:outline-level="3"><text:bookmark-start text:name="__RefHeading___Toc3057_3449965932"/>Ordering Tables<text:bookmark-end text:name="__RefHeading___Toc3057_3449965932"/></text:h>
      <text:p text:style-name="P26">An ordering table is an <text:span text:style-name="T64">array of 32-bit integers defined with pointers that point from one element to another forming a chain of pointers. The chain must end with a terminator value of 0x00FFFFFF but ClearOTagR() sets that automatically.</text:span></text:p>
      <text:p text:style-name="P28"><text:s/><draw:frame draw:style-name="fr2" draw:name="OT Chain" text:anchor-type="as-char" svg:width="2.5543in" draw:z-index="4"><draw:text-box fo:min-height="2.1866in"><text:p text:style-name="P3"><draw:g text:anchor-type="paragraph" draw:z-index="5" draw:style-name="gr1"><draw:custom-shape draw:name="Shape1" draw:style-name="gr12" draw:text-style-name="P183" svg:width="1.437in" svg:height="0.2843in" svg:x="0.5567in" svg:y="0in"><text:p text:style-name="P182"><text:span text:style-name="T193">OT Entry 0 (Term)</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83" svg:width="1.437in" svg:height="0.2843in" svg:x="0.5567in" svg:y="1.1362in"><text:p text:style-name="P182"><text:span text:style-name="T193">OT Entry 4</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83" svg:width="1.437in" svg:height="0.2843in" svg:x="0.5567in" svg:y="1.4201in"><text:p text:style-name="P182"><text:span text:style-name="T193">OT Entry 5</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83" svg:width="1.437in" svg:height="0.2843in" svg:x="0.5567in" svg:y="1.7043in"><text:p text:style-name="P182"><text:span text:style-name="T193">OT Entry 6</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name="Shape2" draw:style-name="gr13" draw:text-style-name="P182" svg:width="0.2406in" svg:height="0.3012in" svg:x="0.4402in" svg:y="0.4154in" draw:kind="arc" draw:start-angle="92.55" draw:end-angle="268.27"><text:p/></draw:ellipse><draw:ellipse draw:name="Shape2" draw:style-name="gr13" draw:text-style-name="P182" svg:width="0.2406in" svg:height="0.3012in" svg:x="1.8728in" svg:y="0.1319in" draw:kind="arc" draw:start-angle="270.26" draw:end-angle="89.72"><text:p/></draw:ellipse><draw:ellipse draw:name="Shape2" draw:style-name="gr13" draw:text-style-name="P182" svg:width="0.2406in" svg:height="0.3012in" svg:x="1.8728in" svg:y="0.6902in" draw:kind="arc" draw:start-angle="270.26" draw:end-angle="89.72"><text:p/></draw:ellipse><draw:custom-shape draw:name="Shape1" draw:style-name="gr12" draw:text-style-name="P183" svg:width="1.437in" svg:height="0.2843in" svg:x="0.5567in" svg:y="0.2839in"><text:p text:style-name="P182"><text:span text:style-name="T193">OT Entry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83" svg:width="1.437in" svg:height="0.2843in" svg:x="0.5567in" svg:y="0.5681in"><text:p text:style-name="P182"><text:span text:style-name="T193">OT Entry 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83" svg:width="1.437in" svg:height="0.2843in" svg:x="0.5567in" svg:y="0.852in"><text:p text:style-name="P182"><text:span text:style-name="T193">OT Entry 3</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name="Shape2" draw:style-name="gr13" draw:text-style-name="P182" svg:width="0.2406in" svg:height="0.3012in" svg:x="0.4402in" svg:y="0.9882in" draw:kind="arc" draw:start-angle="92.55" draw:end-angle="268.27"><text:p/></draw:ellipse><draw:ellipse draw:name="Shape2" draw:style-name="gr13" draw:text-style-name="P182" svg:width="0.2406in" svg:height="0.3012in" svg:x="0.4402in" svg:y="1.5457in" draw:kind="arc" draw:start-angle="92.55" draw:end-angle="268.27"><text:p/></draw:ellipse><draw:ellipse draw:name="Shape2" draw:style-name="gr13" draw:text-style-name="P182" svg:width="0.2406in" svg:height="0.3012in" svg:x="1.8728in" svg:y="1.2634in" draw:kind="arc" draw:start-angle="270.26" draw:end-angle="89.72"><text:p/></draw:ellipse></draw:g><text:span text:style-name="T65">A r</text:span>everse <text:span text:style-name="T66">ordering table chain</text:span></text:p></draw:text-box></draw:frame></text:p>
      <text:p text:style-name="P27">A reverse ordering table <text:span text:style-name="T67">which is defined using the ClearOTagR() function </text:span>begins at the last element of the array and ends at the first <text:span text:style-name="T67">element</text:span>. This <text:span text:style-name="T68">style </text:span>of ordering table is most commonly used for 3D graphics as it allows for simpl<text:span text:style-name="T69">ified</text:span> depth sorting of polygons as primitives sorted to higher elements are drawn first and lower elements are drawn last. This is unofficially known as <text:soft-page-break/>blit sort <text:span text:style-name="T70">but there doesn’t seem to be much information about this sorting algorithm so the exact term is unknown</text:span>. <text:span text:style-name="T71">The table can also be used to control layering of sprite and tile elements in 2D games.</text:span></text:p>
      <text:p text:style-name="P27">Primitives to be drawn are usually ‘sorted’ into an element<text:span text:style-name="T72"> of an </text:span>ordering table by linking the primitive to the chain using AddPrim(). This pretty much explains why many graphics functions that draw graphics primitives or objects often reference sorting <text:span text:style-name="T72">rather than drawing</text:span>.</text:p>
      <text:p text:style-name="P27">The primitives themselves are usually stored in a separate buffer, <text:span text:style-name="T73">usually an array of char elements. Preferably one should additionally define a pointer variable that initially points to the beginning of a primitive buffer and is incremented based on the size of a primitive that had been sorted to use as a reference as to where the next primitive should be stored to and is reset to the start of a buffer on every frame. U</text:span>nlike the ordering table it does not need <text:span text:style-name="T73">to be cleared on every frame</text:span>.</text:p>
      <text:p text:style-name="P28"><draw:frame draw:style-name="fr3" draw:name="OT Chain with Primitive" text:anchor-type="as-char" svg:width="3.5909in" draw:z-index="6"><draw:text-box fo:min-height="2.202in"><text:p text:style-name="P3"><draw:g text:anchor-type="paragraph" draw:z-index="7" draw:style-name="gr11"><draw:custom-shape draw:name="Shape1" draw:style-name="gr12" draw:text-style-name="P183" svg:width="1.437in" svg:height="0.2843in" svg:x="0.1268in" svg:y="0.1925in"><text:p text:style-name="P182"><text:span text:style-name="T193">OT Entry 0 (Te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83" svg:width="1.437in" svg:height="0.2843in" svg:x="0.1268in" svg:y="1.3283in"><text:p text:style-name="P182"><text:span text:style-name="T193">OT Entry 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83" svg:width="1.437in" svg:height="0.2843in" svg:x="0.1268in" svg:y="1.6126in"><text:p text:style-name="P182"><text:span text:style-name="T193">OT Entry 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83" svg:width="1.437in" svg:height="0.2843in" svg:x="0.1268in" svg:y="1.8965in"><text:p text:style-name="P182"><text:span text:style-name="T193">OT Entry 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name="Shape2" draw:style-name="gr13" draw:text-style-name="P182" svg:width="0.2406in" svg:height="0.3012in" svg:x="0.0102in" svg:y="0.6075in" draw:kind="arc" draw:start-angle="92.55" draw:end-angle="268.27"><text:p/></draw:ellipse><draw:ellipse draw:name="Shape2" draw:style-name="gr13" draw:text-style-name="P182" svg:width="0.2406in" svg:height="0.3012in" svg:x="1.4429in" svg:y="0.8827in" draw:kind="arc" draw:start-angle="270.26" draw:end-angle="89.72"><text:p/></draw:ellipse><draw:custom-shape draw:name="Shape1" draw:style-name="gr12" draw:text-style-name="P183" svg:width="1.437in" svg:height="0.2843in" svg:x="0.1268in" svg:y="0.4764in"><text:p text:style-name="P182"><text:span text:style-name="T193">OT Entry 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83" svg:width="1.437in" svg:height="0.2843in" svg:x="0.1268in" svg:y="0.7602in"><text:p text:style-name="P182"><text:span text:style-name="T193">OT Entry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83" svg:width="1.437in" svg:height="0.2843in" svg:x="0.1268in" svg:y="1.0445in"><text:p text:style-name="P182"><text:span text:style-name="T193">OT Entry 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name="Shape2" draw:style-name="gr13" draw:text-style-name="P182" svg:width="0.2406in" svg:height="0.3012in" svg:x="0.0102in" svg:y="1.1807in" draw:kind="arc" draw:start-angle="92.55" draw:end-angle="268.27"><text:p/></draw:ellipse><draw:ellipse draw:name="Shape2" draw:style-name="gr13" draw:text-style-name="P182" svg:width="0.2406in" svg:height="0.3012in" svg:x="0.0102in" svg:y="1.7382in" draw:kind="arc" draw:start-angle="92.55" draw:end-angle="268.27"><text:p/></draw:ellipse><draw:ellipse draw:name="Shape2" draw:style-name="gr13" draw:text-style-name="P182" svg:width="0.2406in" svg:height="0.3012in" svg:x="1.4429in" svg:y="1.4555in" draw:kind="arc" draw:start-angle="270.26" draw:end-angle="89.72"><text:p/></draw:ellipse><draw:custom-shape draw:name="Shape1" draw:style-name="gr12" draw:text-style-name="P183" svg:width="1.437in" svg:height="0.2843in" svg:x="2.1429in" svg:y="0.2866in"><text:p text:style-name="P182"><text:span text:style-name="T193">Primitiv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Shape3" draw:style-name="gr13" draw:text-style-name="P182" svg:width="1.2874in" svg:height="0.3622in" draw:transform="rotate (-0.0237364778271234) translate (1.5724924336521in -0.0221150321838245in)" svg:viewBox="0 0 3271 921" svg:d="M0 921c819 0 698-259 1278-631 581-371 1971-528 1993 417"><text:p/></draw:path><draw:path draw:name="Shape4" draw:style-name="gr13" draw:text-style-name="P182" svg:width="1.2874in" svg:height="0.3488in" draw:transform="rotate (-0.0256563400043171) translate (1.56623353117565in 0.537800251506714in)" svg:viewBox="0 0 3271 887" svg:d="M0 232c525-20 843 176 1433 510 591 335 1788 89 1838-742"><text:p/></draw:path></draw:g>Ordering table <text:span text:style-name="T69">chain </text:span>with primitive <text:span text:style-name="T69">sorted (0)</text:span></text:p></draw:text-box></draw:frame></text:p>
      <text:p text:style-name="P27">Multiple primitives may be sorted to <text:span text:style-name="T74">a single </text:span>ordering table element <text:span text:style-name="T74">and does not overwrite any previously sorted primitives in the element</text:span>. <text:span text:style-name="T75">There’s a common misconception where you can only sort a single primitive on each element and the number of primitives you can sort is limited by the size of your ordering table. Both of these are entirely false as the ordering table mechanism chains previously sorted primitives together and can sort as many primitives to a single element as you’d like.</text:span></text:p>
      <text:p text:style-name="P27">Remember that primitives sorted first <text:span text:style-name="T76">are </text:span>always processed last as shown in the figure below.</text:p>
      <text:p text:style-name="P28"><draw:frame draw:style-name="fr3" draw:name="OT chain with many primitives" text:anchor-type="as-char" svg:width="3.9835in" draw:z-index="2"><draw:text-box fo:min-height="2.3189in"><text:p text:style-name="P3"><draw:g text:anchor-type="paragraph" draw:z-index="3" draw:style-name="gr11"><draw:custom-shape draw:name="Shape1" draw:style-name="gr12" draw:text-style-name="P183" svg:width="1.437in" svg:height="0.2843in" svg:x="0.3236in" svg:y="0.1925in"><text:p text:style-name="P182"><text:span text:style-name="T193">OT Entry 0 (Te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83" svg:width="1.437in" svg:height="0.2843in" svg:x="0.3236in" svg:y="1.3283in"><text:p text:style-name="P182"><text:span text:style-name="T193">OT Entry 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83" svg:width="1.437in" svg:height="0.2843in" svg:x="0.3236in" svg:y="1.6126in"><text:p text:style-name="P182"><text:span text:style-name="T193">OT Entry 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83" svg:width="1.437in" svg:height="0.2843in" svg:x="0.3236in" svg:y="1.8965in"><text:p text:style-name="P182"><text:span text:style-name="T193">OT Entry 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name="Shape2" draw:style-name="gr13" draw:text-style-name="P182" svg:width="0.2406in" svg:height="0.3012in" svg:x="0.2071in" svg:y="0.6075in" draw:kind="arc" draw:start-angle="92.55" draw:end-angle="268.27"><text:p/></draw:ellipse><draw:ellipse draw:name="Shape2" draw:style-name="gr13" draw:text-style-name="P182" svg:width="0.2406in" svg:height="0.3012in" svg:x="1.6406in" svg:y="0.8827in" draw:kind="arc" draw:start-angle="270.26" draw:end-angle="89.72"><text:p/></draw:ellipse><draw:custom-shape draw:name="Shape1" draw:style-name="gr12" draw:text-style-name="P183" svg:width="1.437in" svg:height="0.2843in" svg:x="0.3236in" svg:y="0.4764in"><text:p text:style-name="P182"><text:span text:style-name="T193">OT Entry 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83" svg:width="1.437in" svg:height="0.2843in" svg:x="0.3236in" svg:y="0.7602in"><text:p text:style-name="P182"><text:span text:style-name="T193">OT Entry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83" svg:width="1.437in" svg:height="0.2843in" svg:x="0.3236in" svg:y="1.0445in"><text:p text:style-name="P182"><text:span text:style-name="T193">OT Entry 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name="Shape2" draw:style-name="gr13" draw:text-style-name="P182" svg:width="0.2406in" svg:height="0.3012in" svg:x="0.2071in" svg:y="1.1807in" draw:kind="arc" draw:start-angle="92.55" draw:end-angle="268.27"><text:p/></draw:ellipse><draw:ellipse draw:name="Shape2" draw:style-name="gr13" draw:text-style-name="P182" svg:width="0.2406in" svg:height="0.3012in" svg:x="0.2071in" svg:y="1.7382in" draw:kind="arc" draw:start-angle="92.55" draw:end-angle="268.27"><text:p/></draw:ellipse><draw:ellipse draw:name="Shape2" draw:style-name="gr13" draw:text-style-name="P182" svg:width="0.2406in" svg:height="0.3012in" svg:x="1.6406in" svg:y="1.4555in" draw:kind="arc" draw:start-angle="270.26" draw:end-angle="89.72"><text:p/></draw:ellipse><draw:custom-shape draw:name="Shape1" draw:style-name="gr12" draw:text-style-name="P183" svg:width="1.437in" svg:height="0.2843in" svg:x="2.3398in" svg:y="0.2866in"><text:p text:style-name="P182"><text:span text:style-name="T193">Primitive 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Shape3" draw:style-name="gr13" draw:text-style-name="P182" svg:width="1.2874in" svg:height="0.3622in" draw:transform="rotate (-0.0237364778271234) translate (1.77020131379208in -0.0221150321838448in)" svg:viewBox="0 0 3271 921" svg:d="M0 921c819 0 698-259 1278-631 581-371 1971-528 1993 417"><text:p/></draw:path><draw:custom-shape draw:name="Shape1" draw:style-name="gr12" draw:text-style-name="P183" svg:width="1.437in" svg:height="0.2843in" svg:x="2.3398in" svg:y="0.5709in"><text:p text:style-name="P182"><text:span text:style-name="T193">Primitive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83" svg:width="1.437in" svg:height="0.2843in" svg:x="2.3398in" svg:y="0.8547in"><text:p text:style-name="P182"><text:span text:style-name="T193">Primitive 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83" svg:width="1.437in" svg:height="0.2843in" svg:x="2.3398in" svg:y="1.139in"><text:p text:style-name="P182"><text:span text:style-name="T193">Primitive 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Shape5" draw:style-name="gr13" draw:text-style-name="P182" svg:width="1.2024in" svg:height="1.4067in" draw:transform="rotate (0.0712094334813686) translate (1.76159776902887in 0.61875in)" svg:viewBox="0 0 3055 3574" svg:d="M0 0c918 0 903 1129 810 2433-93 1303 2026 1787 2245-167"><text:p/></draw:path></draw:g>Multiple primitives sorted <text:span text:style-name="T62">to</text:span> <text:span text:style-name="T62">the same</text:span> table entry <text:span text:style-name="T63">(0)</text:span></text:p></draw:text-box></draw:frame></text:p>
      <text:h text:style-name="P127" text:outline-level="3"><text:bookmark-start text:name="__RefHeading___Toc3205_3449965932"/>Double Buffering<text:bookmark-end text:name="__RefHeading___Toc3205_3449965932"/></text:h>
      <text:p text:style-name="P26">Ideally you’d want to set up your display/drawing areas, ordering tables and primitive buffers in a doubled buffered <text:span text:style-name="T77">configuration</text:span> <text:span text:style-name="T77">to achieve </text:span>seamless animations <text:span text:style-name="T77">and better graphics performance</text:span>.</text:p>
      <text:p text:style-name="P27">For the display/draw areas you must reserve two areas of the frame buffer, one for displaying and one for drawing <text:span text:style-name="T78">to prevent flicker in the event of a slowdown</text:span>. <text:span text:style-name="T78">This can easily be achieved witha pair of DISPENV and DRAWENV definitions with one pointing to an area to be displayed and the other pointing to an area to be drawn. Either definitions must not overlap each other’s areas.</text:span></text:p>
      <text:p text:style-name="P27">This scheme is only applicable to 240 or 256 line video modes as there’s not enough space to contain two high resolution display/draw areas in the frame buffer. In interlaced high resolution modes <text:span text:style-name="T79">however</text:span>, graphics are only drawn to lines that are not yet shown on the display to hide flickering issues in a single buffered display/draw <text:span text:style-name="T80">configuration </text:span>but a consistent 60 FPS for NTSC and 50 FPS for PAL must be achieved to avoid any flicker <text:span text:style-name="T81">(well, apart from the flicker of interlacing)</text:span>.</text:p>
      <text:p text:style-name="P27">For the ordering tables and packet buffers you must define two pairs of each buffer. <text:span text:style-name="T82">This is so that while the GPU is busy processing an ordering table full of primitives the time it takes to wait for the GPU to finish processing can be used to process the next frame but the ordering table the GPU is currently processing cannot be touched while the GPU is busy processing it.</text:span></text:p>
      <text:p text:style-name="P27">The following page describes a code example is a typical implementation of double buffered display/draw areas, ordering tables and packet buffers.</text:p>
      <text:p text:style-name="P29">#define OTLEN<text:tab/>128<text:tab/>// <text:span text:style-name="T83">Length of ordering table</text:span></text:p>
      <text:p text:style-name="P30"/>
      <text:p text:style-name="P31">DISPENV disp<text:span text:style-name="T84">[2]</text:span>;<text:tab/><text:tab/>// <text:span text:style-name="T84">Display environments</text:span></text:p>
      <text:p text:style-name="P31">DRAWENV draw<text:span text:style-name="T84">[2]</text:span>;<text:tab/><text:tab/>// <text:span text:style-name="T84">Draw environments</text:span></text:p>
      <text:p text:style-name="P31"/>
      <text:p text:style-name="P30">int ot[2][OTLEN];<text:tab/>// Ordering tables</text:p>
      <text:p text:style-name="P30">char pribuff[2][32768]<text:tab/>// Primitive buffers</text:p>
      <text:p text:style-name="P30">char *nextpri;<text:tab/><text:tab/>// Pointer for next primitive</text:p>
      <text:p text:style-name="P30">int db=0;<text:tab/><text:tab/>// Double buffer index</text:p>
      <text:p text:style-name="P30"/>
      <text:p text:style-name="P30">void init() {</text:p>
      <text:p text:style-name="P30"><text:tab/></text:p>
      <text:p text:style-name="P30"><text:tab/>// Define the display/drawing environments</text:p>
      <text:p text:style-name="P30"><text:tab/>SetDefDispEnv( &amp;disp[0], 0, 0, 320, 240 );</text:p>
      <text:p text:style-name="P30"><text:tab/>SetDefDrawEnv( &amp;draw[0], 0, 240, 320, 240 );</text:p>
      <text:p text:style-name="P30"/>
      <text:p text:style-name="P30"><text:tab/>SetDefDispEnv( &amp;disp[1], 0, 240, 320, 240 );</text:p>
      <text:p text:style-name="P30"><text:tab/>SetDefDrawEnv( &amp;draw[1], 0, 0, 320, 240 );</text:p>
      <text:p text:style-name="P30"/>
      <text:p text:style-name="P30"><text:tab/>// Clear the <text:span text:style-name="T85">ordering tables</text:span></text:p>
      <text:p text:style-name="P30"><text:tab/>ClearOTagR( ot[0], OTLEN );</text:p>
      <text:p text:style-name="P30"><text:tab/>ClearOTagR( ot[1], OTLEN );</text:p>
      <text:p text:style-name="P30"><text:tab/><text:span text:style-name="T86">nextpri = pribuff[0];</text:span></text:p>
      <text:p text:style-name="P30"/>
      <text:p text:style-name="P30">}</text:p>
      <text:p text:style-name="P30"/>
      <text:p text:style-name="P30">int main() {</text:p>
      <text:p text:style-name="P30"/>
      <text:p text:style-name="P30"><text:tab/>init();</text:p>
      <text:p text:style-name="P30"/>
      <text:p text:style-name="P30"><text:tab/><text:span text:style-name="T87">while( 1 ) {</text:span></text:p>
      <text:p text:style-name="P30"/>
      <text:p text:style-name="P30"><text:tab/><text:tab/>/<text:span text:style-name="T88">* </text:span><text:span text:style-name="T89">sort primitives *</text:span><text:span text:style-name="T3">/</text:span></text:p>
      <text:p text:style-name="P32"/>
      <text:p text:style-name="P32"><text:tab/><text:tab/>DrawSync();<text:tab/>// Wait for GPU and vertical retrace</text:p>
      <text:p text:style-name="P32"><text:tab/><text:tab/>VSync();</text:p>
      <text:p text:style-name="P32"/>
      <text:p text:style-name="P30"><text:span text:style-name="T3"><text:tab/><text:tab/>PutDispEnv( &amp;disp[db] );<text:tab/>// </text:span><text:span text:style-name="T4">Apply display/draw environments</text:span></text:p>
      <text:p text:style-name="P32"><text:tab/><text:tab/>PutDrawEnv( &amp;draw[db] );</text:p>
      <text:p text:style-name="P32"/>
      <text:p text:style-name="P32"><text:tab/><text:tab/>SetDispMask(1);<text:tab/>// Enable display</text:p>
      <text:p text:style-name="P32"/>
      <text:p text:style-name="P32"><text:tab/><text:tab/>DrawOTag( ot[db]+OTLEN-1 );<text:tab/>// Draw ordering table</text:p>
      <text:p text:style-name="P32"/>
      <text:p text:style-name="P32"><text:tab/><text:tab/>db = !db;<text:tab/>// Alternate buffers</text:p>
      <text:p text:style-name="P32"/>
      <text:p text:style-name="P30"><text:span text:style-name="T3"><text:tab/><text:tab/>ClearOTagR( ot[db], </text:span><text:span text:style-name="T5">OTLEN</text:span><text:span text:style-name="T3"> );<text:tab/>// Clear next ordering table</text:span></text:p>
      <text:p text:style-name="P30"><text:span text:style-name="T3"><text:tab/><text:tab/></text:span><text:span text:style-name="T6">nextpri = pribuff[db];<text:tab/>// </text:span><text:span text:style-name="T7">Reset primitive address</text:span></text:p>
      <text:p text:style-name="P30"/>
      <text:p text:style-name="P30"><text:tab/><text:span text:style-name="T87">}</text:span></text:p>
      <text:p text:style-name="P30"/>
      <text:p text:style-name="P30"><text:tab/><text:span text:style-name="T87">return 0;</text:span></text:p>
      <text:p text:style-name="P33"/>
      <text:p text:style-name="P33">}</text:p>
      <text:p text:style-name="P4">Framebuffer double buffering sample cod</text:p>
      <text:p text:style-name="P5"/>
      <text:h text:style-name="P112" text:outline-level="2"><text:bookmark-start text:name="__RefHeading___Toc3243_3449965932"/>Structures<text:bookmark-end text:name="__RefHeading___Toc3243_3449965932"/></text:h>
      <text:h text:style-name="Library_20_Function_20_Heading" text:outline-level="3"><text:bookmark-start text:name="__RefHeading___Toc3241_3449965932"/><text:span text:style-name="T104">DISP</text:span>ENV<text:bookmark-end text:name="__RefHeading___Toc3241_3449965932"/></text:h>
      <text:p text:style-name="Library_20_Function_20_Text"><text:span text:style-name="T104">Display </text:span>environment</text:p>
      <text:p text:style-name="Library_20_Info_20_1">Library<text:tab/>Header File<text:tab/><text:span text:style-name="T126">Original Code</text:span><text:tab/>Introduced<text:tab/>Documentation Date</text:p>
      <text:p text:style-name="Library_20_Info_20_2">libpsxgpu.a<text:tab/>psxgpu.h<text:tab/><text:span text:style-name="T126">No</text:span><text:tab/><text:span text:style-name="T126">0.1b</text:span><text:tab/>12/2<text:span text:style-name="T104">2</text:span>/2018</text:p>
      <text:p text:style-name="Detail_20_Heading">Structure</text:p>
      <text:p text:style-name="P93">typedef struct {</text:p>
      <text:p text:style-name="Library_20_Function_20_Syntax"><text:span text:style-name="T125"><text:tab/></text:span><text:span text:style-name="T148">RECT</text:span><text:span text:style-name="T125"> </text:span><text:span text:style-name="T96">disp</text:span><text:span text:style-name="T97">;</text:span><text:span text:style-name="T107"><text:tab/></text:span><text:span text:style-name="T108">Frame buffer area to display and display resolution.</text:span></text:p>
      <text:p text:style-name="Library_20_Function_20_Syntax"><text:span text:style-name="T128"><text:tab/></text:span><text:span text:style-name="T130">RECT</text:span><text:span text:style-name="T129"> </text:span><text:span text:style-name="T96">screen</text:span><text:span text:style-name="T97">;</text:span><text:span text:style-name="T107"><text:tab/></text:span><text:span text:style-name="T108">Picture display position and size on the display.</text:span></text:p>
      <text:p text:style-name="Library_20_Function_20_Syntax"><text:span text:style-name="T104"><text:tab/></text:span><text:span text:style-name="T146">unsigned char</text:span><text:span text:style-name="T108"> </text:span><text:span text:style-name="T96">isinter;</text:span><text:span text:style-name="T108"><text:tab/>Interlace flag. 0: no interlace (progressive); 1: interlace</text:span></text:p>
      <text:p text:style-name="Library_20_Function_20_Syntax"><text:span text:style-name="T123"><text:tab/></text:span><text:span text:style-name="T147">unsigned char</text:span><text:span text:style-name="T109"> </text:span><text:span text:style-name="T96">isrgb24</text:span><text:span text:style-name="T98">;</text:span><text:span text:style-name="T109"><text:tab/></text:span><text:span text:style-name="T108">24-bit color mode flag. 0: 16-bit mode; 1: 24-bit color mode</text:span></text:p>
      <text:p text:style-name="Library_20_Function_20_Syntax"><text:span text:style-name="T123"><text:tab/></text:span><text:span text:style-name="T147">unsigned char</text:span><text:span text:style-name="T109"> </text:span><text:span text:style-name="T96">reverse</text:span><text:span text:style-name="T98">;</text:span><text:span text:style-name="T109"><text:tab/>‘</text:span><text:span text:style-name="T108">Reverse mode’ flag (sets bit 7 to video mode parameters). <text:tab/><text:tab/><text:tab/>Doesn’t do much when non-zero (</text:span><text:span text:style-name="T110">varies</text:span><text:span text:style-name="T108"> on GPU version?).</text:span></text:p>
      <text:p text:style-name="Library_20_Function_20_Syntax"><text:span text:style-name="T104"><text:tab/></text:span><text:span text:style-name="T146">unsigned char</text:span><text:span text:style-name="T108"> </text:span><text:span text:style-name="T96">pad;</text:span><text:span text:style-name="T108"><text:tab/>Padding.</text:span></text:p>
      <text:p text:style-name="P93"><text:span text:style-name="T8">} D</text:span><text:span text:style-name="T9">ISP</text:span><text:span text:style-name="T8">ENV;</text:span></text:p>
      <text:p text:style-name="Detail_20_Heading"><text:span text:style-name="T124">E</text:span>xplanation</text:p>
      <text:p text:style-name="P72">Specifies display parameters and video mode as well as the area of the frame buffer to display on the screen.</text:p>
      <text:p text:style-name="P72"><text:span text:style-name="T88">disp</text:span> specifies both the frame buffer coordinates to display and the display resolution. Valid horizontal resolutions are 256, 320, 384, 512 or 640 while vertical resolutions are 240 or 480 for NTSC and 256 or 512 for PAL. Sizes that are not valid are snapped to a valid size.</text:p>
      <text:p text:style-name="P72"><text:span text:style-name="T88">screen</text:span> specifies the position and size of the display on the TV screen. <text:span text:style-name="T88">screen.x</text:span> and <text:span text:style-name="T88">screen.y</text:span> control the X and Y position of the picture while <text:span text:style-name="T88">screen.w</text:span> and <text:span text:style-name="T88">screen.h</text:span> control the size of the picture. If either <text:span text:style-name="T88">screen.w</text:span> or <text:span text:style-name="T88">screen.h</text:span> are set to zero a default image size is used. Changing the picture size does not resize the image shown on the screen but rather controls how much pixels are shown on the screen and may be used to set non standard display resolutions.</text:p>
      <text:p text:style-name="P72">If you intend to use a PAL video mode that is 256 or 512 lines tall you need to manually set <text:span text:style-name="T88">screen.h</text:span> to 272 so all 256 lines will be displayed and set <text:span text:style-name="T88">screen.y</text:span> to 10 to center the picture vertically.</text:p>
      <text:p text:style-name="Detail_20_Heading">Work in progress</text:p>
      <text:p text:style-name="Library_20_Function_20_Text"><text:span text:style-name="T88">screen</text:span> may behave differently <text:span text:style-name="T157">compared to the implementation in the official SDK</text:span>.</text:p>
      <text:p text:style-name="Detail_20_Heading">See also</text:p>
      <text:h text:style-name="P149" text:outline-level="3"><text:bookmark-start text:name="__RefHeading___Toc3315_3449965932"/>DRAWENV<text:bookmark-end text:name="__RefHeading___Toc3315_3449965932"/></text:h>
      <text:p text:style-name="Library_20_Function_20_Text">Drawing environment</text:p>
      <text:p text:style-name="Library_20_Info_20_1">Library<text:tab/>Header File<text:tab/><text:span text:style-name="T126">Original Code</text:span><text:tab/>Introduced<text:tab/>Documentation Date</text:p>
      <text:p text:style-name="Library_20_Info_20_2">libpsxgpu.a<text:tab/>psxgpu.h<text:tab/><text:span text:style-name="T126">No</text:span><text:tab/><text:span text:style-name="T126">0.1b</text:span><text:tab/>12/2<text:span text:style-name="T132">1</text:span>/2018</text:p>
      <text:p text:style-name="Detail_20_Heading">Structure</text:p>
      <text:p text:style-name="P94">typedef struct {</text:p>
      <text:p text:style-name="P96"><text:span text:style-name="T127"><text:tab/></text:span><text:span text:style-name="T131">RECT</text:span><text:span text:style-name="T105"> </text:span><text:span text:style-name="T97">clip;<text:tab/></text:span><text:span text:style-name="T111">Drawing area. Must be within (0, 0) – (1023, 511).</text:span></text:p>
      <text:p text:style-name="P96"><text:span text:style-name="T107"><text:tab/></text:span><text:span text:style-name="T150">short</text:span><text:span text:style-name="T107"> </text:span><text:span text:style-name="T97">ofs[2];</text:span><text:span text:style-name="T107"><text:tab/>Drawing offset. ofs[0] and ofs[1] are X and Y respectively.</text:span></text:p>
      <text:p text:style-name="P96"><text:span text:style-name="T107"><text:tab/></text:span><text:span text:style-name="T131">RECT</text:span><text:span text:style-name="T49"> </text:span><text:span text:style-name="T98">tw;</text:span><text:span text:style-name="T109"><text:tab/></text:span><text:span text:style-name="T111">Texture window. Species offset and size where texture <text:tab/><text:tab/><text:tab/><text:tab/>wrapping starts (can be set mid-drawing using DR_TPAGE).</text:span></text:p>
      <text:p text:style-name="P96"><text:span text:style-name="T111"><text:tab/></text:span><text:span text:style-name="T147">unsigned short</text:span><text:span text:style-name="T109"> </text:span><text:span text:style-name="T98">tpage;</text:span><text:span text:style-name="T109"><text:tab/>Initial texture page value (can be set mid-drawing using <text:tab/><text:tab/><text:tab/>DR_TPAGE).</text:span></text:p>
      <text:p text:style-name="P96"><text:span text:style-name="T109"><text:tab/></text:span><text:span text:style-name="T147">unsigned char</text:span><text:span text:style-name="T109"> </text:span><text:span text:style-name="T98">dtd;</text:span><text:span text:style-name="T109"><text:tab/></text:span><text:span text:style-name="T111">Dithering enable. 0: off; 1: on</text:span></text:p>
      <text:p text:style-name="P96"><text:span text:style-name="T111"><text:tab/><text:tab/>(Simply merges an appropriate bit to </text:span><text:span text:style-name="T99">tpage</text:span><text:span text:style-name="T111">)</text:span></text:p>
      <text:p text:style-name="P96"><text:span text:style-name="T109"><text:tab/></text:span><text:span text:style-name="T147">unsigned char</text:span><text:span text:style-name="T109"> </text:span><text:span text:style-name="T98">dfe;</text:span><text:span text:style-name="T109"><text:tab/></text:span><text:span text:style-name="T111">Drawing on displayed area enable.</text:span></text:p>
      <text:p text:style-name="P96"><text:tab/><text:tab/>0: No drawing on displayed area (<text:span text:style-name="T132">required </text:span>in interlaced<text:tab/>mode).</text:p>
      <text:p text:style-name="P96"><text:tab/><text:tab/>1: Draw on currently displayed area.</text:p>
      <text:p text:style-name="P96"><text:span text:style-name="T111"><text:tab/><text:tab/>(Simply merges an appropriate bit to </text:span><text:span text:style-name="T99">tpage</text:span><text:span text:style-name="T111">)</text:span></text:p>
      <text:p text:style-name="P96"><text:span text:style-name="T111"><text:tab/></text:span><text:span text:style-name="T149">unsigned char</text:span><text:span text:style-name="T112"> </text:span><text:span text:style-name="T100">r0,g0,b0;</text:span><text:span text:style-name="T112"><text:tab/>Drawing area clear color.</text:span></text:p>
      <text:p text:style-name="P96"><text:span text:style-name="T112"><text:tab/></text:span><text:span text:style-name="T149">DR_ENV</text:span><text:span text:style-name="T112"> </text:span><text:span text:style-name="T100">dr_env;</text:span><text:span text:style-name="T112"><text:tab/></text:span><text:span text:style-name="T113">Packet buffer used by PutDrawEnv() when applying </text:span><text:span text:style-name="T112">the <text:tab/><text:tab/><text:tab/></text:span><text:span text:style-name="T113">drawing environment.</text:span></text:p>
      <text:p text:style-name="P94">} DRAWENV;</text:p>
      <text:p text:style-name="Detail_20_Heading"><text:span text:style-name="T124">E</text:span>xplanation</text:p>
      <text:p text:style-name="P72">Used <text:span text:style-name="T158">to specify various</text:span> <text:span text:style-name="T158">GPU </text:span>draw<text:span text:style-name="T158">ing</text:span> parameters such as draw area, GPU offset, <text:span text:style-name="T158">initial </text:span>texture window, initial texture page and <text:span text:style-name="T158">more</text:span>.</text:p>
      <text:p text:style-name="Detail_20_Heading">Work in progress</text:p>
      <text:p text:style-name="Library_20_Function_20_Text"><text:span text:style-name="T88">tw</text:span><text:span text:style-name="T2"> </text:span><text:span text:style-name="T18">has</text:span><text:span text:style-name="T2"> no effect </text:span><text:span text:style-name="T10">to the drawing environment</text:span><text:span text:style-name="T2">.</text:span></text:p>
      <text:p text:style-name="Detail_20_Heading">See also</text:p>
      <text:p text:style-name="Library_20_Function_20_Text"/>
      <text:h text:style-name="P149" text:outline-level="3"><text:bookmark-start text:name="__RefHeading___Toc6630_1114698700"/>RECT<text:bookmark-end text:name="__RefHeading___Toc6630_1114698700"/></text:h>
      <text:p text:style-name="Library_20_Function_20_Text">Defines a rectangular area</text:p>
      <text:p text:style-name="Library_20_Info_20_1">Library<text:tab/>Header File<text:tab/><text:span text:style-name="T126">Original Code</text:span><text:tab/>Introduced<text:tab/>Documentation Date</text:p>
      <text:p text:style-name="Library_20_Info_20_2">libpsxgpu.a<text:tab/>psxgpu.h<text:tab/><text:span text:style-name="T126">No</text:span><text:tab/><text:span text:style-name="T126">0.1b</text:span><text:tab/>12/2<text:span text:style-name="T132">1</text:span>/2018</text:p>
      <text:p text:style-name="Detail_20_Heading">Structure</text:p>
      <text:p text:style-name="P93">typedef struct {</text:p>
      <text:p text:style-name="Library_20_Function_20_Syntax"><text:tab/><text:span text:style-name="T152">short</text:span><text:span text:style-name="T137"> </text:span><text:span text:style-name="T102">x,y</text:span><text:span text:style-name="T97">;</text:span><text:span text:style-name="T107"><text:tab/></text:span><text:span text:style-name="T116">Top left coordinates of the rectangular area</text:span><text:span text:style-name="T108">.</text:span></text:p>
      <text:p text:style-name="Library_20_Function_20_Syntax"><text:span text:style-name="T107"><text:tab/></text:span><text:span text:style-name="T151">s</text:span><text:span text:style-name="T152">hort</text:span><text:span text:style-name="T107"> </text:span><text:span text:style-name="T102">w,h</text:span><text:span text:style-name="T97">;</text:span><text:span text:style-name="T107"><text:tab/></text:span><text:span text:style-name="T116">Width and height of the rectangular area</text:span><text:span text:style-name="T108">.</text:span></text:p>
      <text:p text:style-name="P93"><text:span text:style-name="T8">} </text:span><text:span text:style-name="T11">RECT</text:span><text:span text:style-name="T8">;</text:span></text:p>
      <text:p text:style-name="Detail_20_Heading"><text:span text:style-name="T124">E</text:span>xplanation</text:p>
      <text:p text:style-name="P72">Used by many functions and structures to define a rectangular area. Coordinates may not exceed (0, 0) – (1024, 512) unless you want to corrupt the frame buffer.</text:p>
      <text:p text:style-name="P41"><text:span text:style-name="T135">S</text:span>ee <text:span text:style-name="T136">a</text:span>lso</text:p>
      <text:h text:style-name="P156" text:outline-level="3"><text:bookmark-start text:name="__RefHeading___Toc2896_528632440"/>SPRT<text:bookmark-end text:name="__RefHeading___Toc2896_528632440"/></text:h>
      <text:p text:style-name="P161">Any-size textured sprite primitive</text:p>
      <text:p text:style-name="P140">Library<text:tab/>Header File<text:tab/>Original Code<text:tab/>Introduced<text:tab/>Documentation Date</text:p>
      <text:p text:style-name="P144">libpsxgpu.a<text:tab/>psxgpu.h<text:tab/>No<text:tab/>0.1b<text:tab/>05/23/2019</text:p>
      <text:p text:style-name="P132">Structure</text:p>
      <text:p text:style-name="P172">typedef struct {</text:p>
      <text:p text:style-name="P173"><text:tab/><text:span text:style-name="T144">unsigned int </text:span><text:span text:style-name="T88">tag;</text:span><text:span text:style-name="T2"><text:tab/><text:tab/></text:span><text:span text:style-name="T33">Pointer tag to next primitive </text:span><text:span text:style-name="T34">packet</text:span><text:span text:style-name="T33">.</text:span></text:p>
      <text:p text:style-name="P173"><text:tab/><text:span text:style-name="T144">unsigned char </text:span><text:span text:style-name="T88">r0,g0,b0;code;</text:span><text:span text:style-name="T2"><text:tab/></text:span><text:span text:style-name="T33">RGB color of sprite + packet code.</text:span></text:p>
      <text:p text:style-name="P173"><text:tab/><text:span text:style-name="T144">short </text:span><text:span text:style-name="T88">x0,y0;</text:span><text:span text:style-name="T2"><text:tab/><text:tab/></text:span><text:span text:style-name="T33">Position of sprite.</text:span></text:p>
      <text:p text:style-name="P173"><text:tab/><text:span text:style-name="T144">unsigned char </text:span><text:span text:style-name="T88">u0,v0;</text:span><text:span text:style-name="T2"><text:tab/><text:tab/></text:span><text:span text:style-name="T33">Sprite texture coordinate</text:span><text:span text:style-name="T35">s</text:span><text:span text:style-name="T33"> within texture page. </text:span><text:span text:style-name="T34">u</text:span><text:span text:style-name="T93">0</text:span><text:span text:style-name="T34"> must <text:tab/><text:tab/><text:tab/><text:tab/>be a multiple of 2.</text:span></text:p>
      <text:p text:style-name="P173"><text:tab/><text:span text:style-name="T144">unsigned short </text:span><text:span text:style-name="T88">clut;</text:span><text:span text:style-name="T2"><text:tab/><text:tab/></text:span><text:span text:style-name="T33">Sprite texture CLUT ID.</text:span></text:p>
      <text:p text:style-name="P173"><text:tab/><text:span text:style-name="T144">unsigned short </text:span><text:span text:style-name="T88">w,h;</text:span><text:span text:style-name="T2"><text:tab/><text:tab/></text:span><text:span text:style-name="T33">Sprite size (w must be a multiple of 2).</text:span></text:p>
      <text:p text:style-name="P172">} SPRT;</text:p>
      <text:p text:style-name="P133">Explanation</text:p>
      <text:p text:style-name="P162">Draws a textured sprite primitive of any defined size. Faster than POLY_FT4.</text:p>
      <text:p text:style-name="P169">If you use a sprite size greater than 256x256 the texture will repeat. <text:span text:style-name="T190">Size can be up to</text:span> 1023 x 511 <text:span text:style-name="T190">pixels</text:span>.</text:p>
      <text:p text:style-name="P162">Because the SPRT primitive <text:span text:style-name="T187">has no </text:span><text:span text:style-name="T88">tpage</text:span> <text:span text:style-name="T187">parameter so </text:span>a DR_TPAGE primitive must be sorted <text:span text:style-name="T187">to the ordering table</text:span> after the SPRT primitive <text:span text:style-name="T187">to set </text:span>desired <text:span text:style-name="T88">tpage</text:span> value for the sprite primitive.</text:p>
      <text:h text:style-name="P156" text:outline-level="3">SPRT_<text:span text:style-name="T188">8, SPRT_16</text:span></text:h>
      <text:p text:style-name="P164">Fixed size 8 x 8 or 16 x 16 textured sprite.</text:p>
      <text:p text:style-name="P141">Library<text:tab/>Header<text:tab/>Original Code<text:tab/>Introduced<text:tab/>Documentation Date</text:p>
      <text:p text:style-name="P145">libpsxgpu.a<text:tab/>psxgpu.h<text:tab/>No<text:tab/>0.1b<text:tab/>05/23/2019</text:p>
      <text:p text:style-name="P134">Structure</text:p>
      <text:p text:style-name="P172">typedef struct {</text:p>
      <text:p text:style-name="P173"><text:tab/><text:span text:style-name="T144">unsigned int</text:span> <text:span text:style-name="T88">tag;</text:span><text:span text:style-name="T2"><text:tab/><text:tab/></text:span><text:span text:style-name="T35">Pointer tag to next primitive packet.</text:span></text:p>
      <text:p text:style-name="P173"><text:tab/><text:span text:style-name="T144">unsigned char</text:span> <text:span text:style-name="T88">r0,g0,b0,code;</text:span><text:span text:style-name="T2"><text:tab/></text:span><text:span text:style-name="T35">RGB color of sprite + primitive code.</text:span></text:p>
      <text:p text:style-name="P173"><text:tab/><text:span text:style-name="T144">short</text:span> <text:span text:style-name="T88">x0,y0;</text:span><text:span text:style-name="T2"><text:tab/><text:tab/></text:span><text:span text:style-name="T35">Position of sprite (top-left coordinates).</text:span></text:p>
      <text:p text:style-name="P173"><text:tab/><text:span text:style-name="T144">unsigned char</text:span> <text:span text:style-name="T88">u0,v0;<text:tab/><text:tab/></text:span><text:span text:style-name="T33">Sprite texture coordinate</text:span><text:span text:style-name="T35">s</text:span><text:span text:style-name="T33"> within texture page. </text:span><text:span text:style-name="T93">u0</text:span><text:span text:style-name="T34"> must <text:tab/><text:tab/><text:tab/><text:tab/>be a multiple of 2.</text:span></text:p>
      <text:p text:style-name="P173"><text:tab/><text:span text:style-name="T144">unsigned short</text:span> <text:span text:style-name="T88">clut;</text:span><text:span text:style-name="T2"><text:tab/><text:tab/></text:span><text:span text:style-name="T35">Sprite texture CLUT ID.</text:span></text:p>
      <text:p text:style-name="P172">} SPRT_8;</text:p>
      <text:p text:style-name="P173"/>
      <text:p text:style-name="P172">typedef struct {</text:p>
      <text:p text:style-name="P173"><text:tab/><text:span text:style-name="T144">unsigned int</text:span> <text:span text:style-name="T88">tag;</text:span><text:span text:style-name="T2"><text:tab/><text:tab/></text:span><text:span text:style-name="T35">Pointer tag to next primitive packet.</text:span></text:p>
      <text:p text:style-name="P173"><text:tab/><text:span text:style-name="T144">unsigned char</text:span><text:span text:style-name="T106"> </text:span><text:span text:style-name="T88">r0,g0,b0,code;</text:span><text:span text:style-name="T2"><text:tab/></text:span><text:span text:style-name="T35">RGB color of sprite + primitive code.</text:span></text:p>
      <text:p text:style-name="P173"><text:tab/><text:span text:style-name="T144">short</text:span> <text:span text:style-name="T94">x</text:span><text:span text:style-name="T88">0,y0;</text:span><text:span text:style-name="T2"><text:tab/><text:tab/></text:span><text:span text:style-name="T35">Position of sprite (top-left coordinates)</text:span></text:p>
      <text:p text:style-name="P173"><text:tab/><text:span text:style-name="T144">unsigned char</text:span> <text:span text:style-name="T88">u0,v0;</text:span><text:span text:style-name="T2"><text:tab/><text:tab/></text:span><text:span text:style-name="T35">Sprite texture coordinates within texture page. </text:span><text:span text:style-name="T94">u0</text:span><text:span text:style-name="T35"> must <text:tab/><text:tab/><text:tab/><text:tab/>be a multiple of 2.</text:span></text:p>
      <text:p text:style-name="P173"><text:tab/><text:span text:style-name="T144">unsigned short</text:span> <text:span text:style-name="T88">clut;</text:span><text:span text:style-name="T2"><text:tab/><text:tab/></text:span><text:span text:style-name="T35">Sprite texture CLUT ID.</text:span></text:p>
      <text:p text:style-name="P172">} SPRT_16;</text:p>
      <text:p text:style-name="P135">Explanation</text:p>
      <text:p text:style-name="P163">Draws a fixed size 8 x 8 or 16 x 16 pixel textured sprite. Supposedly faster than <text:span text:style-name="T171"><text:bookmark-ref text:reference-format="text" text:ref-name="__RefHeading___Toc2896_528632440">SPRT</text:bookmark-ref></text:span>.</text:p>
      <text:p text:style-name="P166"><text:span text:style-name="T189">Much like </text:span><text:span text:style-name="T174"><text:bookmark-ref text:reference-format="text" text:ref-name="__RefHeading___Toc2896_528632440">SPRT</text:bookmark-ref></text:span><text:span text:style-name="T189"><text:s/>it has no </text:span><text:span text:style-name="T88">tpage</text:span> <text:span text:style-name="T187">parameter so </text:span>a DR_TPAGE primitive must be sorted <text:span text:style-name="T187">to the ordering table</text:span> after the SPRT primitive <text:span text:style-name="T187">to set </text:span>desired <text:span text:style-name="T88">tpage</text:span> value for the sprite primitive.</text:p>
      <text:h text:style-name="P150" text:outline-level="3"><text:bookmark-start text:name="__RefHeading___Toc1760_2052515328"/>TIM_IMAGE<text:bookmark-end text:name="__RefHeading___Toc1760_2052515328"/></text:h>
      <text:p text:style-name="P74">Texture Image <text:span text:style-name="T169">file </text:span>parameters</text:p>
      <text:p text:style-name="P60">Library<text:tab/>Header File<text:tab/>Original Code<text:tab/>Introduced<text:tab/>Documentation Date</text:p>
      <text:p text:style-name="P52">libpsxgpu.a<text:tab/>psxgpu.h<text:tab/>No<text:tab/>0.1b<text:tab/>02/02/2019</text:p>
      <text:p text:style-name="P39">Structure</text:p>
      <text:p text:style-name="P95">typedef struct {</text:p>
      <text:p text:style-name="P97"><text:tab/><text:span text:style-name="T144">unsigned int</text:span> <text:span text:style-name="T88">mode;</text:span><text:tab/><text:span text:style-name="T167">Image mode (bit 0-3: color depth, bit 4: CLUT flag).</text:span></text:p>
      <text:p text:style-name="P97"><text:tab/><text:span text:style-name="T144">RECT</text:span> <text:span text:style-name="T88">*crect;</text:span><text:tab/><text:span text:style-name="T167">Pointer to CLUT rectangle coordinates.</text:span></text:p>
      <text:p text:style-name="P97"><text:tab/><text:span text:style-name="T144">unsigned int</text:span> <text:span text:style-name="T88">*caddr;</text:span><text:tab/><text:span text:style-name="T167">Pointer to CLUT data (or NULL if no CLUT).</text:span></text:p>
      <text:p text:style-name="P97"><text:tab/><text:span text:style-name="T144">RECT</text:span> <text:span text:style-name="T88">*prect;</text:span><text:tab/><text:span text:style-name="T167">Pointer to pixel data rectangle coordinates.</text:span></text:p>
      <text:p text:style-name="P97"><text:tab/><text:span text:style-name="T144">unsigned int</text:span> <text:span text:style-name="T88">*paddr;</text:span><text:tab/><text:span text:style-name="T167">Pointer to pixel data.</text:span></text:p>
      <text:p text:style-name="P95">} TIM_IMAGE;</text:p>
      <text:p text:style-name="P40">Explanation</text:p>
      <text:p text:style-name="P75">Defines the pointers to VRAM coordinates and pixel data of a TIM image <text:span text:style-name="T168">file</text:span>. Values are to be set by GetTimInfo().</text:p>
      <text:p text:style-name="P76">The pointers point directly to <text:span text:style-name="T169">relevant </text:span>parts of the TIM image file.</text:p>
      <text:p text:style-name="P131">See also</text:p>
      <text:p text:style-name="P165"/>
      <text:h text:style-name="P158" text:outline-level="3">TILE</text:h>
      <text:p text:style-name="Library_20_Function_20_Text">Any size flat colored sprite primitive</text:p>
      <text:p text:style-name="P143">Library<text:tab/>Header File<text:tab/>Original Code<text:tab/>Introduced<text:tab/>Documentation Date</text:p>
      <text:p text:style-name="P147">libpsxgpu.a<text:tab/>psxgpu.h<text:tab/>No<text:tab/>0.1b<text:tab/>05/23/2019</text:p>
      <text:p text:style-name="P139">Structure</text:p>
      <text:p text:style-name="P93">typedef struct {</text:p>
      <text:p text:style-name="Library_20_Function_20_Syntax"><text:tab/><text:span text:style-name="T144">unsigned int</text:span> <text:span text:style-name="T88">tag;</text:span><text:span text:style-name="T2"><text:tab/><text:tab/></text:span><text:span text:style-name="T36">Pointer tag to next primitive packet.</text:span></text:p>
      <text:p text:style-name="Library_20_Function_20_Syntax"><text:tab/><text:span text:style-name="T144">unsigned char</text:span> <text:span text:style-name="T88">r0,g0,b0,code;</text:span><text:span text:style-name="T2"><text:tab/></text:span><text:span text:style-name="T36">RGB color of tile + packet code</text:span></text:p>
      <text:p text:style-name="Library_20_Function_20_Syntax"><text:tab/><text:span text:style-name="T144">short</text:span> <text:span text:style-name="T88">x0,y0;</text:span><text:span text:style-name="T2"><text:tab/><text:tab/></text:span><text:span text:style-name="T36">Position of tile (top-left coordinate)</text:span></text:p>
      <text:p text:style-name="Library_20_Function_20_Syntax"><text:tab/><text:span text:style-name="T144">short</text:span> <text:span text:style-name="T88">w,h;</text:span><text:span text:style-name="T2"><text:tab/><text:tab/></text:span><text:span text:style-name="T36">Size of tile in pixels.</text:span></text:p>
      <text:p text:style-name="P93">} TILE;</text:p>
      <text:p text:style-name="P137">Explanation</text:p>
      <text:p text:style-name="P168">Draws a flat colored sprite of specified size.</text:p>
      <text:h text:style-name="P157" text:outline-level="3">TILE_1, TILE_8, TILE_16</text:h>
      <text:p text:style-name="P170">Fixed size 1 x 1, 8 x 8 and 16 x 16 colored sprites.</text:p>
      <text:p text:style-name="P142">Library<text:tab/>Header File<text:tab/>Original Code<text:tab/>Introduced<text:tab/>Documentation Date</text:p>
      <text:p text:style-name="P146">libpsxgpu.a<text:tab/>psxgpu.h<text:tab/>No<text:tab/>0.1b<text:tab/>05/23/2019</text:p>
      <text:p text:style-name="P138">Structure</text:p>
      <text:p text:style-name="P93">typedef struct {</text:p>
      <text:p text:style-name="Library_20_Function_20_Syntax"><text:tab/><text:span text:style-name="T144">unsigned int</text:span> <text:span text:style-name="T88">tag;</text:span><text:tab/><text:tab/><text:span text:style-name="T191">Pointer tag to next primitive packet.</text:span></text:p>
      <text:p text:style-name="Library_20_Function_20_Syntax"><text:tab/><text:span text:style-name="T144">unsigned char</text:span> <text:span text:style-name="T88">r0,g0,b0,code;</text:span><text:tab/><text:span text:style-name="T191">RGB color of tile + packet code.</text:span></text:p>
      <text:p text:style-name="Library_20_Function_20_Syntax"><text:tab/><text:span text:style-name="T144">short</text:span> <text:span text:style-name="T88">x0,y0;</text:span><text:tab/><text:tab/><text:span text:style-name="T191">Position of tile (top-left coordinates).</text:span></text:p>
      <text:p text:style-name="P93">} TILE_1;</text:p>
      <text:p text:style-name="Library_20_Function_20_Syntax"/>
      <text:p text:style-name="P93">typedef struct {</text:p>
      <text:p text:style-name="Library_20_Function_20_Syntax"><text:tab/><text:span text:style-name="T144">unsigned int</text:span> <text:span text:style-name="T88">tag;</text:span><text:tab/><text:tab/><text:span text:style-name="T191">Pointer tag to next primitive packet.</text:span></text:p>
      <text:p text:style-name="Library_20_Function_20_Syntax"><text:tab/><text:span text:style-name="T144">unsigned char</text:span> <text:span text:style-name="T88">r0,g0,b0,code;</text:span><text:tab/><text:span text:style-name="T191">RGB color of tile + packet code.</text:span></text:p>
      <text:p text:style-name="Library_20_Function_20_Syntax"><text:tab/><text:span text:style-name="T144">shor</text:span><text:span text:style-name="T154">t</text:span><text:span text:style-name="T191"> </text:span><text:span text:style-name="T88">x0,y0;</text:span><text:tab/><text:tab/><text:span text:style-name="T191">Position of tile (top-left coordinates)</text:span></text:p>
      <text:p text:style-name="P93">} TILE_8;</text:p>
      <text:p text:style-name="Library_20_Function_20_Syntax"/>
      <text:p text:style-name="P93">typedef struct {</text:p>
      <text:p text:style-name="Library_20_Function_20_Syntax"><text:tab/><text:span text:style-name="T144">unsigned int </text:span><text:span text:style-name="T88">tag;</text:span><text:tab/><text:tab/><text:span text:style-name="T191">Pointer tag to next primitive packet.</text:span></text:p>
      <text:p text:style-name="Library_20_Function_20_Syntax"><text:tab/><text:span text:style-name="T144">unsigned char </text:span><text:span text:style-name="T88">r0,g0,b0,code;</text:span><text:tab/><text:span text:style-name="T191">RGB color of tile + packet code.</text:span></text:p>
      <text:p text:style-name="Library_20_Function_20_Syntax"><text:tab/><text:span text:style-name="T144">short </text:span><text:span text:style-name="T88">x0,y0;</text:span><text:tab/><text:tab/><text:span text:style-name="T191">Position of tile (top-left coordinates)</text:span></text:p>
      <text:p text:style-name="P93">} TILE_16;</text:p>
      <text:p text:style-name="P136">Explanation</text:p>
      <text:p text:style-name="P167">Draws a fixed size 1 x 1, 8 x 8 or 16 x 16 flat colored sprite.</text:p>
      <text:h text:style-name="P113" text:outline-level="2"><text:bookmark-start text:name="__RefHeading___Toc1363_2843400457"/>Functions<text:bookmark-end text:name="__RefHeading___Toc1363_2843400457"/></text:h>
      <text:h text:style-name="Library_20_Function_20_Heading" text:outline-level="3"><text:bookmark-start text:name="__RefHeading___Toc1365_2843400457"/>ClearOTagR<text:bookmark-end text:name="__RefHeading___Toc1365_2843400457"/></text:h>
      <text:p text:style-name="Library_20_Function_20_Text"><text:span text:style-name="T13">I</text:span><text:span text:style-name="T2">nitializes an array </text:span><text:span text:style-name="T15">to </text:span><text:span text:style-name="T2">an empty ordering table (reverse </text:span><text:span text:style-name="T14">order</text:span><text:span text:style-name="T2">)</text:span></text:p>
      <text:p text:style-name="Library_20_Info_20_1">Library<text:tab/>Header File<text:tab/><text:span text:style-name="T126">Original Code</text:span><text:tab/>Introduced<text:tab/>Documentation Date</text:p>
      <text:p text:style-name="Library_20_Info_20_2">libpsxgpu.a<text:tab/>psxgpu.h<text:tab/><text:span text:style-name="T126">No</text:span><text:tab/><text:span text:style-name="T126">0.1b</text:span><text:tab/>12/2<text:span text:style-name="T132">1</text:span>/2018</text:p>
      <text:p text:style-name="Detail_20_Heading">Syntax</text:p>
      <text:p text:style-name="P93">void ClearOTagR(</text:p>
      <text:p text:style-name="Library_20_Function_20_Syntax"><text:span text:style-name="T145">unsigned int</text:span><text:span text:style-name="T114"> </text:span><text:span text:style-name="T101">*ot</text:span><text:span text:style-name="T133">,</text:span><text:span text:style-name="T114"><text:tab/>Pointer to an array to initialize into a linked list.</text:span></text:p>
      <text:p text:style-name="Library_20_Function_20_Syntax"><text:span text:style-name="T145">int</text:span><text:span text:style-name="T114"> </text:span><text:span text:style-name="T101">n</text:span><text:span text:style-name="T145">)</text:span><text:span text:style-name="T114"><text:tab/></text:span><text:span text:style-name="T117">Number of </text:span><text:span text:style-name="T118">array </text:span><text:span text:style-name="T117">elements</text:span><text:span text:style-name="T114">.</text:span></text:p>
      <text:p text:style-name="Detail_20_Heading"><text:span text:style-name="T134">E</text:span>xplanation</text:p>
      <text:p text:style-name="P72">Initializes an array specified by *ot to a linked list to use as an ordering table. An ordering table consists of an array of pointers that point from one entry to the next which primitives may be registered to.</text:p>
      <text:p text:style-name="P72">This function uses DMA to clear the ordering table. It prepares a reverse order list which starts at the last entry of the array and ends at the first. This is ideal for 3D graphics as higher table entries are drawn first and lower entries are drawn last. Primitives registered to the same entry first are always drawn last.</text:p>
      <text:p text:style-name="P72">To execute and array initialized by ClearOTag(), execute DrawOTag(ot+n-1) (draw from last entry of array) since the ordering table is in reverse order.</text:p>
      <text:p text:style-name="Detail_20_Heading">See Also</text:p>
      <text:h text:style-name="P149" text:outline-level="3"><text:bookmark-start text:name="__RefHeading___Toc1367_2843400457"/>DrawOTag<text:bookmark-end text:name="__RefHeading___Toc1367_2843400457"/></text:h>
      <text:p text:style-name="Library_20_Function_20_Text">Executes an ordering table</text:p>
      <text:p text:style-name="Library_20_Info_20_1">Library<text:tab/>Header File<text:tab/><text:span text:style-name="T126">Original Code</text:span><text:tab/>Introduced<text:tab/>Documentation Date</text:p>
      <text:p text:style-name="Library_20_Info_20_2">libpsxgpu.a<text:tab/>psxgpu.h<text:tab/><text:span text:style-name="T126">No</text:span><text:tab/><text:span text:style-name="T126">0.1b</text:span><text:tab/>12/2<text:span text:style-name="T132">1</text:span>/2018</text:p>
      <text:p text:style-name="Detail_20_Heading">Syntax</text:p>
      <text:p text:style-name="P93">void DrawOTag(</text:p>
      <text:p text:style-name="Library_20_Function_20_Syntax"><text:span text:style-name="T145">unsigned int</text:span><text:span text:style-name="T114"> </text:span><text:span text:style-name="T101">*ot</text:span><text:span text:style-name="T145">)</text:span><text:span text:style-name="T114"><text:tab/></text:span><text:span text:style-name="T115">Pointer to an ordering table to execute</text:span><text:span text:style-name="T114">.</text:span></text:p>
      <text:p text:style-name="Detail_20_Heading"><text:span text:style-name="T134">E</text:span>xplanation</text:p>
      <text:p text:style-name="P72">Executes primitives <text:span text:style-name="T156">linked into</text:span> a<text:span text:style-name="T155">n</text:span> ordering table <text:span text:style-name="T156">array </text:span>specified by <text:span text:style-name="T88">*ot</text:span>.</text:p>
      <text:p text:style-name="P72">When executing an ordering table initialized by ClearOTagR(), you must specify the last entry in the array.</text:p>
      <text:p text:style-name="P72">DrawOTag() uses DMA to query primitives to the GPU and may be non-blocking during DMA page gaps. Use DrawSync() to ensure execution of the ordering table has completed.</text:p>
      <text:p text:style-name="Detail_20_Heading">See also</text:p>
      <text:h text:style-name="P149" text:outline-level="3"><text:bookmark-start text:name="__RefHeading___Toc1369_2843400457"/>DrawSync<text:bookmark-end text:name="__RefHeading___Toc1369_2843400457"/></text:h>
      <text:p text:style-name="Library_20_Function_20_Text">Waits until all GPU drawing or transfers have completed</text:p>
      <text:p text:style-name="Library_20_Info_20_1">Library<text:tab/>Header File<text:tab/><text:span text:style-name="T126">Original Code</text:span><text:tab/>Introduced<text:tab/>Documentation Date</text:p>
      <text:p text:style-name="Library_20_Info_20_2">libpsxgpu.a<text:tab/>psxgpu.h<text:tab/><text:span text:style-name="T126">No</text:span><text:tab/><text:span text:style-name="T126">0.1b</text:span><text:tab/>12/2<text:span text:style-name="T132">1</text:span>/2018</text:p>
      <text:p text:style-name="Detail_20_Heading">Syntax</text:p>
      <text:p text:style-name="P93">void DrawSync()</text:p>
      <text:p text:style-name="Detail_20_Heading"><text:span text:style-name="T134">E</text:span>xplanation</text:p>
      <text:p text:style-name="Library_20_Function_20_Text">Waits until the GPU has finished processing drawing commands or VRAM transfers.</text:p>
      <text:p text:style-name="Detail_20_Heading">Work in progress</text:p>
      <text:p text:style-name="P72">This function currently does not take an argument nor return the number of primitives left as it would in the official SDK. There’s no timeout when the GPU freezes when it runs into a bad primitive.</text:p>
      <text:h text:style-name="P151" text:outline-level="3"><text:bookmark-start text:name="__RefHeading___Toc2260_2052515328"/>GetTimInfo<text:bookmark-end text:name="__RefHeading___Toc2260_2052515328"/></text:h>
      <text:p text:style-name="P77">Get image information of a TIM image file</text:p>
      <text:p text:style-name="P61">Library<text:tab/>Header File<text:tab/>Original Code<text:tab/>Introduced<text:tab/>Documentation Date</text:p>
      <text:p text:style-name="P53">libpsxgpu.a<text:tab/>psxgpu.h<text:tab/><text:span text:style-name="T175">Yes</text:span><text:tab/>0.1<text:span text:style-name="T175">b</text:span><text:tab/>02/02/2019</text:p>
      <text:p text:style-name="P42">Syntax</text:p>
      <text:p text:style-name="P93">int GetTimInfo(</text:p>
      <text:p text:style-name="Library_20_Function_20_Syntax"><text:span text:style-name="T144">unsigned int</text:span> <text:span text:style-name="T88">*tim</text:span>, <text:tab/><text:span text:style-name="T170">Pointer to a TIM image file.</text:span></text:p>
      <text:p text:style-name="P98"><text:span text:style-name="T171"><text:bookmark-ref text:reference-format="text" text:ref-name="__RefHeading___Toc1760_2052515328">TIM_IMAGE</text:bookmark-ref></text:span><text:span text:style-name="T171"><text:bookmark-ref text:reference-format="chapter" text:ref-name="__RefHeading___Toc1760_2052515328"/></text:span><text:s/><text:span text:style-name="T88">*</text:span><text:span text:style-name="T91">timimg</text:span><text:span text:style-name="T144">);</text:span><text:tab/><text:span text:style-name="T170">Pointer to a </text:span><text:span text:style-name="T172"><text:bookmark-ref text:reference-format="text" text:ref-name="__RefHeading___Toc1760_2052515328">TIM_IMAGE</text:bookmark-ref></text:span><text:span text:style-name="T172"><text:bookmark-ref text:reference-format="chapter" text:ref-name="__RefHeading___Toc1760_2052515328"/></text:span><text:span text:style-name="T170"><text:s/>structure.</text:span></text:p>
      <text:p text:style-name="P42">Explanation</text:p>
      <text:p text:style-name="P78">Sets the members of the <text:span text:style-name="T176">specified </text:span><text:span text:style-name="T172"><text:bookmark-ref text:reference-format="text" text:ref-name="__RefHeading___Toc1760_2052515328">TIM_IMAGE</text:bookmark-ref></text:span><text:span text:style-name="T176"><text:s/>structure to the relevant image parameters inside a TIM image file specified by </text:span><text:span text:style-name="T90">*tim</text:span><text:span text:style-name="T176">.</text:span></text:p>
      <text:p text:style-name="P43">Return value</text:p>
      <text:p text:style-name="P79">0: success, 1: invalid file ID, 2: unsupported TIM version</text:p>
      <text:h text:style-name="P152" text:outline-level="3">GetVideoMode</text:h>
      <text:p text:style-name="P90">Gets the current video standard mode</text:p>
      <text:p text:style-name="P65">Library<text:tab/>Header File<text:tab/>Original Code<text:tab/>Introduced<text:tab/>Documentation Date</text:p>
      <text:p text:style-name="P57">libpsxgpu.a<text:tab/>psxgpu.h<text:tab/>No<text:tab/>0.1b<text:tab/>2/2/2019</text:p>
      <text:p text:style-name="P47">Syntax</text:p>
      <text:p text:style-name="P68">int GetVideoMode()</text:p>
      <text:p text:style-name="P47">Explanation</text:p>
      <text:p text:style-name="P90">Returns the current video standard mode.</text:p>
      <text:p text:style-name="P48">Differences</text:p>
      <text:p text:style-name="P91">Unlike the official libraries, this function returns the video mode standard currently set (ie. If this function is called on a PAL machine while in a PAL display mode, it returns 1).</text:p>
      <text:p text:style-name="P47">Returns</text:p>
      <text:p text:style-name="P90"><text:span text:style-name="T181">MODE_NTSC</text:span>: NTSC, <text:span text:style-name="T181">MODE_PAL</text:span>: PAL</text:p>
      <text:p text:style-name="P49">See also</text:p>
      <text:p text:style-name="P92"/>
      <text:h text:style-name="P153" text:outline-level="3"><text:bookmark-start text:name="__RefHeading___Toc4630_874444507"/>LoadImage<text:bookmark-end text:name="__RefHeading___Toc4630_874444507"/></text:h>
      <text:p text:style-name="P70">Upload image data to VRAM.</text:p>
      <text:p text:style-name="P59">Library<text:tab/>Header File<text:tab/>Original Code<text:tab/>Introduced<text:tab/>Documentation Date</text:p>
      <text:p text:style-name="P51">libpsxgpu.a<text:tab/>psxgpu.h<text:tab/>No<text:tab/>0.1b<text:tab/>12/21/2018</text:p>
      <text:p text:style-name="P38">Syntax</text:p>
      <text:p text:style-name="P93">void LoadImage(</text:p>
      <text:p text:style-name="Library_20_Function_20_Syntax"><text:span text:style-name="T144">RECT</text:span> <text:span text:style-name="T88">*rect</text:span>,<text:tab/>Pointer to a RECT specifying VRAM destination coordinates.</text:p>
      <text:p text:style-name="Library_20_Function_20_Syntax"><text:span text:style-name="T144">int</text:span> <text:span text:style-name="T88">n</text:span>)<text:tab/>Pointer to source image data.</text:p>
      <text:p text:style-name="P38">Explanation</text:p>
      <text:p text:style-name="P71">Uploads image data from the source address *data to VRAM. The image size and destination offset in VRAM is specified by *rect using a RECT object.</text:p>
      <text:p text:style-name="P71">LoadImage() uses DMA to upload data to VRAM at high speed and may be non-blocking. Use DrawSync() to ensure DMA transfer has completed. Using DrawSync() when uploading multiple images at once is not necessary as LoadImage() will wait for a previous transfer to complete.</text:p>
      <text:p text:style-name="P71">If you want to upload a texture image on every frame in a real time sequence it is best to perform the upload after DrawSync() and Vsync().</text:p>
      <text:p text:style-name="Detail_20_Heading">See also</text:p>
      <text:h text:style-name="P149" text:outline-level="3"><text:bookmark-start text:name="__RefHeading___Toc1371_2843400457"/>ResetGraph<text:bookmark-end text:name="__RefHeading___Toc1371_2843400457"/></text:h>
      <text:p text:style-name="Library_20_Function_20_Text">Resets the graphics subsystem.</text:p>
      <text:p text:style-name="Library_20_Info_20_1">Library<text:tab/>Header File<text:tab/><text:span text:style-name="T140">Original Code</text:span><text:tab/>Introduced<text:tab/>Documentation Date</text:p>
      <text:p text:style-name="Library_20_Info_20_2">libpsxgpu.a<text:tab/>psxgpu.h<text:tab/><text:span text:style-name="T141">No<text:tab/>0.1b</text:span><text:tab/>12/2<text:span text:style-name="T138">8</text:span>/2018</text:p>
      <text:p text:style-name="Detail_20_Heading">Syntax</text:p>
      <text:p text:style-name="P93">void ResetGraph(</text:p>
      <text:p text:style-name="Library_20_Function_20_Syntax"><text:span text:style-name="T153">int </text:span><text:span text:style-name="T103">mode</text:span><text:span text:style-name="T153">)</text:span><text:span text:style-name="T107"><text:tab/></text:span><text:span text:style-name="T119">Reset mode</text:span><text:span text:style-name="T111">.</text:span></text:p>
      <text:p text:style-name="Detail_20_Heading"><text:span text:style-name="T134">E</text:span>xplanation</text:p>
      <text:p text:style-name="P72">Resets the GPU and interrupt subsystem according to <text:span text:style-name="T88">mode</text:span><text:span text:style-name="T2">.</text:span></text:p>
      <text:p text:style-name="P72"><text:span text:style-name="T2">When this function is first called it calls BIOS functions SetDefaultExitFromException(), ChangeClearPad(), ChangeClearRCnt() and _96_</text:span><text:span text:style-name="T37">remove() and installs its own event handler for RCntCNT3 used for VSync.</text:span></text:p>
      <text:p text:style-name="P34">Mode<text:tab/>Operation</text:p>
      <text:p text:style-name="P35">0<text:tab/>Resets the GPU completely including the video mode and <text:tab/><text:span text:style-name="T139">turns off the display</text:span>.</text:p>
      <text:p text:style-name="P35">1<text:tab/>Cancels any DMA transfer and resets the command buffer.</text:p>
      <text:p text:style-name="P35">3<text:tab/>Resets the command buffer.</text:p>
      <text:p text:style-name="Detail_20_Heading">Work in progress</text:p>
      <text:p text:style-name="P107"><text:span text:style-name="T12">There’s currently no way of removing the event installed by ResetGraph() which may be necessary for loaders. The way the VSync interrupt handler is installed is also not the same as the one in the official library </text:span><text:span text:style-name="T16">(ResetGraph() in official libraries does not install an event handler).</text:span></text:p>
      <text:h text:style-name="P159" text:outline-level="3"><text:span text:style-name="T16">S</text:span><text:span text:style-name="T2">etVideoMode</text:span></text:h>
      <text:p text:style-name="P92">Sets the video standard mode</text:p>
      <text:p text:style-name="P66">Library<text:tab/>Header File<text:tab/>Original Code<text:tab/>Introduced<text:tab/>Documentation Date</text:p>
      <text:p text:style-name="P58">libpsxgpu.a<text:tab/>psxgpu.h<text:tab/>No<text:tab/>0.1b<text:tab/>2/2/2019</text:p>
      <text:p text:style-name="P49">Syntax</text:p>
      <text:p text:style-name="P93">void SetVideoMode(</text:p>
      <text:p text:style-name="Library_20_Function_20_Syntax"><text:span text:style-name="T38">int</text:span> <text:span text:style-name="T88">mode</text:span><text:span text:style-name="T144">)</text:span><text:span text:style-name="T106"><text:tab/></text:span><text:span text:style-name="T122">Video standard mode to set.</text:span></text:p>
      <text:p text:style-name="P49">Explanation</text:p>
      <text:p text:style-name="P92">Sets the video signaling standard by <text:span text:style-name="T88">mode</text:span><text:span text:style-name="T2"> (MODE_NTSC for NTSC or MODE_PAL for PAL).</text:span></text:p>
      <text:h text:style-name="P160" text:outline-level="3"><text:bookmark-start text:name="__RefHeading___Toc4632_874444507"/><text:span text:style-name="T2">VSync</text:span><text:bookmark-end text:name="__RefHeading___Toc4632_874444507"/></text:h>
      <text:p text:style-name="P73">Waits for vertical retrace.</text:p>
      <text:p text:style-name="Library_20_Info_20_1">Library<text:tab/>Header File<text:tab/>Original Code<text:tab/>Introduced<text:tab/>Documentation Date</text:p>
      <text:p text:style-name="P50">libpsxgpu.a<text:tab/>psxgpu.h<text:tab/>No<text:tab/>0.1b<text:tab/>12/<text:span text:style-name="T143">21</text:span>/2018</text:p>
      <text:p text:style-name="P36">Syntax</text:p>
      <text:p text:style-name="P67">void V<text:span text:style-name="T142">S</text:span>ync()</text:p>
      <text:p text:style-name="P36">Explanation</text:p>
      <text:p text:style-name="P69">Waits until a vertical retrace occurs. In a<text:span text:style-name="T159">n</text:span> interlaced video mode it additionally waits if the GPU is currently displaying odd or even rows of the frame buffer which alternates on every call of Vsync.</text:p>
      <text:p text:style-name="P83">If a callback function is set, the callback function is executed first before this function completes.</text:p>
      <text:p text:style-name="P37">Work in progress notes</text:p>
      <text:p text:style-name="P69">This function currently does not take an argument for retrieving VSync counter values and waiting until a number of VSyncs have passed as it would on the official SDK.</text:p>
      <text:p text:style-name="P37">See also</text:p>
      <text:p text:style-name="P82"><text:bookmark-ref text:reference-format="text" text:ref-name="__RefHeading___Toc2228_2052515328">VSyncCallback</text:bookmark-ref><text:span text:style-name="T177">()</text:span></text:p>
      <text:h text:style-name="P154" text:outline-level="3"><text:bookmark-start text:name="__RefHeading___Toc2228_2052515328"/><text:span text:style-name="T16">V</text:span><text:span text:style-name="T19">S</text:span><text:span text:style-name="T2">ync</text:span><text:span text:style-name="T19">Callback</text:span><text:bookmark-end text:name="__RefHeading___Toc2228_2052515328"/></text:h>
      <text:p text:style-name="P80">Sets a specified function to be executed on every vertical blanking period.</text:p>
      <text:p text:style-name="P62">Library<text:tab/>Header<text:tab/>Original Code<text:tab/>Introduced<text:tab/>Documentation Date</text:p>
      <text:p text:style-name="P54">liblibpsxgpu.a<text:tab/>psxgpu.h<text:tab/>No<text:tab/>0.1b<text:tab/>2/2/2019</text:p>
      <text:p text:style-name="P44">Syntax</text:p>
      <text:p text:style-name="P93">void VsyncCallback(</text:p>
      <text:p text:style-name="Library_20_Function_20_Syntax"><text:span text:style-name="T144">void</text:span> <text:span text:style-name="T88">(*func)()</text:span><text:span text:style-name="T144">);</text:span><text:span text:style-name="T106"><text:tab/></text:span><text:span text:style-name="T120">Pointer to a callback function</text:span></text:p>
      <text:p text:style-name="P44">Explanation</text:p>
      <text:p text:style-name="P80">Sets a callback function specified by <text:span text:style-name="T88">*func</text:span><text:span text:style-name="T2"> to be executed on every vertical blanking period. Setting 0 will disable a previously specified callback function.</text:span></text:p>
      <text:p text:style-name="P80"><text:span text:style-name="T2">Because the callback function is executed during a critical section on every vertical blank, it is necessary to </text:span><text:span text:style-name="T20">finish any processing </text:span><text:span text:style-name="T2">quickly. </text:span><text:span text:style-name="T21">Or an interrupt deadlock will occur (exception handler finishes but </text:span><text:span text:style-name="T23">a </text:span><text:span text:style-name="T21">vblank has passed </text:span><text:span text:style-name="T22">so the system enters exception handling again</text:span><text:span text:style-name="T21">).</text:span></text:p>
      <text:p text:style-name="P81"><text:span text:style-name="T21">I</text:span><text:span text:style-name="T2">t is recommended to define any variable manipulated by </text:span><text:span text:style-name="T24">a</text:span><text:span text:style-name="T2"> callback function as </text:span><text:span text:style-name="T38">volatile</text:span><text:span text:style-name="T39"> to make sure that any code </text:span><text:span text:style-name="T40">reading the variable </text:span><text:span text:style-name="T39">outside the callback handler will always read the </text:span><text:span text:style-name="T40">variable for </text:span><text:span text:style-name="T39">changes.</text:span></text:p>
      <text:p text:style-name="P130">See also</text:p>
      <text:p text:style-name="Library_20_Function_20_Text"><text:span text:style-name="T171"><text:bookmark-ref text:reference-format="text" text:ref-name="__RefHeading___Toc4632_874444507">VSync</text:bookmark-ref></text:span><text:span text:style-name="T173">()</text:span></text:p>
      <text:h text:style-name="P114" text:outline-level="2"><text:bookmark-start text:name="__RefHeading___Toc2914_2052515328"/>Macros<text:bookmark-end text:name="__RefHeading___Toc2914_2052515328"/></text:h>
      <text:h text:style-name="P148" text:outline-level="3"><text:bookmark-start text:name="__RefHeading___Toc2916_2052515328"/>addPrim<text:bookmark-end text:name="__RefHeading___Toc2916_2052515328"/></text:h>
      <text:p text:style-name="P84">Register a primitive to an ordering table</text:p>
      <text:p text:style-name="P63">Library<text:tab/>Header File<text:tab/>Original Code<text:tab/>Introduced<text:tab/>Documentation Date</text:p>
      <text:p text:style-name="P55">libpsxgpu.a<text:tab/>psxgpu.h<text:tab/>No<text:tab/>0.1b<text:tab/>2/2/2019</text:p>
      <text:p text:style-name="P45">Syntax</text:p>
      <text:p text:style-name="P93">addPrim(</text:p>
      <text:p text:style-name="Library_20_Function_20_Syntax"><text:span text:style-name="T88">ot,</text:span><text:tab/><text:tab/><text:span text:style-name="T178">Pointer to an ordering table element.</text:span></text:p>
      <text:p text:style-name="Library_20_Function_20_Syntax"><text:span text:style-name="T88">pri</text:span><text:span text:style-name="T144">);<text:tab/></text:span><text:span text:style-name="T106"><text:tab/></text:span><text:span text:style-name="T121">Pointer to a primitive to register.</text:span></text:p>
      <text:p text:style-name="P45">Explanation</text:p>
      <text:p text:style-name="P85">Registers a primitive specified by <text:span text:style-name="T88">pri</text:span><text:span text:style-name="T2"> to an ordering table </text:span><text:span text:style-name="T25">or another primitive </text:span><text:span text:style-name="T2">specified by </text:span><text:span text:style-name="T88">ot</text:span><text:span text:style-name="T2">. </text:span><text:span text:style-name="T26">The pointers of both the specified ordering table element and primitive are manipulated in such a way that the primitive is linked to the ordering table chain.</text:span></text:p>
      <text:p text:style-name="P86"><text:span text:style-name="T2">There’s a common misconception where you can only sort one primitive per ordering table element at a time otherwise it would corrupt the ordering table. This is not the case in reality as adding a primitive to an ordering table element that has a primitive already registered to it will get append to the chain. </text:span><text:span text:style-name="T27">This can be done safely any number of times.</text:span></text:p>
      <text:p text:style-name="P87"><text:span text:style-name="T27">T</text:span><text:span text:style-name="T28">his misconception probably came from </text:span><text:span text:style-name="T30">a misunderstanding of</text:span><text:span text:style-name="T28"> this statement in the official library documents:</text:span></text:p>
      <text:p text:style-name="P87"><text:span text:style-name="T92">“</text:span><text:span text:style-name="T88">A primitive may be added to a primitive list only once in the same frame. Attempting to add it multiple times in the same frame results in a corrupted list.</text:span><text:span text:style-name="T92">”</text:span></text:p>
      <text:p text:style-name="P88"><text:span text:style-name="T32">It </text:span><text:span text:style-name="T2">likely </text:span><text:span text:style-name="T32">meant </text:span><text:span text:style-name="T2">that a primitive that had already been added to an ordering table </text:span><text:span text:style-name="T29">can’t </text:span><text:span text:style-name="T2">be added to the ordering table again, only new</text:span><text:span text:style-name="T29"> </text:span><text:span text:style-name="T2">primitives </text:span><text:span text:style-name="T29">that have not been previously registered </text:span><text:span text:style-name="T2">can be </text:span><text:span text:style-name="T29">safely </text:span><text:span text:style-name="T31">added</text:span><text:span text:style-name="T2">.</text:span></text:p>
      <text:h text:style-name="P155" text:outline-level="3"><text:bookmark-start text:name="__RefHeading___Toc2918_2052515328"/>setVector<text:bookmark-end text:name="__RefHeading___Toc2918_2052515328"/></text:h>
      <text:p text:style-name="Library_20_Function_20_Text">Set elements of a vector</text:p>
      <text:p text:style-name="P64">Library<text:tab/>Header File<text:tab/>Original Code<text:tab/>Introduced<text:tab/>Documentation Date</text:p>
      <text:p text:style-name="P56">libpsxgpu.a<text:tab/>psxgpu.h<text:tab/>No<text:tab/>0.1b<text:tab/>2/2/2019</text:p>
      <text:p text:style-name="P46">Syntax</text:p>
      <text:p text:style-name="P93">setVector(</text:p>
      <text:p text:style-name="Library_20_Function_20_Syntax"><text:span text:style-name="T88">*p,<text:tab/></text:span><text:tab/><text:span text:style-name="T179">Pointer to a vector.</text:span></text:p>
      <text:p text:style-name="Library_20_Function_20_Syntax"><text:span text:style-name="T88">x, y, z</text:span><text:span text:style-name="T144">);</text:span><text:tab/><text:span text:style-name="T179">Coordinate values.</text:span></text:p>
      <text:p text:style-name="P46">Explanation</text:p>
      <text:p text:style-name="P89">Sets the (x, y, z) elements of a VECTOR or SVECTOR structure <text:span text:style-name="T180">defined in psxgte.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Caladea" svg:font-family="Caladea" style:font-family-generic="roman"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in" loext:contextual-spacing="false" fo:line-height="100%" style:page-number="auto" style:writing-mode="page"/>
      <style:text-properties style:font-name="Liberation Sans1" fo:font-family="'Liberation Sans'" style:font-style-name="Regular" style:font-family-generic="swiss" style:font-pitch="variable" fo:font-size="10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master-page-name="">
      <loext:graphic-properties draw:fill="none" draw:fill-color="#729fcf"/>
      <style:paragraph-properties fo:text-align="start" style:justify-single-word="false" style:page-number="auto" fo:background-color="transparent" style:shadow="none">
        <style:tab-stops/>
      </style:paragraph-properties>
      <style:text-properties fo:font-size="24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padding="0in" fo:border="none" style:shadow="none" style:writing-mode="page"/>
      <style:text-properties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9193in" style:type="right" style:leader-style="dotted" style:leader-text="."/>
        </style:tab-stops>
      </style:paragraph-properties>
      <style:text-properties style:font-name="Liberation Sans1" fo:font-family="'Liberatio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line-height="100%" fo:text-indent="0in" style:auto-text-indent="false" style:writing-mode="page">
        <style:tab-stops>
          <style:tab-stop style:position="6.7228in" style:type="right" style:leader-style="dotted" style:leader-text="."/>
        </style:tab-stops>
      </style:paragraph-properties>
      <style:text-properties style:font-name="Liberation Sans1" fo:font-family="'Liberation Sans'" style:font-style-name="Regular" style:font-family-generic="swiss" style:font-pitch="variable" fo:font-size="10pt"/>
    </style:style>
    <style:style style:name="Header" style:family="paragraph" style:parent-style-name="Standard" style:class="extra">
      <loext:graphic-properties draw:fill="none" draw:fill-color="#729fcf"/>
      <style:paragraph-properties fo:background-color="transparent" style:shadow="none" text:number-lines="false" text:line-number="0" style:writing-mode="page">
        <style:tab-stops>
          <style:tab-stop style:position="3.4598in" style:type="center"/>
          <style:tab-stop style:position="6.9193in" style:type="right"/>
        </style:tab-stops>
      </style:paragraph-properties>
      <style:text-properties style:font-name="Liberation Sans1" fo:font-family="'Liberation Sans'" style:font-style-name="Regular" style:font-family-generic="swiss" style:font-pitch="variable" fo:font-size="10.5pt" fo:font-weight="normal" style:font-size-asian="10.5pt"/>
    </style:style>
    <style:style style:name="Footer" style:family="paragraph" style:parent-style-name="Standard" style:class="extra">
      <style:paragraph-properties text:number-lines="false" text:line-number="0" style:writing-mode="page">
        <style:tab-stops>
          <style:tab-stop style:position="3.4598in" style:type="center"/>
          <style:tab-stop style:position="6.9193in" style:type="right"/>
        </style:tab-stops>
      </style:paragraph-properties>
      <style:text-properties style:font-name="Liberation Sans1" fo:font-family="'Liberation Sans'" style:font-style-name="Regular" style:font-family-generic="swiss" style:font-pitch="variable" fo:font-size="10.5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top="0.1in" fo:margin-bottom="0.1in" loext:contextual-spacing="false" fo:line-height="100%" style:page-number="auto" fo:background-color="transparent" style:shadow="none" style:writing-mode="page">
        <style:tab-stops/>
      </style:paragraph-properties>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writing-mode="page">
        <style:tab-stops>
          <style:tab-stop style:position="6.5264in" style:type="right" style:leader-style="dotted" style:leader-text="."/>
        </style:tab-stops>
      </style:paragraph-properties>
      <style:text-properties style:font-name="Liberation Sans1" fo:font-family="'Liberation Sans'" style:font-style-name="Regular" style:font-family-generic="swiss" style:font-pitch="variable" fo:font-size="10pt"/>
    </style:style>
    <style:style style:name="Figure" style:family="paragraph" style:parent-style-name="Caption" style:class="extra">
      <style:text-properties style:font-name="Liberation Sans2" fo:font-family="'Liberation Sans'" style:font-style-name="Italic" style:font-family-generic="swiss" style:font-pitch="variable" fo:font-size="10pt" style:font-weight-asian="normal" style:font-weight-complex="normal"/>
    </style:style>
    <style:style style:name="Frame_20_contents" style:display-name="Frame contents" style:family="paragraph" style:parent-style-name="Standard" style:class="extra"/>
    <style:style style:name="Code_20_block" style:display-name="Code block" style:family="paragraph" style:parent-style-name="Text_20_body" style:master-page-name="">
      <loext:graphic-properties draw:fill="solid" draw:fill-color="#eeeeee"/>
      <style:paragraph-properties fo:margin-left="0.25in" fo:margin-right="0in" fo:margin-top="0in" fo:margin-bottom="0in" loext:contextual-spacing="true" fo:line-height="100%" fo:text-indent="0in" style:auto-text-indent="false" style:page-number="auto" fo:background-color="#eeeeee" fo:padding="0.0201in" fo:border="0.06pt solid #000000" style:shadow="none" style:writing-mode="page">
        <style:tab-stops/>
      </style:paragraph-properties>
      <style:text-properties style:font-name="Liberation Mono" fo:font-family="'Liberation Mono'" style:font-family-generic="modern" style:font-pitch="fixed" fo:font-size="8pt" officeooo:rsid="00cad948" style:font-size-asian="10.5pt"/>
    </style:style>
    <style:style style:name="Detail_20_Heading" style:display-name="Detail Heading" style:family="paragraph" style:parent-style-name="Text_20_body" style:next-style-name="Library_20_Function_20_Text" style:master-page-name="">
      <loext:graphic-properties draw:fill="solid" draw:fill-color="#dddddd"/>
      <style:paragraph-properties fo:margin-left="0.5in" fo:margin-right="0.5in" fo:margin-top="0in" fo:margin-bottom="0in" loext:contextual-spacing="false" fo:line-height="150%" fo:text-indent="0in" style:auto-text-indent="false" style:page-number="auto" fo:background-color="#dddddd" fo:padding="0.0201in" fo:border="0.06pt solid #dddddd" style:shadow="none" style:writing-mode="page">
        <style:tab-stops/>
      </style:paragraph-properties>
      <style:text-properties fo:letter-spacing="normal" fo:font-weight="bold" fo:background-color="transparent" style:font-size-asian="10.5pt"/>
    </style:style>
    <style:style style:name="Library_20_Info_20_1" style:display-name="Library Info 1" style:family="paragraph" style:parent-style-name="Text_20_body" style:next-style-name="Library_20_Info_20_2" style:master-page-name="">
      <loext:graphic-properties draw:fill="solid" draw:fill-color="#dddddd"/>
      <style:paragraph-properties fo:margin-left="0.5in" fo:margin-right="0.5in" fo:margin-top="0in" fo:margin-bottom="0in" loext:contextual-spacing="false" fo:text-indent="0in" style:auto-text-indent="false" style:page-number="auto" fo:background-color="#dddddd" fo:padding="0.0402in" fo:border="0.06pt solid #000000" style:shadow="none" style:writing-mode="page">
        <style:tab-stops>
          <style:tab-stop style:position="1in"/>
          <style:tab-stop style:position="2in"/>
          <style:tab-stop style:position="3.5in"/>
          <style:tab-stop style:position="4.5in"/>
        </style:tab-stops>
      </style:paragraph-properties>
      <style:text-properties style:font-size-asian="10.5pt"/>
    </style:style>
    <style:style style:name="Library_20_Info_20_2" style:display-name="Library Info 2" style:family="paragraph" style:parent-style-name="Library_20_Info_20_1" style:next-style-name="Detail_20_Heading" style:master-page-name="">
      <loext:graphic-properties draw:fill="none" draw:fill-color="#729fcf"/>
      <style:paragraph-properties fo:margin-top="0in" fo:margin-bottom="0.1in" loext:contextual-spacing="false" style:page-number="auto" fo:background-color="transparent" fo:padding="0.0402in" fo:border-left="0.06pt solid #000000" fo:border-right="0.06pt solid #000000" fo:border-top="none" fo:border-bottom="0.06pt solid #000000" style:writing-mode="page"/>
      <style:text-properties fo:font-style="italic" style:font-size-asian="10.5pt"/>
    </style:style>
    <style:style style:name="Library_20_Function_20_Heading" style:display-name="Library Function Heading" style:family="paragraph" style:parent-style-name="Heading_20_3" style:next-style-name="Library_20_Function_20_Text" style:default-outline-level="" style:list-style-name="" style:class="chapter" style:master-page-name="">
      <style:paragraph-properties fo:margin-left="0.5in" fo:margin-right="0.5in" fo:text-indent="0in" style:auto-text-indent="false" style:page-number="auto" style:shadow="none" style:writing-mode="page">
        <style:tab-stops/>
      </style:paragraph-properties>
      <style:text-properties style:font-size-asian="10.5pt"/>
    </style:style>
    <style:style style:name="Library_20_Function_20_Text" style:display-name="Library Function Text" style:family="paragraph" style:parent-style-name="Text_20_body" style:master-page-name="">
      <loext:graphic-properties draw:fill="none" draw:fill-color="#729fcf"/>
      <style:paragraph-properties fo:margin-left="0.5in" fo:margin-right="0.5in" fo:margin-top="0in" fo:margin-bottom="0.1in" loext:contextual-spacing="false" fo:text-indent="0in" style:auto-text-indent="false" style:page-number="auto" fo:background-color="transparent" style:shadow="none" style:writing-mode="page">
        <style:tab-stops/>
      </style:paragraph-properties>
      <style:text-properties style:font-size-asian="10.5pt"/>
    </style:style>
    <style:style style:name="Library_20_Function_20_Syntax" style:display-name="Library Function Syntax" style:family="paragraph" style:parent-style-name="Text_20_body" style:master-page-name="">
      <style:paragraph-properties fo:margin-left="0.5in" fo:margin-right="0.5in" fo:margin-top="0in" fo:margin-bottom="0.1in" loext:contextual-spacing="true" fo:text-indent="0in" style:auto-text-indent="false" style:page-number="auto" style:writing-mode="page">
        <style:tab-stops>
          <style:tab-stop style:position="0.25in"/>
          <style:tab-stop style:position="2in"/>
        </style:tab-stops>
      </style:paragraph-properties>
      <style:text-properties style:font-size-asian="10.5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7660e" officeooo:paragraph-rsid="0027660e"/>
    </style:style>
    <style:style style:name="MT1" style:family="text">
      <style:text-properties officeooo:rsid="00c51abb"/>
    </style:style>
    <style:page-layout style:name="Mpm1">
      <style:page-layout-properties fo:page-width="8.5in" fo:page-height="11in" style:num-format="1" style:print-orientation="portrait" fo:margin-top="0.7874in" fo:margin-bottom="0.7874in" fo:margin-left="0.7902in" fo:margin-right="0.7902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902in" fo:margin-right="0.7902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902in" fo:margin-right="0.7902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next-style-name="Left_20_Page">
      <style:header>
        <text:p text:style-name="Header"/>
      </style:header>
    </style:master-page>
    <style:master-page style:name="First_20_Page" style:display-name="First Page" style:page-layout-name="Mpm2"/>
    <style:master-page style:name="Right_20_Page" style:display-name="Right Page" style:page-layout-name="Mpm3" style:next-style-name="Left_20_Page">
      <style:header>
        <text:p text:style-name="Header"><text:page-number text:select-page="current">29</text:page-number><text:tab/><text:tab/><text:chapter text:display="name" text:outline-level="1">Chapter 1: Graphics Library</text:chapter></text:p>
      </style:header>
      <style:footer>
        <text:p text:style-name="Footer"><text:tab/><text:span text:style-name="MT1">INCONSEQUENTIAL<text:tab/>LibPSn00b Library Reference</text:span></text:p>
      </style:footer>
    </style:master-page>
    <style:master-page style:name="Left_20_Page" style:display-name="Left Page" style:page-layout-name="Mpm4" style:next-style-name="Right_20_Page">
      <style:header>
        <text:p text:style-name="Header"><text:chapter text:display="name" text:outline-level="1">Chapter 1: Graphics Library</text:chapter><text:tab/><text:tab/><text:page-number text:select-page="current">28</text:page-number></text:p>
      </style:header>
      <style:footer>
        <text:p text:style-name="MP1">LibPSn00b Library Reference<text:tab/><text:span text:style-name="MT1">INCONSEQUENTIAL</text:span></text:p>
      </style:footer>
    </style:master-page>
    <style:master-page style:name="Index" style:page-layout-name="Mpm2"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5:44:20.314000000</meta:creation-date>
    <dc:date>2019-05-23T10:45:14.242000000</dc:date>
    <meta:editing-duration>PT9H27M</meta:editing-duration>
    <meta:editing-cycles>187</meta:editing-cycles>
    <meta:generator>LibreOffice/6.2.2.2$Windows_X86_64 LibreOffice_project/2b840030fec2aae0fd2658d8d4f9548af4e3518d</meta:generator>
    <meta:document-statistic meta:table-count="0" meta:image-count="0" meta:object-count="0" meta:page-count="33" meta:paragraph-count="445" meta:word-count="4527" meta:character-count="28097" meta:non-whitespace-character-count="23848"/>
  </office:meta>
</office:document-meta>
</file>